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cm"/>
    </style:style>
    <style:style style:name="co2" style:family="table-column">
      <style:table-column-properties fo:break-before="auto" style:column-width="0.827cm"/>
    </style:style>
    <style:style style:name="co3" style:family="table-column">
      <style:table-column-properties fo:break-before="auto" style:column-width="1.896cm"/>
    </style:style>
    <style:style style:name="co4" style:family="table-column">
      <style:table-column-properties fo:break-before="auto" style:column-width="2.932cm"/>
    </style:style>
    <style:style style:name="co5" style:family="table-column">
      <style:table-column-properties fo:break-before="auto" style:column-width="3.53cm"/>
    </style:style>
    <style:style style:name="co6" style:family="table-column">
      <style:table-column-properties fo:break-before="auto" style:column-width="8.209cm"/>
    </style:style>
    <style:style style:name="co7" style:family="table-column">
      <style:table-column-properties fo:break-before="auto" style:column-width="16.868cm"/>
    </style:style>
    <style:style style:name="co8" style:family="table-column">
      <style:table-column-properties fo:break-before="auto" style:column-width="2.57cm"/>
    </style:style>
    <style:style style:name="co9" style:family="table-column">
      <style:table-column-properties fo:break-before="auto" style:column-width="17.48cm"/>
    </style:style>
    <style:style style:name="co10" style:family="table-column">
      <style:table-column-properties fo:break-before="auto" style:column-width="4.09cm"/>
    </style:style>
    <style:style style:name="co11" style:family="table-column">
      <style:table-column-properties fo:break-before="auto" style:column-width="3.99cm"/>
    </style:style>
    <style:style style:name="co12" style:family="table-column">
      <style:table-column-properties fo:break-before="auto" style:column-width="2.258cm"/>
    </style:style>
    <style:style style:name="co13" style:family="table-column">
      <style:table-column-properties fo:break-before="auto" style:column-width="3.087cm"/>
    </style:style>
    <style:style style:name="co14" style:family="table-column">
      <style:table-column-properties fo:break-before="auto" style:column-width="8.65cm"/>
    </style:style>
    <style:style style:name="co15" style:family="table-column">
      <style:table-column-properties fo:break-before="auto" style:column-width="3.217cm"/>
    </style:style>
    <style:style style:name="co16" style:family="table-column">
      <style:table-column-properties fo:break-before="auto" style:column-width="2.48cm"/>
    </style:style>
    <style:style style:name="co17" style:family="table-column">
      <style:table-column-properties fo:break-before="auto" style:column-width="9.999cm"/>
    </style:style>
    <style:style style:name="co18" style:family="table-column">
      <style:table-column-properties fo:break-before="auto" style:column-width="2.028cm"/>
    </style:style>
    <style:style style:name="co19" style:family="table-column">
      <style:table-column-properties fo:break-before="auto" style:column-width="3.773cm"/>
    </style:style>
    <style:style style:name="co20" style:family="table-column">
      <style:table-column-properties fo:break-before="auto" style:column-width="2.531cm"/>
    </style:style>
    <style:style style:name="co21" style:family="table-column">
      <style:table-column-properties fo:break-before="auto" style:column-width="1.963cm"/>
    </style:style>
    <style:style style:name="co22" style:family="table-column">
      <style:table-column-properties fo:break-before="auto" style:column-width="4.389cm"/>
    </style:style>
    <style:style style:name="co23" style:family="table-column">
      <style:table-column-properties fo:break-before="auto" style:column-width="6.735cm"/>
    </style:style>
    <style:style style:name="co24" style:family="table-column">
      <style:table-column-properties fo:break-before="auto" style:column-width="9.835cm"/>
    </style:style>
    <style:style style:name="co25" style:family="table-column">
      <style:table-column-properties fo:break-before="auto" style:column-width="1.591cm"/>
    </style:style>
    <style:style style:name="co26" style:family="table-column">
      <style:table-column-properties fo:break-before="auto" style:column-width="7.345cm"/>
    </style:style>
    <style:style style:name="co27" style:family="table-column">
      <style:table-column-properties fo:break-before="auto" style:column-width="6.406cm"/>
    </style:style>
    <style:style style:name="ro1" style:family="table-row">
      <style:table-row-properties style:row-height="0.997cm" fo:break-before="auto" style:use-optimal-row-height="false"/>
    </style:style>
    <style:style style:name="ro2" style:family="table-row">
      <style:table-row-properties style:row-height="1.468cm" fo:break-before="auto" style:use-optimal-row-height="true"/>
    </style:style>
    <style:style style:name="ro3" style:family="table-row">
      <style:table-row-properties style:row-height="0.997cm" fo:break-before="auto" style:use-optimal-row-height="true"/>
    </style:style>
    <style:style style:name="ro4" style:family="table-row">
      <style:table-row-properties style:row-height="0.788cm" fo:break-before="auto" style:use-optimal-row-height="true"/>
    </style:style>
    <style:style style:name="ro5" style:family="table-row">
      <style:table-row-properties style:row-height="0.58cm" fo:break-before="auto" style:use-optimal-row-height="true"/>
    </style:style>
    <style:style style:name="ro6" style:family="table-row">
      <style:table-row-properties style:row-height="1.413cm" fo:break-before="auto" style:use-optimal-row-height="true"/>
    </style:style>
    <style:style style:name="ro7" style:family="table-row">
      <style:table-row-properties style:row-height="1.884cm" fo:break-before="auto" style:use-optimal-row-height="true"/>
    </style:style>
    <style:style style:name="ro8" style:family="table-row">
      <style:table-row-properties style:row-height="0.517cm" fo:break-before="auto" style:use-optimal-row-height="true"/>
    </style:style>
    <style:style style:name="ro9" style:family="table-row">
      <style:table-row-properties style:row-height="1.053cm" fo:break-before="auto" style:use-optimal-row-height="true"/>
    </style:style>
    <style:style style:name="ro10" style:family="table-row">
      <style:table-row-properties style:row-height="2.3cm" fo:break-before="auto" style:use-optimal-row-height="true"/>
    </style:style>
    <style:style style:name="ro11" style:family="table-row">
      <style:table-row-properties style:row-height="1.131cm" fo:break-before="auto" style:use-optimal-row-height="true"/>
    </style:style>
    <style:style style:name="ro12" style:family="table-row">
      <style:table-row-properties style:row-height="6.512cm" fo:break-before="auto" style:use-optimal-row-height="true"/>
    </style:style>
    <style:style style:name="ro13" style:family="table-row">
      <style:table-row-properties style:row-height="4.223cm" fo:break-before="auto" style:use-optimal-row-height="true"/>
    </style:style>
    <style:style style:name="ro14" style:family="table-row">
      <style:table-row-properties style:row-height="0.882cm" fo:break-before="auto" style:use-optimal-row-height="true"/>
    </style:style>
    <style:style style:name="ro15" style:family="table-row">
      <style:table-row-properties style:row-height="7.869cm" fo:break-before="auto" style:use-optimal-row-height="true"/>
    </style:style>
    <style:style style:name="ro16" style:family="table-row">
      <style:table-row-properties style:row-height="1.252cm" fo:break-before="auto" style:use-optimal-row-height="true"/>
    </style:style>
    <style:style style:name="ro17" style:family="table-row">
      <style:table-row-properties style:row-height="1.647cm" fo:break-before="auto" style:use-optimal-row-height="true"/>
    </style:style>
    <style:style style:name="ro18" style:family="table-row">
      <style:table-row-properties style:row-height="3.44cm" fo:break-before="auto" style:use-optimal-row-height="false"/>
    </style:style>
    <style:style style:name="ro19" style:family="table-row">
      <style:table-row-properties style:row-height="4.586cm" fo:break-before="auto" style:use-optimal-row-height="false"/>
    </style:style>
    <style:style style:name="ro20" style:family="table-row">
      <style:table-row-properties style:row-height="0.794cm" fo:break-before="auto" style:use-optimal-row-height="false"/>
    </style:style>
    <style:style style:name="ro21" style:family="table-row">
      <style:table-row-properties style:row-height="1.543cm" fo:break-before="auto" style:use-optimal-row-height="false"/>
    </style:style>
    <style:style style:name="ro22" style:family="table-row">
      <style:table-row-properties style:row-height="5.239cm" fo:break-before="auto" style:use-optimal-row-height="true"/>
    </style:style>
    <style:style style:name="ro23" style:family="table-row">
      <style:table-row-properties style:row-height="1.473cm" fo:break-before="auto" style:use-optimal-row-height="true"/>
    </style:style>
    <style:style style:name="ro24" style:family="table-row">
      <style:table-row-properties style:row-height="5.32cm" fo:break-before="auto" style:use-optimal-row-height="false"/>
    </style:style>
    <style:style style:name="ro25" style:family="table-row">
      <style:table-row-properties style:row-height="1cm" fo:break-before="auto" style:use-optimal-row-height="true"/>
    </style:style>
    <style:style style:name="ro26" style:family="table-row">
      <style:table-row-properties style:row-height="8.319cm" fo:break-before="auto" style:use-optimal-row-height="true"/>
    </style:style>
    <style:style style:name="ro27" style:family="table-row">
      <style:table-row-properties style:row-height="5.909cm" fo:break-before="auto" style:use-optimal-row-height="false"/>
    </style:style>
    <style:style style:name="ro28" style:family="table-row">
      <style:table-row-properties style:row-height="3.875cm" fo:break-before="auto" style:use-optimal-row-height="true"/>
    </style:style>
    <style:style style:name="ro29" style:family="table-row">
      <style:table-row-properties style:row-height="1.815cm" fo:break-before="auto" style:use-optimal-row-height="true"/>
    </style:style>
    <style:style style:name="ro30" style:family="table-row">
      <style:table-row-properties style:row-height="9.31cm" fo:break-before="auto" style:use-optimal-row-height="true"/>
    </style:style>
    <style:style style:name="ro31" style:family="table-row">
      <style:table-row-properties style:row-height="2.018cm" fo:break-before="auto" style:use-optimal-row-height="true"/>
    </style:style>
    <style:style style:name="ro32" style:family="table-row">
      <style:table-row-properties style:row-height="53.682cm" fo:break-before="auto" style:use-optimal-row-height="true"/>
    </style:style>
    <style:style style:name="ro33" style:family="table-row">
      <style:table-row-properties style:row-height="0.526cm" fo:break-before="auto" style:use-optimal-row-height="true"/>
    </style:style>
    <style:style style:name="ro34" style:family="table-row">
      <style:table-row-properties style:row-height="8.008cm" fo:break-before="auto" style:use-optimal-row-height="true"/>
    </style:style>
    <style:style style:name="ro35" style:family="table-row">
      <style:table-row-properties style:row-height="5.865cm" fo:break-before="auto" style:use-optimal-row-height="false"/>
    </style:style>
    <style:style style:name="ro36" style:family="table-row">
      <style:table-row-properties style:row-height="5.424cm" fo:break-before="auto" style:use-optimal-row-height="false"/>
    </style:style>
    <style:style style:name="ro37" style:family="table-row">
      <style:table-row-properties style:row-height="3.219cm" fo:break-before="auto" style:use-optimal-row-height="false"/>
    </style:style>
    <style:style style:name="ro38" style:family="table-row">
      <style:table-row-properties style:row-height="5.997cm" fo:break-before="auto" style:use-optimal-row-height="false"/>
    </style:style>
    <style:style style:name="ro39" style:family="table-row">
      <style:table-row-properties style:row-height="26.504cm" fo:break-before="auto" style:use-optimal-row-height="true"/>
    </style:style>
    <style:style style:name="ro40" style:family="table-row">
      <style:table-row-properties style:row-height="7.144cm" fo:break-before="auto" style:use-optimal-row-height="false"/>
    </style:style>
    <style:style style:name="ro41" style:family="table-row">
      <style:table-row-properties style:row-height="1.912cm" fo:break-before="auto" style:use-optimal-row-height="true"/>
    </style:style>
    <style:style style:name="ro42" style:family="table-row">
      <style:table-row-properties style:row-height="16.36cm" fo:break-before="auto" style:use-optimal-row-height="false"/>
    </style:style>
    <style:style style:name="ro43" style:family="table-row">
      <style:table-row-properties style:row-height="6.265cm" fo:break-before="auto" style:use-optimal-row-height="true"/>
    </style:style>
    <style:style style:name="ro44" style:family="table-row">
      <style:table-row-properties style:row-height="8.687cm" fo:break-before="auto" style:use-optimal-row-height="false"/>
    </style:style>
    <style:style style:name="ro45" style:family="table-row">
      <style:table-row-properties style:row-height="5.6cm" fo:break-before="auto" style:use-optimal-row-height="false"/>
    </style:style>
    <style:style style:name="ro46" style:family="table-row">
      <style:table-row-properties style:row-height="5.514cm" fo:break-before="auto" style:use-optimal-row-height="true"/>
    </style:style>
    <style:style style:name="ro47" style:family="table-row">
      <style:table-row-properties style:row-height="3.131cm" fo:break-before="auto" style:use-optimal-row-height="false"/>
    </style:style>
    <style:style style:name="ro48" style:family="table-row">
      <style:table-row-properties style:row-height="9.864cm" fo:break-before="auto" style:use-optimal-row-height="true"/>
    </style:style>
    <style:style style:name="ro49" style:family="table-row">
      <style:table-row-properties style:row-height="2.499cm" fo:break-before="auto" style:use-optimal-row-height="true"/>
    </style:style>
    <style:style style:name="ro50" style:family="table-row">
      <style:table-row-properties style:row-height="7.292cm" fo:break-before="auto" style:use-optimal-row-height="true"/>
    </style:style>
    <style:style style:name="ro51" style:family="table-row">
      <style:table-row-properties style:row-height="13.3cm" fo:break-before="auto" style:use-optimal-row-height="false"/>
    </style:style>
    <style:style style:name="ro52" style:family="table-row">
      <style:table-row-properties style:row-height="0.556cm" fo:break-before="auto" style:use-optimal-row-height="true"/>
    </style:style>
    <style:style style:name="ro53" style:family="table-row">
      <style:table-row-properties style:row-height="5.593cm" fo:break-before="auto" style:use-optimal-row-height="true"/>
    </style:style>
    <style:style style:name="ro54" style:family="table-row">
      <style:table-row-properties style:row-height="3.616cm" fo:break-before="auto" style:use-optimal-row-height="false"/>
    </style:style>
    <style:style style:name="ro55" style:family="table-row">
      <style:table-row-properties style:row-height="4.554cm" fo:break-before="auto" style:use-optimal-row-height="true"/>
    </style:style>
    <style:style style:name="ro56" style:family="table-row">
      <style:table-row-properties style:row-height="10.142cm" fo:break-before="auto" style:use-optimal-row-height="true"/>
    </style:style>
    <style:style style:name="ro57" style:family="table-row">
      <style:table-row-properties style:row-height="3.526cm" fo:break-before="auto" style:use-optimal-row-height="true"/>
    </style:style>
    <style:style style:name="ro58" style:family="table-row">
      <style:table-row-properties style:row-height="9.687cm" fo:break-before="auto" style:use-optimal-row-height="true"/>
    </style:style>
    <style:style style:name="ro59" style:family="table-row">
      <style:table-row-properties style:row-height="0.75cm" fo:break-before="auto" style:use-optimal-row-height="false"/>
    </style:style>
    <style:style style:name="ro60" style:family="table-row">
      <style:table-row-properties style:row-height="10.98cm" fo:break-before="auto" style:use-optimal-row-height="false"/>
    </style:style>
    <style:style style:name="ro61" style:family="table-row">
      <style:table-row-properties style:row-height="1.323cm" fo:break-before="auto" style:use-optimal-row-height="false"/>
    </style:style>
    <style:style style:name="ro62" style:family="table-row">
      <style:table-row-properties style:row-height="0.831cm" fo:break-before="auto" style:use-optimal-row-height="true"/>
    </style:style>
    <style:style style:name="ro63" style:family="table-row">
      <style:table-row-properties style:row-height="2.006cm" fo:break-before="auto" style:use-optimal-row-height="true"/>
    </style:style>
    <style:style style:name="ro64" style:family="table-row">
      <style:table-row-properties style:row-height="5.923cm" fo:break-before="auto" style:use-optimal-row-height="true"/>
    </style:style>
    <style:style style:name="ro65" style:family="table-row">
      <style:table-row-properties style:row-height="4.897cm" fo:break-before="auto" style:use-optimal-row-height="true"/>
    </style:style>
    <style:style style:name="ro66" style:family="table-row">
      <style:table-row-properties style:row-height="13.141cm" fo:break-before="auto" style:use-optimal-row-height="false"/>
    </style:style>
    <style:style style:name="ro67" style:family="table-row">
      <style:table-row-properties style:row-height="2.066cm" fo:break-before="auto" style:use-optimal-row-height="true"/>
    </style:style>
    <style:style style:name="ro68" style:family="table-row">
      <style:table-row-properties style:row-height="1.455cm" fo:break-before="auto" style:use-optimal-row-height="false"/>
    </style:style>
    <style:style style:name="ro69" style:family="table-row">
      <style:table-row-properties style:row-height="1.632cm" fo:break-before="auto" style:use-optimal-row-height="false"/>
    </style:style>
    <style:style style:name="ro70" style:family="table-row">
      <style:table-row-properties style:row-height="2.755cm" fo:break-before="auto" style:use-optimal-row-height="true"/>
    </style:style>
    <style:style style:name="ro71" style:family="table-row">
      <style:table-row-properties style:row-height="1.256cm" fo:break-before="auto" style:use-optimal-row-height="true"/>
    </style:style>
    <style:style style:name="ro72" style:family="table-row">
      <style:table-row-properties style:row-height="4.641cm" fo:break-before="auto" style:use-optimal-row-height="true"/>
    </style:style>
    <style:style style:name="ro73" style:family="table-row">
      <style:table-row-properties style:row-height="1.896cm" fo:break-before="auto" style:use-optimal-row-height="false"/>
    </style:style>
    <style:style style:name="ro74" style:family="table-row">
      <style:table-row-properties style:row-height="1.625cm" fo:break-before="auto" style:use-optimal-row-height="true"/>
    </style:style>
    <style:style style:name="ro75" style:family="table-row">
      <style:table-row-properties style:row-height="15.242cm" fo:break-before="auto" style:use-optimal-row-height="true"/>
    </style:style>
    <style:style style:name="ro76" style:family="table-row">
      <style:table-row-properties style:row-height="2.868cm" fo:break-before="auto" style:use-optimal-row-height="true"/>
    </style:style>
    <style:style style:name="ro77" style:family="table-row">
      <style:table-row-properties style:row-height="2.08cm" fo:break-before="auto" style:use-optimal-row-height="true"/>
    </style:style>
    <style:style style:name="ro78" style:family="table-row">
      <style:table-row-properties style:row-height="2.473cm" fo:break-before="auto" style:use-optimal-row-height="true"/>
    </style:style>
    <style:style style:name="ro79" style:family="table-row">
      <style:table-row-properties style:row-height="0.894cm" fo:break-before="auto" style:use-optimal-row-height="true"/>
    </style:style>
    <style:style style:name="ro80" style:family="table-row">
      <style:table-row-properties style:row-height="0.947cm" fo:break-before="auto" style:use-optimal-row-height="true"/>
    </style:style>
    <style:style style:name="ro81" style:family="table-row">
      <style:table-row-properties style:row-height="1.289cm" fo:break-before="auto" style:use-optimal-row-height="true"/>
    </style:style>
    <style:style style:name="ro82" style:family="table-row">
      <style:table-row-properties style:row-height="1.685cm" fo:break-before="auto" style:use-optimal-row-height="true"/>
    </style:style>
    <style:style style:name="ro83" style:family="table-row">
      <style:table-row-properties style:row-height="1.773cm" fo:break-before="auto" style:use-optimal-row-height="true"/>
    </style:style>
    <style:style style:name="ro84" style:family="table-row">
      <style:table-row-properties style:row-height="3.263cm" fo:break-before="auto" style:use-optimal-row-height="true"/>
    </style:style>
    <style:style style:name="ro85" style:family="table-row">
      <style:table-row-properties style:row-height="1.554cm" fo:break-before="auto" style:use-optimal-row-height="false"/>
    </style:style>
    <style:style style:name="ro86" style:family="table-row">
      <style:table-row-properties style:row-height="1.607cm" fo:break-before="auto" style:use-optimal-row-height="false"/>
    </style:style>
    <style:style style:name="ro87" style:family="table-row">
      <style:table-row-properties style:row-height="5.93cm" fo:break-before="auto" style:use-optimal-row-height="true"/>
    </style:style>
    <style:style style:name="ro88" style:family="table-row">
      <style:table-row-properties style:row-height="9.726cm" fo:break-before="auto" style:use-optimal-row-height="true"/>
    </style:style>
    <style:style style:name="ro89" style:family="table-row">
      <style:table-row-properties style:row-height="5.001cm" fo:break-before="auto" style:use-optimal-row-height="false"/>
    </style:style>
    <style:style style:name="ro90" style:family="table-row">
      <style:table-row-properties style:row-height="5.874cm" fo:break-before="auto" style:use-optimal-row-height="true"/>
    </style:style>
    <style:style style:name="ro91" style:family="table-row">
      <style:table-row-properties style:row-height="3.852cm" fo:break-before="auto" style:use-optimal-row-height="true"/>
    </style:style>
    <style:style style:name="ro92" style:family="table-row">
      <style:table-row-properties style:row-height="5.708cm" fo:break-before="auto" style:use-optimal-row-height="true"/>
    </style:style>
    <style:style style:name="ro93" style:family="table-row">
      <style:table-row-properties style:row-height="4.68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7" style:family="table-cell" style:parent-style-name="Default">
      <style:table-cell-properties style:text-align-source="fix" style:repeat-content="false" fo:background-color="transparent" fo:wrap-option="wrap" style:vertical-align="top"/>
      <style:paragraph-properties fo:text-align="start"/>
    </style:style>
    <style:style style:name="ce8"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2.49pt solid #000000" style:rotation-angle="0" style:rotation-align="none" style:shrink-to-fit="false" fo:border-top="0.74pt solid #000000"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1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2"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3"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4"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5"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16" style:family="table-cell" style:parent-style-name="Default" style:data-style-name="N100">
      <style:table-cell-properties style:text-align-source="fix" style:repeat-content="false" fo:wrap-option="wrap" style:vertical-align="top"/>
      <style:paragraph-properties fo:text-align="start"/>
    </style:style>
    <style:style style:name="ce17" style:family="table-cell" style:parent-style-name="Default">
      <style:table-cell-properties style:text-align-source="fix" style:repeat-content="false" fo:wrap-option="wrap" style:vertical-align="top"/>
      <style:paragraph-properties fo:text-align="start" fo:margin-left="0cm"/>
    </style:style>
    <style:style style:name="ce18" style:family="table-cell" style:parent-style-name="Default">
      <style:table-cell-properties fo:background-color="#dddddd" style:text-align-source="fix" style:repeat-content="false" fo:wrap-option="wrap" style:vertical-align="top"/>
      <style:paragraph-properties fo:text-align="start" fo:margin-left="0cm"/>
    </style:style>
    <style:style style:name="ce19"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0" style:family="table-cell" style:parent-style-name="Default">
      <style:table-cell-properties fo:wrap-option="wrap"/>
    </style:style>
    <style:style style:name="T1" style:family="text">
      <style:text-properties style:font-name-asian="ＭＳ Ｐゴシック"/>
    </style:style>
    <style:style style:name="T2" style:family="text">
      <style:text-properties style:font-name-asian="ＭＳ Ｐゴシック" style:font-name-complex="TakaoPGothic"/>
    </style:style>
    <style:style style:name="T3" style:family="text">
      <style:text-properties style:font-name="ＭＳ Ｐゴシック" style:font-name-asian="ＭＳ Ｐゴシック" style:font-name-complex=""/>
    </style:style>
    <style:style style:name="T4" style:family="text">
      <style:text-properties style:font-name="ＭＳ Ｐゴシック" style:font-name-asian="ＭＳ Ｐゴシック"/>
    </style:style>
    <style:style style:name="T5" style:family="text">
      <style:text-properties style:font-name="Arial" style:font-name-asian="ＭＳ Ｐゴシック"/>
    </style:style>
    <style:style style:name="T6" style:family="text">
      <style:text-properties style:font-name="Liberation Sans" style:font-name-asian="TakaoPGothic"/>
    </style:style>
    <style:style style:name="T7" style:family="text">
      <style:text-properties style:font-name="ＭＳ Ｐゴシック" style:font-name-asian="ＭＳ Ｐゴシック" style:font-name-complex="TakaoPGothic"/>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1"/>
        <table:table-column table:style-name="co10" table:visibility="collapse" table:default-cell-style-name="ce1"/>
        <table:table-column table:style-name="co11" table:visibility="collapse" table:default-cell-style-name="ce1"/>
        <table:table-column table:style-name="co12" table:number-columns-repeated="1012"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45）</text:p>
          </table:table-cell>
          <table:table-cell table:style-name="ce10"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2"/>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quot;)))">
            <text:p/>
          </table:table-cell>
          <table:table-cell office:value-type="string" calcext:value-type="string">
            <text:p>!define PRODUCT_FULL_NAME <text:s/>"（名前）"</text:p>
          </table:table-cell>
          <table:table-cell table:number-columns-repeated="1014"/>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quot;)))">
            <text:p/>
          </table:table-cell>
          <table:table-cell office:value-type="string" calcext:value-type="string">
            <text:p>!define PRODUCT_NAME <text:s/>"（名前）"</text:p>
          </table:table-cell>
          <table:table-cell table:number-columns-repeated="1014"/>
        </table:table-row>
        <table:table-row table:style-name="ro4">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office:value-type="string" calcext:value-type="string">
            <text:p>!define PRODUCT_INSTALL_MODE "NORMAL"</text:p>
          </table:table-cell>
          <table:table-cell table:number-columns-repeated="1014"/>
        </table:table-row>
        <table:table-row table:style-name="ro4">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office:value-type="string" calcext:value-type="string">
            <text:p>!define PRODUCT_INSTALL_MODE "PASSIVE"</text:p>
          </table:table-cell>
          <table:table-cell table:number-columns-repeated="1014"/>
        </table:table-row>
        <table:table-row table:style-name="ro4">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office:value-type="string" calcext:value-type="string">
            <text:p>!define PRODUCT_INSTALL_MODE "QUIET"</text:p>
          </table:table-cell>
          <table:table-cell table:number-columns-repeated="1014"/>
        </table:table-row>
        <table:table-row table:style-name="ro5">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quot;)))">
            <text:p/>
          </table:table-cell>
          <table:table-cell office:value-type="string" calcext:value-type="string">
            <text:p>-</text:p>
          </table:table-cell>
          <table:table-cell table:number-columns-repeated="1014"/>
        </table:table-row>
        <table:table-row table:style-name="ro6">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4"/>
        </table:table-row>
        <table:table-row table:style-name="ro5">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quot;)))">
            <text:p/>
          </table:table-cell>
          <table:table-cell office:value-type="string" calcext:value-type="string">
            <text:p>-</text:p>
          </table:table-cell>
          <table:table-cell table:number-columns-repeated="1014"/>
        </table:table-row>
        <table:table-row table:style-name="ro7">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4"/>
        </table:table-row>
        <table:table-row table:style-name="ro2">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quot;)))">
            <text:p/>
          </table:table-cell>
          <table:table-cell office:value-type="string" calcext:value-type="string">
            <text:p>!define PRODUCT_LANGUAGE "Japanese"</text:p>
          </table:table-cell>
          <table:table-cell table:number-columns-repeated="1014"/>
        </table:table-row>
        <table:table-row table:style-name="ro2">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quot;)))">
            <text:p/>
          </table:table-cell>
          <table:table-cell office:value-type="string" calcext:value-type="string">
            <text:p>!define PRODUCT_LANGUAGE "English"</text:p>
          </table:table-cell>
          <table:table-cell table:number-columns-repeated="1014"/>
        </table:table-row>
        <table:table-row table:style-name="ro8">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office:value-type="string" calcext:value-type="string">
            <text:p>-</text:p>
          </table:table-cell>
          <table:table-cell table:number-columns-repeated="1014"/>
        </table:table-row>
        <table:table-row table:style-name="ro9">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quot;)))">
            <text:p/>
          </table:table-cell>
          <table:table-cell office:value-type="string" calcext:value-type="string">
            <text:p>-</text:p>
          </table:table-cell>
          <table:table-cell table:number-columns-repeated="1014"/>
        </table:table-row>
        <table:table-row table:style-name="ro10">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quot;)))">
            <text:p/>
          </table:table-cell>
          <table:table-cell office:value-type="string" calcext:value-type="string">
            <text:p>[Install]</text:p>
            <text:p>InstallDirectoryName=</text:p>
            <text:p>InstallDirectoryPath=</text:p>
          </table:table-cell>
          <table:table-cell table:number-columns-repeated="1014"/>
        </table:table-row>
        <table:table-row table:style-name="ro5">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指定しない（規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Install]</text:p>
            <text:p>DisplayVersion=バージョン番号</text:p>
          </table:table-cell>
          <table:table-cell table:formula="of:=IF([.H20]=&quot;&quot;;&quot;?&quot;;IF([.J20]=&quot;&quot;;&quot;新規&quot;;IF([.H20]=[.J20];&quot;&quot;;&quot;○&quot;)))">
            <text:p/>
          </table:table-cell>
          <table:table-cell office:value-type="string" calcext:value-type="string">
            <text:p>[Install]</text:p>
            <text:p>DisplayVersion=バージョン番号</text:p>
          </table:table-cell>
          <table:table-cell table:number-columns-repeated="1014"/>
        </table:table-row>
        <table:table-row table:style-name="ro4">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1]=&quot;&quot;;&quot;?&quot;;IF([.J21]=&quot;&quot;;&quot;新規&quot;;IF([.H21]=[.J21];&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2]=&quot;&quot;;&quot;?&quot;;IF([.J22]=&quot;&quot;;&quot;新規&quot;;IF([.H22]=[.J22];&quot;&quot;;&quot;○&quot;)))">
            <text:p/>
          </table:table-cell>
          <table:table-cell table:style-name="ce14" office:value-type="string" calcext:value-type="string">
            <text:p>[Install]</text:p>
            <text:p>DesktopShortcut=false</text:p>
          </table:table-cell>
          <table:table-cell table:number-columns-repeated="1014"/>
        </table:table-row>
        <table:table-row table:style-name="ro12">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1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3]=&quot;&quot;;&quot;?&quot;;IF([.J23]=&quot;&quot;;&quot;新規&quot;;IF([.H23]=[.J23];&quot;&quot;;&quot;○&quot;)))">
            <text:p/>
          </table:table-cell>
          <table:table-cell table:style-name="ce11" office:value-type="string" calcext:value-type="string">
            <text:p><text:span text:style-name="T1">Firefox-setup.ini/Thunderbird-setup.ini:</text:span></text:p>
            <text:p><text:span text:style-name="T1">[Install]</text:span></text:p>
            <text:p><text:span text:style-name="T1">DesktopShortcut=false</text:span></text:p>
            <text:p/>
            <text:p><text:span text:style-name="T1">fainstall.ini:</text:span></text:p>
            <text:p><text:span text:style-name="T1">[fainstall]</text:span></text:p>
            <text:p><text:span text:style-name="T1">Shortcuts=desktop-shortcut</text:span></text:p>
            <text:p/>
            <text:p><text:span text:style-name="T1">[desktop-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Users/Public/Desktop/</text:span></text:p>
          </table:table-cell>
          <table:table-cell table:number-columns-repeated="1014"/>
        </table:table-row>
        <table:table-row table:style-name="ro4">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4]=&quot;&quot;;&quot;?&quot;;IF([.J24]=&quot;&quot;;&quot;新規&quot;;IF([.H24]=[.J24];&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25]=&quot;&quot;;&quot;?&quot;;IF([.J25]=&quot;&quot;;&quot;新規&quot;;IF([.H25]=[.J25];&quot;&quot;;&quot;○&quot;)))">
            <text:p/>
          </table:table-cell>
          <table:table-cell office:value-type="string" calcext:value-type="string">
            <text:p>[Install]</text:p>
            <text:p>StartMenuShortcuts=false</text:p>
          </table:table-cell>
          <table:table-cell table:number-columns-repeated="1014"/>
        </table:table-row>
        <table:table-row table:style-name="ro12">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11" office:value-type="string" calcext:value-type="string">
            <text:p><text:span text:style-name="T1">Firefox-setup.ini/Thunderbird-setup.ini:</text:span></text:p>
            <text:p><text:span text:style-name="T1">[Install]</text:span></text:p>
            <text:p><text:span text:style-name="T1">StartMenuShortcuts=false</text:span></text:p>
            <text:p/>
            <text:p><text:span text:style-name="T1">fainstall.ini:</text:span></text:p>
            <text:p><text:span text:style-name="T1">[fainstall]</text:span></text:p>
            <text:p><text:span text:style-name="T1">Shortcuts=startmenu-shortcut</text:span></text:p>
            <text:p/>
            <text:p><text:span text:style-name="T1">[startmenu-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ProgramData/Microsoft/Windows/Start Menu/Programs</text:span></text:p>
          </table:table-cell>
          <table:table-cell table:formula="of:=IF([.H26]=&quot;&quot;;&quot;?&quot;;IF([.J26]=&quot;&quot;;&quot;新規&quot;;IF([.H26]=[.J26];&quot;&quot;;&quot;○&quot;)))">
            <text:p/>
          </table:table-cell>
          <table:table-cell table:style-name="ce11" office:value-type="string" calcext:value-type="string">
            <text:p><text:span text:style-name="T1">Firefox-setup.ini/Thunderbird-setup.ini:</text:span></text:p>
            <text:p><text:span text:style-name="T1">[Install]</text:span></text:p>
            <text:p><text:span text:style-name="T1">StartMenuShortcuts=false</text:span></text:p>
            <text:p/>
            <text:p><text:span text:style-name="T1">fainstall.ini:</text:span></text:p>
            <text:p><text:span text:style-name="T1">[fainstall]</text:span></text:p>
            <text:p><text:span text:style-name="T1">Shortcuts=startmenu-shortcut</text:span></text:p>
            <text:p/>
            <text:p><text:span text:style-name="T1">[startmenu-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ProgramData/Microsoft/Windows/Start Menu/Programs</text:span></text:p>
          </table:table-cell>
          <table:table-cell table:number-columns-repeated="1014"/>
        </table:table-row>
        <table:table-row table:style-name="ro4">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7]=&quot;&quot;;&quot;?&quot;;IF([.J27]=&quot;&quot;;&quot;新規&quot;;IF([.H27]=[.J27];&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28]=&quot;&quot;;&quot;?&quot;;IF([.J28]=&quot;&quot;;&quot;新規&quot;;IF([.H28]=[.J28];&quot;&quot;;&quot;○&quot;)))">
            <text:p/>
          </table:table-cell>
          <table:table-cell office:value-type="string" calcext:value-type="string">
            <text:p>[Install]</text:p>
            <text:p>QuickLaunchShortcut=false</text:p>
          </table:table-cell>
          <table:table-cell table:number-columns-repeated="1014"/>
        </table:table-row>
        <table:table-row table:style-name="ro8">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29]=&quot;&quot;;&quot;?&quot;;IF([.J29]=&quot;&quot;;&quot;新規&quot;;IF([.H29]=[.J29];&quot;&quot;;&quot;○&quot;)))">
            <text:p/>
          </table:table-cell>
          <table:table-cell office:value-type="string" calcext:value-type="string">
            <text:p>-</text:p>
          </table:table-cell>
          <table:table-cell table:number-columns-repeated="1014"/>
        </table:table-row>
        <table:table-row table:style-name="ro13">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0]=&quot;&quot;;&quot;?&quot;;IF([.J30]=&quot;&quot;;&quot;新規&quot;;IF([.H30]=[.J30];&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4"/>
        </table:table-row>
        <table:table-row table:style-name="ro14">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office:value-type="string" calcext:value-type="string">
            <text:p>-</text:p>
          </table:table-cell>
          <table:table-cell table:style-name="ce1" office:value-type="string" calcext:value-type="string">
            <text:p>-</text:p>
          </table:table-cell>
          <table:table-cell table:formula="of:=IF([.H31]=&quot;&quot;;&quot;?&quot;;IF([.J31]=&quot;&quot;;&quot;新規&quot;;IF([.H31]=[.J31];&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アイコンをresources/main-window.icoの位置に置く</text:p>
          </table:table-cell>
          <table:table-cell table:style-name="ce1" office:value-type="string" calcext:value-type="string">
            <text:p>-</text:p>
          </table:table-cell>
          <table:table-cell table:formula="of:=IF([.H32]=&quot;&quot;;&quot;?&quot;;IF([.J32]=&quot;&quot;;&quot;新規&quot;;IF([.H32]=[.J32];&quot;&quot;;&quot;○&quot;)))">
            <text:p/>
          </table:table-cell>
          <table:table-cell office:value-type="string" calcext:value-type="string">
            <text:p>-</text:p>
          </table:table-cell>
          <table:table-cell table:number-columns-repeated="1014"/>
        </table:table-row>
        <table:table-row table:style-name="ro9">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office:value-type="string" calcext:value-type="string">
            <text:p>-</text:p>
          </table:table-cell>
          <table:table-cell table:style-name="ce1" office:value-type="string" calcext:value-type="string">
            <text:p>-</text:p>
          </table:table-cell>
          <table:table-cell table:formula="of:=IF([.H33]=&quot;&quot;;&quot;?&quot;;IF([.J33]=&quot;&quot;;&quot;新規&quot;;IF([.H33]=[.J33];&quot;&quot;;&quot;○&quot;)))">
            <text:p/>
          </table:table-cell>
          <table:table-cell office:value-type="string" calcext:value-type="string">
            <text:p>-</text:p>
          </table:table-cell>
          <table:table-cell table:number-columns-repeated="1014"/>
        </table:table-row>
        <table:table-row table:style-name="ro15">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4]=&quot;&quot;;&quot;?&quot;;IF([.J34]=&quot;&quot;;&quot;新規&quot;;IF([.H34]=[.J34];&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4"/>
        </table:table-row>
        <table:table-row table:style-name="ro14">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35]=&quot;&quot;;&quot;?&quot;;IF([.J35]=&quot;&quot;;&quot;新規&quot;;IF([.H35]=[.J35];&quot;&quot;;&quot;○&quot;)))">
            <text:p/>
          </table:table-cell>
          <table:table-cell office:value-type="string" calcext:value-type="string">
            <text:p>-</text:p>
          </table:table-cell>
          <table:table-cell table:number-columns-repeated="1014"/>
        </table:table-row>
        <table:table-row table:style-name="ro16">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36]=&quot;&quot;;&quot;?&quot;;IF([.J36]=&quot;&quot;;&quot;新規&quot;;IF([.H36]=[.J36];&quot;&quot;;&quot;○&quot;)))">
            <text:p/>
          </table:table-cell>
          <table:table-cell office:value-type="string" calcext:value-type="string">
            <text:p>長いブランド名、短いブランド名を指定</text:p>
          </table:table-cell>
          <table:table-cell table:number-columns-repeated="1014"/>
        </table:table-row>
        <table:table-row table:style-name="ro17">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37]=&quot;&quot;;&quot;?&quot;;IF([.J37]=&quot;&quot;;&quot;新規&quot;;IF([.H37]=[.J37];&quot;&quot;;&quot;○&quot;)))">
            <text:p/>
          </table:table-cell>
          <table:table-cell office:value-type="string" calcext:value-type="string">
            <text:p>長いブランド名、短いブランド名を指定</text:p>
          </table:table-cell>
          <table:table-cell table:number-columns-repeated="1014"/>
        </table:table-row>
        <table:table-row table:style-name="ro18">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38]=&quot;&quot;;&quot;?&quot;;IF([.J38]=&quot;&quot;;&quot;新規&quot;;IF([.H38]=[.J38];&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2"/>
        </table:table-row>
        <table:table-row table:style-name="ro19">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H39]=&quot;&quot;;&quot;?&quot;;IF([.J39]=&quot;&quot;;&quot;新規&quot;;IF([.H39]=[.J39];&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2"/>
        </table:table-row>
        <table:table-row table:style-name="ro8">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0]=&quot;&quot;;&quot;?&quot;;IF([.J40]=&quot;&quot;;&quot;新規&quot;;IF([.H40]=[.J40];&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4">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1]=&quot;&quot;;&quot;?&quot;;IF([.J41]=&quot;&quot;;&quot;新規&quot;;IF([.H41]=[.J41];&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2"/>
        </table:table-row>
        <table:table-row table:style-name="ro4">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2]=&quot;&quot;;&quot;?&quot;;IF([.J42]=&quot;&quot;;&quot;新規&quot;;IF([.H42]=[.J42];&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2"/>
        </table:table-row>
        <table:table-row table:style-name="ro16">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ext:p><text:span text:style-name="T3">lockPref("extensions.showMismatchUI", true);</text:span></text:p>
          </table:table-cell>
          <table:table-cell table:formula="of:=IF([.H43]=&quot;&quot;;&quot;?&quot;;IF([.J43]=&quot;&quot;;&quot;新規&quot;;IF([.H43]=[.J43];&quot;&quot;;&quot;○&quot;)))" office:value-type="string" office:string-value="○" calcext:value-type="string">
            <text:p>○</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2"/>
        </table:table-row>
        <table:table-row table:style-name="ro16">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ext:p>lockPref("extensions.showMismatchUI", false);</text:p>
          </table:table-cell>
          <table:table-cell table:formula="of:=IF([.H44]=&quot;&quot;;&quot;?&quot;;IF([.J44]=&quot;&quot;;&quot;新規&quot;;IF([.H44]=[.J44];&quot;&quot;;&quot;○&quot;)))" office:value-type="string" office:string-value="○" calcext:value-type="string">
            <text:p>○</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2"/>
        </table:table-row>
        <table:table-row table:style-name="ro20">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45]=&quot;&quot;;&quot;?&quot;;IF([.J45]=&quot;&quot;;&quot;新規&quot;;IF([.H45]=[.J45];&quot;&quot;;&quot;○&quot;)))" office:value-type="string" office:string-value="新規" calcext:value-type="string">
            <text:p>新規</text:p>
          </table:table-cell>
          <table:table-cell table:number-columns-repeated="1015"/>
        </table:table-row>
        <table:table-row table:style-name="ro21">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46]=&quot;&quot;;&quot;?&quot;;IF([.J46]=&quot;&quot;;&quot;新規&quot;;IF([.H46]=[.J46];&quot;&quot;;&quot;○&quot;)))" office:value-type="string" office:string-value="新規" calcext:value-type="string">
            <text:p>新規</text:p>
          </table:table-cell>
          <table:table-cell table:number-columns-repeated="1015"/>
        </table:table-row>
        <table:table-row table:style-name="ro22">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lockPref(base + ".url", "chrome://pippki/content/downloadcert.xul");</text:p>
            <text:p>  lockPref(base + ".text", unescape(encodeURIComponent("\"" + aCertName + "\" が行う認証のうち、信頼するものを選択してください。")));</text:p>
            <text:p>  lockPref(base + ".actions", unescape(encodeURIComponent("[\"check;この認証局による Web サイトの識別を信頼する\",\"check;この認証局によるメールユーザの識別を信頼する\",\"check;この認証局によるソフトウェア製作者の識別を信頼する\",\"accept\"]")));</text:p>
            <text:p>}</text:p>
            <text:p>autoConfirmImport("(証明書の名前)");</text:p>
          </table:table-cell>
          <table:table-cell table:formula="of:=IF([.H47]=&quot;&quot;;&quot;?&quot;;IF([.J47]=&quot;&quot;;&quot;新規&quot;;IF([.H47]=[.J47];&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2"/>
        </table:table-row>
        <table:table-row table:style-name="ro8">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office:value-type="string" calcext:value-type="string">
            <text:p>-</text:p>
          </table:table-cell>
          <table:table-cell table:style-name="ce2" office:value-type="string" calcext:value-type="string">
            <text:p>-</text:p>
          </table:table-cell>
          <table:table-cell table:formula="of:=IF([.H48]=&quot;&quot;;&quot;?&quot;;IF([.J48]=&quot;&quot;;&quot;新規&quot;;IF([.H48]=[.J48];&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49]=&quot;&quot;;&quot;?&quot;;IF([.J49]=&quot;&quot;;&quot;新規&quot;;IF([.H49]=[.J49];&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2"/>
        </table:table-row>
        <table:table-row table:style-name="ro11">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0]=&quot;&quot;;&quot;?&quot;;IF([.J50]=&quot;&quot;;&quot;新規&quot;;IF([.H50]=[.J50];&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2"/>
        </table:table-row>
        <table:table-row table:style-name="ro4">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アドオンのインストール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1]=&quot;&quot;;&quot;?&quot;;IF([.J51]=&quot;&quot;;&quot;新規&quot;;IF([.H51]=[.J51];&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text:p>
          </table:table-cell>
          <table:table-cell table:formula="of:=IF([.H52]=&quot;&quot;;&quot;?&quot;;IF([.J52]=&quot;&quot;;&quot;新規&quot;;IF([.H52]=[.J52];&quot;&quot;;&quot;○&quot;)))">
            <text:p/>
          </table:table-cell>
          <table:table-cell office:value-type="string" calcext:value-type="string">
            <text:p>-</text:p>
          </table:table-cell>
          <table:table-cell table:number-columns-repeated="1014"/>
        </table:table-row>
        <table:table-row table:style-name="ro24">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4">lockPref("extensions.autopermission.sites.marketplace.firefox.com", "install=0");</text:span></text:p>
          </table:table-cell>
          <table:table-cell table:formula="of:=IF([.H53]=&quot;&quot;;&quot;?&quot;;IF([.J53]=&quot;&quot;;&quot;新規&quot;;IF([.H53]=[.J53];&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4"/>
        </table:table-row>
        <table:table-row table:style-name="ro11">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able:table-cell>
          <table:table-cell table:formula="of:=IF([.H54]=&quot;&quot;;&quot;?&quot;;IF([.J54]=&quot;&quot;;&quot;新規&quot;;IF([.H54]=[.J54];&quot;&quot;;&quot;○&quot;)))">
            <text:p/>
          </table:table-cell>
          <table:table-cell office:value-type="string" calcext:value-type="string">
            <text:p>lockPref("extensions.disableaddons@clear-code.com.disable.manager", false);</text:p>
          </table:table-cell>
          <table:table-cell table:number-columns-repeated="1014"/>
        </table:table-row>
        <table:table-row table:style-name="ro25">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広告などのポップアップの表示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5]=&quot;&quot;;&quot;?&quot;;IF([.J55]=&quot;&quot;;&quot;新規&quot;;IF([.H55]=[.J55];&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able:table-cell>
          <table:table-cell table:formula="of:=IF([.H56]=&quot;&quot;;&quot;?&quot;;IF([.J56]=&quot;&quot;;&quot;新規&quot;;IF([.H56]=[.J56];&quot;&quot;;&quot;○&quot;)))">
            <text:p/>
          </table:table-cell>
          <table:table-cell office:value-type="string" calcext:value-type="string">
            <text:p>lockPref("extensions.autopermission.sites.(site)", "popup=1");</text:p>
          </table:table-cell>
          <table:table-cell table:number-columns-repeated="1014"/>
        </table:table-row>
        <table:table-row table:style-name="ro4">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57]=&quot;&quot;;&quot;?&quot;;IF([.J57]=&quot;&quot;;&quot;新規&quot;;IF([.H57]=[.J57];&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2"/>
        </table:table-row>
        <table:table-row table:style-name="ro11">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58]=&quot;&quot;;&quot;?&quot;;IF([.J58]=&quot;&quot;;&quot;新規&quot;;IF([.H58]=[.J58];&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2"/>
        </table:table-row>
        <table:table-row table:style-name="ro16">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59]=&quot;&quot;;&quot;?&quot;;IF([.J59]=&quot;&quot;;&quot;新規&quot;;IF([.H59]=[.J59];&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2"/>
        </table:table-row>
        <table:table-row table:style-name="ro26">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H60]=&quot;&quot;;&quot;?&quot;;IF([.J60]=&quot;&quot;;&quot;新規&quot;;IF([.H60]=[.J60];&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enabled", true);</text:p>
          </table:table-cell>
          <table:table-cell table:formula="of:=IF([.H61]=&quot;&quot;;&quot;?&quot;;IF([.J61]=&quot;&quot;;&quot;新規&quot;;IF([.H61]=[.J61];&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2"/>
        </table:table-row>
        <table:table-row table:style-name="ro27">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H62]=&quot;&quot;;&quot;?&quot;;IF([.J62]=&quot;&quot;;&quot;新規&quot;;IF([.H62]=[.J62];&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63]=&quot;&quot;;&quot;?&quot;;IF([.J63]=&quot;&quot;;&quot;新規&quot;;IF([.H63]=[.J63];&quot;&quot;;&quot;○&quot;)))">
            <text:p/>
          </table:table-cell>
          <table:table-cell office:value-type="string" calcext:value-type="string">
            <text:p>-</text:p>
          </table:table-cell>
          <table:table-cell table:number-columns-repeated="1014"/>
        </table:table-row>
        <table:table-row table:style-name="ro28">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style-name="ce3" table:formula="of:=IF([.H64]=&quot;&quot;;&quot;?&quot;;IF([.J64]=&quot;&quot;;&quot;新規&quot;;IF([.H64]=[.J64];&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2"/>
        </table:table-row>
        <table:table-row table:style-name="ro8">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5]=&quot;&quot;;&quot;?&quot;;IF([.J65]=&quot;&quot;;&quot;新規&quot;;IF([.H65]=[.J65];&quot;&quot;;&quot;○&quot;)))">
            <text:p/>
          </table:table-cell>
          <table:table-cell office:value-type="string" calcext:value-type="string">
            <text:p>-</text:p>
          </table:table-cell>
          <table:table-cell table:number-columns-repeated="1014"/>
        </table:table-row>
        <table:table-row table:style-name="ro29">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66]=&quot;&quot;;&quot;?&quot;;IF([.J66]=&quot;&quot;;&quot;新規&quot;;IF([.H66]=[.J66];&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2"/>
        </table:table-row>
        <table:table-row table:style-name="ro8">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7]=&quot;&quot;;&quot;?&quot;;IF([.J67]=&quot;&quot;;&quot;新規&quot;;IF([.H67]=[.J67];&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table:style-name="ce2" office:value-type="string" calcext:value-type="string">
            <text:p>-</text:p>
          </table:table-cell>
          <table:table-cell table:formula="of:=IF([.H68]=&quot;&quot;;&quot;?&quot;;IF([.J68]=&quot;&quot;;&quot;新規&quot;;IF([.H68]=[.J68];&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4">
          <table:table-cell office:value-type="string" calcext:value-type="string">
            <text:p>Security-10</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エラーコンソール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devtools.errorconsole.enabled", true);</text:p>
          </table:table-cell>
          <table:table-cell table:formula="of:=IF([.H69]=&quot;&quot;;&quot;?&quot;;IF([.J69]=&quot;&quot;;&quot;新規&quot;;IF([.H69]=[.J69];&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2"/>
        </table:table-row>
        <table:table-row table:style-name="ro4">
          <table:table-cell office:value-type="string" calcext:value-type="string">
            <text:p>Security-10</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2" office:value-type="string" calcext:value-type="string">
            <text:p>lockPref("devtools.errorconsole.enabled", false);</text:p>
          </table:table-cell>
          <table:table-cell table:formula="of:=IF([.H70]=&quot;&quot;;&quot;?&quot;;IF([.J70]=&quot;&quot;;&quot;新規&quot;;IF([.H70]=[.J70];&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2"/>
        </table:table-row>
        <table:table-row table:style-name="ro8">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1]=&quot;&quot;;&quot;?&quot;;IF([.J71]=&quot;&quot;;&quot;新規&quot;;IF([.H71]=[.J71];&quot;&quot;;&quot;○&quot;)))">
            <text:p/>
          </table:table-cell>
          <table:table-cell office:value-type="string" calcext:value-type="string">
            <text:p>-</text:p>
          </table:table-cell>
          <table:table-cell table:number-columns-repeated="1014"/>
        </table:table-row>
        <table:table-row table:style-name="ro30">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0" office:value-type="string" calcext:value-type="string">
            <text:p><text:span text:style-name="T1">MCD:</text:span></text:p>
            <text:p><text:span text:style-name="T1">lockPref("social.activeProviders", "");</text:span></text:p>
            <text:p><text:span text:style-name="T1">lockPref("social.directories", "");</text:span></text:p>
            <text:p><text:span text:style-name="T1">lockPref("social.remote-install.enabled", false);</text:span></text:p>
            <text:p><text:span text:style-name="T1">lockPref("social.share.activationPanelEnabled", false);</text:span></text:p>
            <text:p><text:span text:style-name="T4">lockPref("social.shareDirectory", "");</text:span></text:p>
            <text:p><text:span text:style-name="T1">lockPref("social.toast-notifications.enabled", false);</text:span></text:p>
            <text:p><text:span text:style-name="T1">lockPref("social.whitelist", "");</text:span></text:p>
            <text:p/>
            <text:p><text:span text:style-name="T1">globalChrome.css:</text:span></text:p>
            <text:p><text:span text:style-name="T1">@-moz-document url-prefix("chrome://browser/content/browser.xul") {</text:span></text:p>
            <text:p><text:span text:style-name="T1">  #social-share-button,</text:span></text:p>
            <text:p><text:span text:style-name="T1">  #wrapper-social-share-button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72]=&quot;&quot;;&quot;?&quot;;IF([.J72]=&quot;&quot;;&quot;新規&quot;;IF([.H72]=[.J72];&quot;&quot;;&quot;○&quot;)))" office:value-type="string" office:string-value="○" calcext:value-type="string">
            <text:p>○</text:p>
          </table:table-cell>
          <table:table-cell office:value-type="string" calcext:value-type="string">
            <text:p>lockPref("social.activeProviders", "");</text:p>
            <text:p>lockPref("social.directories", "");</text:p>
            <text:p><text:span text:style-name="T4">lockPref("social.shareDirectory", "");</text:span></text:p>
            <text:p>lockPref("social.whitelist", "");</text:p>
          </table:table-cell>
          <table:table-cell table:number-columns-repeated="1014"/>
        </table:table-row>
        <table:table-row table:style-name="ro8">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73]=&quot;&quot;;&quot;?&quot;;IF([.J73]=&quot;&quot;;&quot;新規&quot;;IF([.H73]=[.J73];&quot;&quot;;&quot;○&quot;)))">
            <text:p/>
          </table:table-cell>
          <table:table-cell office:value-type="string" calcext:value-type="string">
            <text:p>lockPref("javascript.enabled", true);</text:p>
          </table:table-cell>
          <table:table-cell table:number-columns-repeated="1014"/>
        </table:table-row>
        <table:table-row table:style-name="ro31">
          <table:table-cell office:value-type="string" calcext:value-type="string">
            <text:p>Security-12</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H74]=&quot;&quot;;&quot;?&quot;;IF([.J74]=&quot;&quot;;&quot;新規&quot;;IF([.H74]=[.J74];&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4"/>
        </table:table-row>
        <table:table-row table:style-name="ro8">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75]=&quot;&quot;;&quot;?&quot;;IF([.J75]=&quot;&quot;;&quot;新規&quot;;IF([.H75]=[.J75];&quot;&quot;;&quot;○&quot;)))">
            <text:p/>
          </table:table-cell>
          <table:table-cell office:value-type="string" calcext:value-type="string">
            <text:p>lockPref("javascript.enabled", false);</text:p>
          </table:table-cell>
          <table:table-cell table:number-columns-repeated="1014"/>
        </table:table-row>
        <table:table-row table:style-name="ro31">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formula="of:=IF([.H76]=&quot;&quot;;&quot;?&quot;;IF([.J76]=&quot;&quot;;&quot;新規&quot;;IF([.H76]=[.J76];&quot;&quot;;&quot;○&quot;)))">
            <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4"/>
        </table:table-row>
        <table:table-row table:style-name="ro8">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text:p>
          </table:table-cell>
          <table:table-cell table:style-name="ce1" office:value-type="string" calcext:value-type="string">
            <text:p>-</text:p>
          </table:table-cell>
          <table:table-cell table:formula="of:=IF([.H77]=&quot;&quot;;&quot;?&quot;;IF([.J77]=&quot;&quot;;&quot;新規&quot;;IF([.H77]=[.J7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78]=&quot;&quot;;&quot;?&quot;;IF([.J78]=&quot;&quot;;&quot;新規&quot;;IF([.H78]=[.J78];&quot;&quot;;&quot;○&quot;)))">
            <text:p/>
          </table:table-cell>
          <table:table-cell office:value-type="string" calcext:value-type="string">
            <text:p>lockPref("security.fileuri.strict_origin_policy", false);</text:p>
          </table:table-cell>
          <table:table-cell table:number-columns-repeated="1014"/>
        </table:table-row>
        <table:table-row table:style-name="ro8">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79]=&quot;&quot;;&quot;?&quot;;IF([.J79]=&quot;&quot;;&quot;新規&quot;;IF([.H79]=[.J79];&quot;&quot;;&quot;○&quot;)))">
            <text:p/>
          </table:table-cell>
          <table:table-cell office:value-type="string" calcext:value-type="string">
            <text:p>lockPref("security.fileuri.strict_origin_policy", true);</text:p>
          </table:table-cell>
          <table:table-cell table:number-columns-repeated="1014"/>
        </table:table-row>
        <table:table-row table:style-name="ro8">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80]=&quot;&quot;;&quot;?&quot;;IF([.J80]=&quot;&quot;;&quot;新規&quot;;IF([.H80]=[.J80];&quot;&quot;;&quot;○&quot;)))">
            <text:p/>
          </table:table-cell>
          <table:table-cell office:value-type="string" calcext:value-type="string">
            <text:p>-</text:p>
          </table:table-cell>
          <table:table-cell table:number-columns-repeated="1014"/>
        </table:table-row>
        <table:table-row table:style-name="ro32">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アドオンのブロックリスト</text:p>
            <text:p>lockPref("extensions.blocklist.detailsURL", "");</text:p>
            <text:p>lockPref("extensions.blocklist.itemURL", "");</text:p>
            <text:p>lockPref("extensions.blocklist.url", "");</text:p>
            <text:p>// アドオンを探す・インストールする</text:p>
            <text:p>lockPref("extensions.getAddons.get.url", "");</text:p>
            <text:p>lockPref("extensions.getAddons.getWithPerformance.url", "");</text:p>
            <text:p>lockPref("extensions.getAddons.link.url", "");</text:p>
            <text:p>lockPref("extensions.getAddons.recommended.url", "");</text:p>
            <text:p>lockPref("extensions.getAddons.search.browseURL", "");</text:p>
            <text:p>lockPref("extensions.getAddons.search.url", "");</text:p>
            <text:p>lockPref("extensions.webservice.discover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Firefox Sync</text:p>
            <text:p>lockPref("identity.sync.tokenserver.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 アドオンの署名義務化に関するメッセージ</text:p>
            <text:p>lockPref("xpinstall.signatures.devInfoURL", "");</text:p>
            <text:p/>
            <text:p>// Firefox自体自体の自動更新のURL（Update-1）</text:p>
            <text:p>lockPref("app.update.url", "");</text:p>
            <text:p>lockPref("app.update.url.details", "");</text:p>
            <text:p>lockPref("app.update.url.manual", "");</text:p>
            <text:p>// アドオンの自動更新のURL（Update-2）</text:p>
            <text:p>lockPref("extensions.update.background.url", "");</text:p>
            <text:p>lockPref("extensions.update.url", "");</text:p>
            <text:p>// セーフブラウジング（Security-5）</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プラグイン（Security-7）</text:p>
            <text:p>lockPref("plugins.update.url", "");</text:p>
            <text:p>// UIツアー（Startup-8）</text:p>
            <text:p>lockPref("browser.uitour.themeOrigin", "");</text:p>
            <text:p>lockPref("browser.uitour.url", "");</text:p>
            <text:p>// マルチプロセスモードのフィードバックを促すメッセージ（Security-9）</text:p>
            <text:p>lockPref("app.feedback.baseURL", "");</text:p>
            <text:p>// ソーシャルAPI（Security-11）</text:p>
            <text:p>lockPref("social.shareDirectory", "");</text:p>
            <text:p>lockPref("social.directories", "");</text:p>
            <text:p>lockPref("social.whitelist", "");</text:p>
          </table:table-cell>
          <table:table-cell table:formula="of:=IF([.H81]=&quot;&quot;;&quot;?&quot;;IF([.J81]=&quot;&quot;;&quot;新規&quot;;IF([.H81]=[.J81];&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4"/>
        </table:table-row>
        <table:table-row table:style-name="ro14">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2]=&quot;&quot;;&quot;?&quot;;IF([.J82]=&quot;&quot;;&quot;新規&quot;;IF([.H82]=[.J82];&quot;&quot;;&quot;○&quot;)))">
            <text:p/>
          </table:table-cell>
          <table:table-cell office:value-type="string" calcext:value-type="string">
            <text:p>lockPref("full-screen-api.enabled", true);</text:p>
          </table:table-cell>
          <table:table-cell table:number-columns-repeated="1014"/>
        </table:table-row>
        <table:table-row table:style-name="ro16">
          <table:table-cell office:value-type="string" calcext:value-type="string">
            <text:p>Security-1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fullscreen=1");</text:p>
          </table:table-cell>
          <table:table-cell table:formula="of:=IF([.H83]=&quot;&quot;;&quot;?&quot;;IF([.J83]=&quot;&quot;;&quot;新規&quot;;IF([.H83]=[.J83];&quot;&quot;;&quot;○&quot;)))">
            <text:p/>
          </table:table-cell>
          <table:table-cell office:value-type="string" calcext:value-type="string">
            <text:p>lockPref("extensions.autopermission.sites.(site)", "fullscreen=1");</text:p>
          </table:table-cell>
          <table:table-cell table:number-columns-repeated="1014"/>
        </table:table-row>
        <table:table-row table:style-name="ro8">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84]=&quot;&quot;;&quot;?&quot;;IF([.J84]=&quot;&quot;;&quot;新規&quot;;IF([.H84]=[.J84];&quot;&quot;;&quot;○&quot;)))">
            <text:p/>
          </table:table-cell>
          <table:table-cell office:value-type="string" calcext:value-type="string">
            <text:p>lockPref("full-screen-api.enabled", false);</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12" office:value-type="string" calcext:value-type="string">
            <text:p>Firefox 45で廃止</text:p>
          </table:table-cell>
          <table:table-cell table:formula="of:=IF([.H85]=&quot;&quot;;&quot;?&quot;;IF([.J85]=&quot;&quot;;&quot;新規&quot;;IF([.H85]=[.J85];&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12" office:value-type="string" calcext:value-type="string">
            <text:p>Firefox 45で廃止</text:p>
          </table:table-cell>
          <table:table-cell table:formula="of:=IF([.H86]=&quot;&quot;;&quot;?&quot;;IF([.J86]=&quot;&quot;;&quot;新規&quot;;IF([.H86]=[.J86];&quot;&quot;;&quot;○&quot;)))" office:value-type="string" office:string-value="○" calcext:value-type="string">
            <text:p>○</text:p>
          </table:table-cell>
          <table:table-cell office:value-type="string" calcext:value-type="string">
            <text:p>lockPref("browser.apps.URL", "");</text:p>
          </table:table-cell>
          <table:table-cell table:number-columns-repeated="1014"/>
        </table:table-row>
        <table:table-row table:style-name="ro8">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7]=&quot;&quot;;&quot;?&quot;;IF([.J87]=&quot;&quot;;&quot;新規&quot;;IF([.H87]=[.J8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88]=&quot;&quot;;&quot;?&quot;;IF([.J88]=&quot;&quot;;&quot;新規&quot;;IF([.H88]=[.J88];&quot;&quot;;&quot;○&quot;)))">
            <text:p/>
          </table:table-cell>
          <table:table-cell office:value-type="string" calcext:value-type="string">
            <text:p>lockPref("lightweightThemes.getMoreURL", "");</text:p>
          </table:table-cell>
          <table:table-cell table:number-columns-repeated="1014"/>
        </table:table-row>
        <table:table-row table:style-name="ro8">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9]=&quot;&quot;;&quot;?&quot;;IF([.J89]=&quot;&quot;;&quot;新規&quot;;IF([.H89]=[.J89];&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0]=&quot;&quot;;&quot;?&quot;;IF([.J90]=&quot;&quot;;&quot;新規&quot;;IF([.H90]=[.J90];&quot;&quot;;&quot;○&quot;)))">
            <text:p/>
          </table:table-cell>
          <table:table-cell office:value-type="string" calcext:value-type="string">
            <text:p>lockPref("lightweightThemes.recommendedThemes", "");</text:p>
          </table:table-cell>
          <table:table-cell table:number-columns-repeated="1014"/>
        </table:table-row>
        <table:table-row table:style-name="ro33">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9" office:value-type="string" calcext:value-type="string">
            <text:p>-</text:p>
          </table:table-cell>
          <table:table-cell table:style-name="ce2" office:value-type="string" calcext:value-type="string">
            <text:p>-</text:p>
          </table:table-cell>
          <table:table-cell table:formula="of:=IF([.H91]=&quot;&quot;;&quot;?&quot;;IF([.J91]=&quot;&quot;;&quot;新規&quot;;IF([.H91]=[.J91];&quot;&quot;;&quot;○&quot;)))" office:value-type="string" office:string-value="新規" calcext:value-type="string">
            <text:p>新規</text:p>
          </table:table-cell>
          <table:table-cell table:number-columns-repeated="1015"/>
        </table:table-row>
        <table:table-row table:style-name="ro34">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9"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2]=&quot;&quot;;&quot;?&quot;;IF([.J92]=&quot;&quot;;&quot;新規&quot;;IF([.H92]=[.J92];&quot;&quot;;&quot;○&quot;)))" office:value-type="string" office:string-value="新規" calcext:value-type="string">
            <text:p>新規</text:p>
          </table:table-cell>
          <table:table-cell table:number-columns-repeated="1015"/>
        </table:table-row>
        <table:table-row table:style-name="ro8">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履歴の保存の可否</text:p>
          </table:table-cell>
          <table:table-cell office:value-type="string" calcext:value-type="string" table:number-columns-spanned="1" table:number-rows-spanned="3">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93]=&quot;&quot;;&quot;?&quot;;IF([.J93]=&quot;&quot;;&quot;新規&quot;;IF([.H93]=[.J93];&quot;&quot;;&quot;○&quot;)))">
            <text:p/>
          </table:table-cell>
          <table:table-cell office:value-type="string" calcext:value-type="string">
            <text:p>-</text:p>
          </table:table-cell>
          <table:table-cell table:number-columns-repeated="1014"/>
        </table:table-row>
        <table:table-row table:style-name="ro35">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94]=&quot;&quot;;&quot;?&quot;;IF([.J94]=&quot;&quot;;&quot;新規&quot;;IF([.H94]=[.J94];&quot;&quot;;&quot;○&quot;)))">
            <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1. アドオン「History Prefs Modifier」を導入する</text:p>
            <text:p>2. MCDで設定を反映する</text:p>
          </table:table-cell>
          <table:table-cell table:style-name="ce2" office:value-type="string" calcext:value-type="string">
            <text:p>lockPref("browser.privatebrowsing.autostart", true);</text:p>
          </table:table-cell>
          <table:table-cell table:formula="of:=IF([.H95]=&quot;&quot;;&quot;?&quot;;IF([.J95]=&quot;&quot;;&quot;新規&quot;;IF([.H95]=[.J95];&quot;&quot;;&quot;○&quot;)))">
            <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2"/>
        </table:table-row>
        <table:table-row table:style-name="ro4">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MCDで設定を反映する</text:p>
          </table:table-cell>
          <table:table-cell table:style-name="ce2" office:value-type="string" calcext:value-type="string">
            <text:p>lockPref("browser.formfill.enable", true);</text:p>
          </table:table-cell>
          <table:table-cell table:formula="of:=IF([.H96]=&quot;&quot;;&quot;?&quot;;IF([.J96]=&quot;&quot;;&quot;新規&quot;;IF([.H96]=[.J96];&quot;&quot;;&quot;○&quot;)))">
            <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2"/>
        </table:table-row>
        <table:table-row table:style-name="ro36">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97]=&quot;&quot;;&quot;?&quot;;IF([.J97]=&quot;&quot;;&quot;新規&quot;;IF([.H97]=[.J97];&quot;&quot;;&quot;○&quot;)))">
            <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98]=&quot;&quot;;&quot;?&quot;;IF([.J98]=&quot;&quot;;&quot;新規&quot;;IF([.H98]=[.J98];&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2"/>
        </table:table-row>
        <table:table-row table:style-name="ro23">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4">MCD:</text:span></text:p>
            <text:p><text:span text:style-name="T4">lockPref("places.history.enabled", false);</text:span></text:p>
          </table:table-cell>
          <table:table-cell table:formula="of:=IF([.H99]=&quot;&quot;;&quot;?&quot;;IF([.J99]=&quot;&quot;;&quot;新規&quot;;IF([.H99]=[.J99];&quot;&quot;;&quot;○&quot;)))">
            <text:p/>
          </table:table-cell>
          <table:table-cell table:style-name="ce2" office:value-type="string" calcext:value-type="string">
            <text:p>Firefox 31の時点で廃止（通常の閲覧履歴と併せて保存しないようにする設定で代替）</text:p>
            <text:p/>
            <text:p><text:span text:style-name="T4">MCD:</text:span></text:p>
            <text:p><text:span text:style-name="T4">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2"/>
        </table:table-row>
        <table:table-row table:style-name="ro37">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00]=&quot;&quot;;&quot;?&quot;;IF([.J100]=&quot;&quot;;&quot;新規&quot;;IF([.H100]=[.J100];&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MCDで設定を反映する</text:p>
          </table:table-cell>
          <table:table-cell table:style-name="ce2" office:value-type="string" calcext:value-type="string">
            <text:p>lockPref("browser.urlbar.autocomplete.enabled", true);</text:p>
          </table:table-cell>
          <table:table-cell table:formula="of:=IF([.H101]=&quot;&quot;;&quot;?&quot;;IF([.J101]=&quot;&quot;;&quot;新規&quot;;IF([.H101]=[.J101];&quot;&quot;;&quot;○&quot;)))">
            <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2"/>
        </table:table-row>
        <table:table-row table:style-name="ro38">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02]=&quot;&quot;;&quot;?&quot;;IF([.J102]=&quot;&quot;;&quot;新規&quot;;IF([.H102]=[.J102];&quot;&quot;;&quot;○&quot;)))">
            <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MCDで設定を反映する</text:p>
          </table:table-cell>
          <table:table-cell table:style-name="ce2" office:value-type="string" calcext:value-type="string">
            <text:p>lockPref("signon.rememberSignons", true);</text:p>
          </table:table-cell>
          <table:table-cell table:formula="of:=IF([.H103]=&quot;&quot;;&quot;?&quot;;IF([.J103]=&quot;&quot;;&quot;新規&quot;;IF([.H103]=[.J103];&quot;&quot;;&quot;○&quot;)))">
            <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2"/>
        </table:table-row>
        <table:table-row table:style-name="ro39">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1">MCD:</text:span></text:p>
            <text:p><text:span text:style-name="T1">lockPref("signon.rememberSignons", false);</text:span></text:p>
            <text:p/>
            <text:p><text:span text:style-name="T1">globalChrome.css:</text:span></text:p>
            <text:p><text:span text:style-name="T1">/* パスワード保存の設定UIを隠す */</text:span></text:p>
            <text:p><text:span text:style-name="T1">@-moz-document</text:span></text:p>
            <text:p><text:span text:style-name="T1">  url-prefix("chrome://browser/content/preferences/preferences.xul"),</text:span></text:p>
            <text:p><text:span text:style-name="T1">  url-prefix("chrome://browser/content/preferences/in-content/preferences.xul"),</text:span></text:p>
            <text:p><text:span text:style-name="T1">  url-prefix("about:preferences") {</text:span></text:p>
            <text:p><text:span text:style-name="T1">  #passwordsGroup {</text:span></text:p>
            <text:p><text:span text:style-name="T1">    visibility: collapse !important;</text:span></text:p>
            <text:p><text:span text:style-name="T1">    -moz-user-focus: ignore !important;</text:span></text:p>
            <text:p><text:span text:style-name="T1">  }</text:span></text:p>
            <text:p><text:span text:style-name="T1">}</text:span></text:p>
            <text:p><text:span text:style-name="T1">/* パスワードマネージャのUIを隠す */</text:span></text:p>
            <text:p><text:span text:style-name="T1">@-moz-document url-prefix("chrome://passwordmgr/content/passwordManager.xul") {</text:span></text:p>
            <text:p><text:span text:style-name="T1">  :root &gt; * { display: none !important; }</text:span></text:p>
            <text:p><text:span text:style-name="T1">  #signonsTree,</text:span></text:p>
            <text:p><text:span text:style-name="T1">  #removeSignon,</text:span></text:p>
            <text:p><text:span text:style-name="T1">  #removeAllSignons,</text:span></text:p>
            <text:p><text:span text:style-name="T1">  #togglePasswords {</text:span></text:p>
            <text:p><text:span text:style-name="T1">    display: none !important;</text:span></text:p>
            <text:p><text:span text:style-name="T1">    -moz-user-focus: disabled !important;</text:span></text:p>
            <text:p><text:span text:style-name="T1">  }</text:span></text:p>
            <text:p><text:span text:style-name="T1">}</text:span></text:p>
            <text:p><text:span text:style-name="T1">@-moz-document url-prefix("chrome://passwordmgr/content/passwordManagerExceptions.xul") {</text:span></text:p>
            <text:p><text:span text:style-name="T1">  :root &gt; * { display: none !important; }</text:span></text:p>
            <text:p><text:span text:style-name="T1">  #rejectsTree,</text:span></text:p>
            <text:p><text:span text:style-name="T1">  #removeReject,</text:span></text:p>
            <text:p><text:span text:style-name="T1">  #removeAllRejects {</text:span></text:p>
            <text:p><text:span text:style-name="T1">    display: none !important;</text:span></text:p>
            <text:p><text:span text:style-name="T1">    -moz-user-focus: disabled !important;</text:span></text:p>
            <text:p><text:span text:style-name="T1">  }</text:span></text:p>
            <text:p><text:span text:style-name="T1">}</text:span></text:p>
            <text:p><text:span text:style-name="T1">/* マスターパスワード関連の設定UIを隠す */</text:span></text:p>
            <text:p><text:span text:style-name="T1">@-moz-document url-prefix("chrome://mozapps/content/preferences/changemp.xul") {</text:span></text:p>
            <text:p><text:span text:style-name="T1">  :root &gt; * { display: none !important; }</text:span></text:p>
            <text:p><text:span text:style-name="T1">  #pw1,</text:span></text:p>
            <text:p><text:span text:style-name="T1">  #pw2,</text:span></text:p>
            <text:p><text:span text:style-name="T1">  #pwmeter {</text:span></text:p>
            <text:p><text:span text:style-name="T1">    display: none !important;</text:span></text:p>
            <text:p><text:span text:style-name="T1">    -moz-user-focus: disabled !important;</text:span></text:p>
            <text:p><text:span text:style-name="T1">  }</text:span></text:p>
            <text:p><text:span text:style-name="T1">}</text:span></text:p>
            <text:p><text:span text:style-name="T1">/* Hide context menu item */</text:span></text:p>
            <text:p><text:span text:style-name="T1">@-moz-document url-prefix("chrome://browser/content/browser.xul") {</text:span></text:p>
            <text:p><text:span text:style-name="T1">  #fill-login {</text:span></text:p>
            <text:p><text:span text:style-name="T1">    display: none !important;</text:span></text:p>
            <text:p><text:span text:style-name="T1">    -moz-user-focus: disabled !important;</text:span></text:p>
            <text:p><text:span text:style-name="T1">  }</text:span></text:p>
            <text:p><text:span text:style-name="T1">}</text:span></text:p>
          </table:table-cell>
          <table:table-cell table:formula="of:=IF([.H104]=&quot;&quot;;&quot;?&quot;;IF([.J104]=&quot;&quot;;&quot;新規&quot;;IF([.H104]=[.J104];&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2"/>
        </table:table-row>
        <table:table-row table:style-name="ro4">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Webアプリのオフラインキャッシュ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browser.offline-apps.notify", true);</text:p>
          </table:table-cell>
          <table:table-cell table:formula="of:=IF([.H105]=&quot;&quot;;&quot;?&quot;;IF([.J105]=&quot;&quot;;&quot;新規&quot;;IF([.H105]=[.J105];&quot;&quot;;&quot;○&quot;)))">
            <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2"/>
        </table:table-row>
        <table:table-row table:style-name="ro23">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able:table-cell>
          <table:table-cell table:formula="of:=IF([.H106]=&quot;&quot;;&quot;?&quot;;IF([.J106]=&quot;&quot;;&quot;新規&quot;;IF([.H106]=[.J106];&quot;&quot;;&quot;○&quot;)))">
            <text:p/>
          </table:table-cell>
          <table:table-cell office:value-type="string" calcext:value-type="string">
            <text:p>lockPref("extensions.autopermission.sites.(site)", "offline-app=1");</text:p>
          </table:table-cell>
          <table:table-cell table:number-columns-repeated="1014"/>
        </table:table-row>
        <table:table-row table:style-name="ro40">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07]=&quot;&quot;;&quot;?&quot;;IF([.J107]=&quot;&quot;;&quot;新規&quot;;IF([.H107]=[.J107];&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08]=&quot;&quot;;&quot;?&quot;;IF([.J108]=&quot;&quot;;&quot;新規&quot;;IF([.H108]=[.J108];&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2"/>
        </table:table-row>
        <table:table-row table:style-name="ro4">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09]=&quot;&quot;;&quot;?&quot;;IF([.J109]=&quot;&quot;;&quot;新規&quot;;IF([.H109]=[.J109];&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2"/>
        </table:table-row>
        <table:table-row table:style-name="ro8">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保存件数の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text:p>
          </table:table-cell>
          <table:table-cell table:style-name="ce2" office:value-type="string" calcext:value-type="string">
            <text:p>-</text:p>
          </table:table-cell>
          <table:table-cell table:formula="of:=IF([.H110]=&quot;&quot;;&quot;?&quot;;IF([.J110]=&quot;&quot;;&quot;新規&quot;;IF([.H110]=[.J110];&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2" office:value-type="string" calcext:value-type="string">
            <text:p>lockPref("places.history.expiration.max_pages", （保持する件数）);</text:p>
          </table:table-cell>
          <table:table-cell table:formula="of:=IF([.H111]=&quot;&quot;;&quot;?&quot;;IF([.J111]=&quot;&quot;;&quot;新規&quot;;IF([.H111]=[.J111];&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2"/>
        </table:table-row>
        <table:table-row table:style-name="ro41">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12]=&quot;&quot;;&quot;?&quot;;IF([.J112]=&quot;&quot;;&quot;新規&quot;;IF([.H112]=[.J112];&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4"/>
        </table:table-row>
        <table:table-row table:style-name="ro4">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13]=&quot;&quot;;&quot;?&quot;;IF([.J113]=&quot;&quot;;&quot;新規&quot;;IF([.H113]=[.J113];&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2"/>
        </table:table-row>
        <table:table-row table:style-name="ro42">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formula="of:=IF([.H114]=&quot;&quot;;&quot;?&quot;;IF([.J114]=&quot;&quot;;&quot;新規&quot;;IF([.H114]=[.J114];&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2"/>
        </table:table-row>
        <table:table-row table:style-name="ro14">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Cookieの保存の可否</text:p>
          </table:table-cell>
          <table:table-cell office:value-type="string" calcext:value-type="string" table:number-columns-spanned="1" table:number-rows-spanned="4">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15]=&quot;&quot;;&quot;?&quot;;IF([.J115]=&quot;&quot;;&quot;新規&quot;;IF([.H115]=[.J115];&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6">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cookie=1");</text:p>
          </table:table-cell>
          <table:table-cell table:formula="of:=IF([.H116]=&quot;&quot;;&quot;?&quot;;IF([.J116]=&quot;&quot;;&quot;新規&quot;;IF([.H116]=[.J116];&quot;&quot;;&quot;○&quot;)))">
            <text:p/>
          </table:table-cell>
          <table:table-cell office:value-type="string" calcext:value-type="string">
            <text:p>lockPref("extensions.autopermission.sites.(site)", "cookie=1");</text:p>
          </table:table-cell>
          <table:table-cell table:number-columns-repeated="1014"/>
        </table:table-row>
        <table:table-row table:style-name="ro14">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17]=&quot;&quot;;&quot;?&quot;;IF([.J117]=&quot;&quot;;&quot;新規&quot;;IF([.H117]=[.J117];&quot;&quot;;&quot;○&quot;)))">
            <text:p/>
          </table:table-cell>
          <table:table-cell office:value-type="string" calcext:value-type="string">
            <text:p>lockPref("network.cookie.cookieBehavior", 0);</text:p>
            <text:p>lockPref("network.cookie.lifetimePolicy", 2);</text:p>
          </table:table-cell>
          <table:table-cell table:number-columns-repeated="1014"/>
        </table:table-row>
        <table:table-row table:style-name="ro14">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18]=&quot;&quot;;&quot;?&quot;;IF([.J118]=&quot;&quot;;&quot;新規&quot;;IF([.H118]=[.J118];&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4">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storage.enabled", true);</text:p>
          </table:table-cell>
          <table:table-cell table:formula="of:=IF([.H119]=&quot;&quot;;&quot;?&quot;;IF([.J119]=&quot;&quot;;&quot;新規&quot;;IF([.H119]=[.J119];&quot;&quot;;&quot;○&quot;)))">
            <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4">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20]=&quot;&quot;;&quot;?&quot;;IF([.J120]=&quot;&quot;;&quot;新規&quot;;IF([.H120]=[.J120];&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14">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Indexed DB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21]=&quot;&quot;;&quot;?&quot;;IF([.J121]=&quot;&quot;;&quot;新規&quot;;IF([.H121]=[.J121];&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6">
          <table:table-cell office:value-type="string" calcext:value-type="string">
            <text:p>Privacy-13</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indexedDB=1");</text:p>
          </table:table-cell>
          <table:table-cell table:formula="of:=IF([.H122]=&quot;&quot;;&quot;?&quot;;IF([.J122]=&quot;&quot;;&quot;新規&quot;;IF([.H122]=[.J122];&quot;&quot;;&quot;○&quot;)))">
            <text:p/>
          </table:table-cell>
          <table:table-cell office:value-type="string" calcext:value-type="string">
            <text:p>lockPref("extensions.autopermission.sites.(site)", "indexedDB=1");</text:p>
          </table:table-cell>
          <table:table-cell table:number-columns-repeated="1014"/>
        </table:table-row>
        <table:table-row table:style-name="ro14">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23]=&quot;&quot;;&quot;?&quot;;IF([.J123]=&quot;&quot;;&quot;新規&quot;;IF([.H123]=[.J123];&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4">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位置情報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geo.enabled", true);</text:p>
          </table:table-cell>
          <table:table-cell table:formula="of:=IF([.H124]=&quot;&quot;;&quot;?&quot;;IF([.J124]=&quot;&quot;;&quot;新規&quot;;IF([.H124]=[.J124];&quot;&quot;;&quot;○&quot;)))">
            <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2"/>
        </table:table-row>
        <table:table-row table:style-name="ro23">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able:table-cell>
          <table:table-cell table:formula="of:=IF([.H125]=&quot;&quot;;&quot;?&quot;;IF([.J125]=&quot;&quot;;&quot;新規&quot;;IF([.H125]=[.J125];&quot;&quot;;&quot;○&quot;)))">
            <text:p/>
          </table:table-cell>
          <table:table-cell office:value-type="string" calcext:value-type="string">
            <text:p>lockPref("extensions.autopermission.sites.(site)", "geo=1");</text:p>
          </table:table-cell>
          <table:table-cell table:number-columns-repeated="1014"/>
        </table:table-row>
        <table:table-row table:style-name="ro4">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26]=&quot;&quot;;&quot;?&quot;;IF([.J126]=&quot;&quot;;&quot;新規&quot;;IF([.H126]=[.J126];&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2"/>
        </table:table-row>
        <table:table-row table:style-name="ro8">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27]=&quot;&quot;;&quot;?&quot;;IF([.J127]=&quot;&quot;;&quot;新規&quot;;IF([.H127]=[.J12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28]=&quot;&quot;;&quot;?&quot;;IF([.J128]=&quot;&quot;;&quot;新規&quot;;IF([.H128]=[.J128];&quot;&quot;;&quot;○&quot;)))">
            <text:p/>
          </table:table-cell>
          <table:table-cell office:value-type="string" calcext:value-type="string">
            <text:p>lockPref("browser.search.geoip.url", "");</text:p>
          </table:table-cell>
          <table:table-cell table:number-columns-repeated="1014"/>
        </table:table-row>
        <table:table-row table:style-name="ro4">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29]=&quot;&quot;;&quot;?&quot;;IF([.J129]=&quot;&quot;;&quot;新規&quot;;IF([.H129]=[.J129];&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2"/>
        </table:table-row>
        <table:table-row table:style-name="ro4">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able:table-cell>
          <table:table-cell table:formula="of:=IF([.H130]=&quot;&quot;;&quot;?&quot;;IF([.J130]=&quot;&quot;;&quot;新規&quot;;IF([.H130]=[.J130];&quot;&quot;;&quot;○&quot;)))">
            <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2"/>
        </table:table-row>
        <table:table-row table:style-name="ro4">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31]=&quot;&quot;;&quot;?&quot;;IF([.J131]=&quot;&quot;;&quot;新規&quot;;IF([.H131]=[.J131];&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2"/>
        </table:table-row>
        <table:table-row table:style-name="ro43">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32]=&quot;&quot;;&quot;?&quot;;IF([.J132]=&quot;&quot;;&quot;新規&quot;;IF([.H132]=[.J132];&quot;&quot;;&quot;○&quot;)))">
            <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2"/>
        </table:table-row>
        <table:table-row table:style-name="ro8">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3]=&quot;&quot;;&quot;?&quot;;IF([.J133]=&quot;&quot;;&quot;新規&quot;;IF([.H133]=[.J133];&quot;&quot;;&quot;○&quot;)))">
            <text:p/>
          </table:table-cell>
          <table:table-cell office:value-type="string" calcext:value-type="string">
            <text:p>-</text:p>
          </table:table-cell>
          <table:table-cell office:value-type="string" calcext:value-type="string">
            <text:p>変更無し</text:p>
          </table:table-cell>
          <table:table-cell table:number-columns-repeated="1013"/>
        </table:table-row>
        <table:table-row table:style-name="ro44">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34]=&quot;&quot;;&quot;?&quot;;IF([.J134]=&quot;&quot;;&quot;新規&quot;;IF([.H134]=[.J134];&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35]=&quot;&quot;;&quot;?&quot;;IF([.J135]=&quot;&quot;;&quot;新規&quot;;IF([.H135]=[.J135];&quot;&quot;;&quot;○&quot;)))">
            <text:p/>
          </table:table-cell>
          <table:table-cell office:value-type="string" calcext:value-type="string">
            <text:p>-</text:p>
          </table:table-cell>
          <table:table-cell table:number-columns-repeated="1014"/>
        </table:table-row>
        <table:table-row table:style-name="ro16">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36]=&quot;&quot;;&quot;?&quot;;IF([.J136]=&quot;&quot;;&quot;新規&quot;;IF([.H136]=[.J136];&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4"/>
        </table:table-row>
        <table:table-row table:style-name="ro4">
          <table:table-cell office:value-type="string" calcext:value-type="string">
            <text:p>Privacy-20</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office:value-type="string" calcext:value-type="string">
            <text:p>許可で送出する</text:p>
          </table:table-cell>
          <table:table-cell office:value-type="string" calcext:value-type="string">
            <text:p>MCDで設定を反映する</text:p>
          </table:table-cell>
          <table:table-cell table:style-name="ce2" office:value-type="string" calcext:value-type="string">
            <text:p>pref("privacy.donottrackheader.enabled", false);</text:p>
          </table:table-cell>
          <table:table-cell table:formula="of:=IF([.H137]=&quot;&quot;;&quot;?&quot;;IF([.J137]=&quot;&quot;;&quot;新規&quot;;IF([.H137]=[.J137];&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2"/>
        </table:table-row>
        <table:table-row table:style-name="ro4">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MCDで設定を反映する</text:p>
          </table:table-cell>
          <table:table-cell table:style-name="ce2" office:value-type="string" calcext:value-type="string">
            <text:p>pref("privacy.donottrackheader.enabled", true);</text:p>
          </table:table-cell>
          <table:table-cell table:formula="of:=IF([.H138]=&quot;&quot;;&quot;?&quot;;IF([.J138]=&quot;&quot;;&quot;新規&quot;;IF([.H138]=[.J138];&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2"/>
        </table:table-row>
        <table:table-row table:style-name="ro8">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39]=&quot;&quot;;&quot;?&quot;;IF([.J139]=&quot;&quot;;&quot;新規&quot;;IF([.H139]=[.J139];&quot;&quot;;&quot;○&quot;)))">
            <text:p/>
          </table:table-cell>
          <table:table-cell office:value-type="string" calcext:value-type="string">
            <text:p>-</text:p>
          </table:table-cell>
          <table:table-cell table:number-columns-repeated="1014"/>
        </table:table-row>
        <table:table-row table:style-name="ro45">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H140]=&quot;&quot;;&quot;?&quot;;IF([.J140]=&quot;&quot;;&quot;新規&quot;;IF([.H140]=[.J140];&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1]=&quot;&quot;;&quot;?&quot;;IF([.J141]=&quot;&quot;;&quot;新規&quot;;IF([.H141]=[.J141];&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ainstall.iniを編集する</text:p>
          </table:table-cell>
          <table:table-cell table:style-name="ce2" office:value-type="string" calcext:value-type="string">
            <text:p>[fainstall]</text:p>
            <text:p>AppEnableCrashReport=false</text:p>
          </table:table-cell>
          <table:table-cell table:formula="of:=IF([.H142]=&quot;&quot;;&quot;?&quot;;IF([.J142]=&quot;&quot;;&quot;新規&quot;;IF([.H142]=[.J142];&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2"/>
        </table:table-row>
        <table:table-row table:style-name="ro8">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3]=&quot;&quot;;&quot;?&quot;;IF([.J143]=&quot;&quot;;&quot;新規&quot;;IF([.H143]=[.J143];&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table:style-name="ce2" office:value-type="string" calcext:value-type="string">
            <text:p>-</text:p>
          </table:table-cell>
          <table:table-cell table:formula="of:=IF([.H144]=&quot;&quot;;&quot;?&quot;;IF([.J144]=&quot;&quot;;&quot;新規&quot;;IF([.H144]=[.J144];&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20">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12" office:value-type="string" calcext:value-type="string">
            <text:p>-</text:p>
          </table:table-cell>
          <table:table-cell table:style-name="ce3" table:formula="of:=IF([.H145]=&quot;&quot;;&quot;?&quot;;IF([.J145]=&quot;&quot;;&quot;新規&quot;;IF([.H145]=[.J145];&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2"/>
        </table:table-row>
        <table:table-row table:style-name="ro46">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13" office:value-type="string" calcext:value-type="string">
            <text:p>Security-11に統合</text:p>
          </table:table-cell>
          <table:table-cell table:style-name="ce3" table:formula="of:=IF([.H146]=&quot;&quot;;&quot;?&quot;;IF([.J146]=&quot;&quot;;&quot;新規&quot;;IF([.H146]=[.J146];&quot;&quot;;&quot;○&quot;)))" office:value-type="string" office:string-value="○" calcext:value-type="string">
            <text:p>○</text:p>
          </table:table-cell>
          <table:table-cell table:style-name="ce11" office:value-type="string" calcext:value-type="string">
            <text:p><text:span text:style-name="T1">MCD:</text:span></text:p>
            <text:p><text:span text:style-name="T1">lockPref("social.directories", "");</text:span></text:p>
            <text:p><text:span text:style-name="T1">lockPref("social.remote-install.enabled", false);</text:span></text:p>
            <text:p><text:span text:style-name="T1">lockPref("social.share.activationPanelEnabled", false);</text:span></text:p>
            <text:p><text:span text:style-name="T1">lockPref("social.toast-notifications.enabled", false);</text:span></text:p>
            <text:p><text:span text:style-name="T1">lockPref("social.whitelist", "");</text:span></text:p>
            <text:p/>
            <text:p><text:span text:style-name="T1">globalChrome.css:</text:span></text:p>
            <text:p><text:span text:style-name="T1">@-moz-document url-prefix("chrome://browser/content/browser.xul") {</text:span></text:p>
            <text:p><text:span text:style-name="T1">  #social-share-button,</text:span></text:p>
            <text:p><text:span text:style-name="T1">  #wrapper-social-share-button {</text:span></text:p>
            <text:p><text:span text:style-name="T1">    display: none !important;</text:span></text:p>
            <text:p><text:span text:style-name="T1">    -moz-user-focus: ignore !important;</text:span></text:p>
            <text:p><text:span text:style-name="T1">  }</text:span></text:p>
            <text:p><text:span text:style-name="T1">}</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2"/>
        </table:table-row>
        <table:table-row table:style-name="ro8">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7]=&quot;&quot;;&quot;?&quot;;IF([.J147]=&quot;&quot;;&quot;新規&quot;;IF([.H147]=[.J147];&quot;&quot;;&quot;○&quot;)))">
            <text:p/>
          </table:table-cell>
          <table:table-cell office:value-type="string" calcext:value-type="string">
            <text:p>-</text:p>
          </table:table-cell>
          <table:table-cell/>
          <table:table-cell office:value-type="string" calcext:value-type="string">
            <text:p>-</text:p>
          </table:table-cell>
          <table:table-cell table:number-columns-repeated="1012"/>
        </table:table-row>
        <table:table-row table:style-name="ro47">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H148]=&quot;&quot;;&quot;?&quot;;IF([.J148]=&quot;&quot;;&quot;新規&quot;;IF([.H148]=[.J148];&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2"/>
        </table:table-row>
        <table:table-row table:style-name="ro4">
          <table:table-cell office:value-type="string" calcext:value-type="string">
            <text:p>Privacy-2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Hello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loop.enabled",true);</text:p>
          </table:table-cell>
          <table:table-cell table:formula="of:=IF([.H149]=&quot;&quot;;&quot;?&quot;;IF([.J149]=&quot;&quot;;&quot;新規&quot;;IF([.H149]=[.J149];&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2"/>
        </table:table-row>
        <table:table-row table:style-name="ro48">
          <table:table-cell office:value-type="string" calcext:value-type="string">
            <text:p>Privacy-2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text:span text:style-name="T4">lockPref("loop.enabled",false);</text:span></text:p>
            <text:p><text:span text:style-name="T4">lockPref("loop.server", "");</text:span></text:p>
            <text:p><text:span text:style-name="T4">lockPref("loop.facebook.shareUrl", "");</text:span></text:p>
            <text:p><text:span text:style-name="T4">lockPref("loop.feedback.baseUrl", "");</text:span></text:p>
            <text:p><text:span text:style-name="T4">lockPref("loop.feedback.formURL", "");</text:span></text:p>
            <text:p><text:span text:style-name="T4">lockPref("loop.feedback.manualFormURL", "");</text:span></text:p>
            <text:p><text:span text:style-name="T4">lockPref("loop.gettingStarted.url", "");</text:span></text:p>
            <text:p><text:span text:style-name="T4">lockPref("loop.learnMoreUrl", "");</text:span></text:p>
            <text:p><text:span text:style-name="T4">lockPref("loop.legal.ToS_url", "");</text:span></text:p>
            <text:p><text:span text:style-name="T4">lockPref("loop.legal.privacy_url", "");</text:span></text:p>
            <text:p><text:span text:style-name="T4">lockPref("loop.linkChecker.url", "");</text:span></text:p>
            <text:p><text:span text:style-name="T4">lockPref("loop.oauth.google.scope", "");</text:span></text:p>
            <text:p><text:span text:style-name="T4">lockPref("loop.support_url", "");</text:span></text:p>
            <text:p><text:span text:style-name="T4">lockPref("loop.CSP", "");</text:span></text:p>
            <text:p><text:span text:style-name="T4">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formula="of:=IF([.H150]=&quot;&quot;;&quot;?&quot;;IF([.J150]=&quot;&quot;;&quot;新規&quot;;IF([.H150]=[.J150];&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2"/>
        </table:table-row>
        <table:table-row table:style-name="ro8">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5"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1]=&quot;&quot;;&quot;?&quot;;IF([.J151]=&quot;&quot;;&quot;新規&quot;;IF([.H151]=[.J151];&quot;&quot;;&quot;○&quot;)))">
            <text:p/>
          </table:table-cell>
          <table:table-cell office:value-type="string" calcext:value-type="string">
            <text:p>-</text:p>
          </table:table-cell>
          <table:table-cell table:number-columns-repeated="1014"/>
        </table:table-row>
        <table:table-row table:style-name="ro49">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52]=&quot;&quot;;&quot;?&quot;;IF([.J152]=&quot;&quot;;&quot;新規&quot;;IF([.H152]=[.J152];&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53]=&quot;&quot;;&quot;?&quot;;IF([.J153]=&quot;&quot;;&quot;新規&quot;;IF([.H153]=[.J153];&quot;&quot;;&quot;○&quot;)))">
            <text:p/>
          </table:table-cell>
          <table:table-cell office:value-type="string" calcext:value-type="string">
            <text:p>-</text:p>
          </table:table-cell>
          <table:table-cell table:number-columns-repeated="1014"/>
        </table:table-row>
        <table:table-row table:style-name="ro50">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1">MCD:</text:span></text:p>
            <text:p><text:span text:style-name="T1">lockPref("browser.readinglist.enabled", false);</text:span></text:p>
            <text:p><text:span text:style-name="T1">lockPref("browser.readinglist.sidebarEverOpened", false);</text:span></text:p>
            <text:p><text:span text:style-name="T1">lockPref("readinglist.scheduler.enabled", false);</text:span></text:p>
            <text:p><text:span text:style-name="T1">lockPref("readinglist.server", "");</text:span></text:p>
            <text:p><text:span text:style-name="T1">lockPref("browser.reader.detectedFirstArticle", true);</text:span></text:p>
            <text:p/>
            <text:p><text:span text:style-name="T1">globalChrome.css:</text:span></text:p>
            <text:p><text:span text:style-name="T1">@-moz-document url-prefix("chrome://browser/content/browser.xul") {</text:span></text:p>
            <text:p><text:span text:style-name="T1">  #menu_pocket,</text:span></text:p>
            <text:p><text:span text:style-name="T1">  #menu_pocketSeparator,</text:span></text:p>
            <text:p><text:span text:style-name="T1">  #BMB_pocket,</text:span></text:p>
            <text:p><text:span text:style-name="T1">  #BMB_pocketSeparator,</text:span></text:p>
            <text:p><text:span text:style-name="T1">  #panelMenu_pocket,</text:span></text:p>
            <text:p><text:span text:style-name="T1">  #panelMenu_pocketSeparator,</text:span></text:p>
            <text:p><text:span text:style-name="T1">  #pocket-button,</text:span></text:p>
            <text:p><text:span text:style-name="T1">  #wrapper-pocket-button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154]=&quot;&quot;;&quot;?&quot;;IF([.J154]=&quot;&quot;;&quot;新規&quot;;IF([.H154]=[.J154];&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その他、プライバシー情報に関わる一切の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text:p>
          </table:table-cell>
          <table:table-cell table:formula="of:=IF([.H155]=&quot;&quot;;&quot;?&quot;;IF([.J155]=&quot;&quot;;&quot;新規&quot;;IF([.H155]=[.J155];&quot;&quot;;&quot;○&quot;)))">
            <text:p/>
          </table:table-cell>
          <table:table-cell office:value-type="string" calcext:value-type="string">
            <text:p>-</text:p>
          </table:table-cell>
          <table:table-cell table:number-columns-repeated="1014"/>
        </table:table-row>
        <table:table-row table:style-name="ro51">
          <table:table-cell office:value-type="string" calcext:value-type="string">
            <text:p>Privacy-2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トラッキングプロテクション機能の通信を無効化する</text:p>
            <text:p>lockPref("browser.trackingprotection.gethashURL", "");</text:p>
            <text:p>lockPref("browser.trackingprotection.updateURL", "");</text:p>
            <text:p>lockPref("privacy.trackingprotection.introURL", "");</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ext:p/>
            <text:p>// 統計情報の送信先（Privacy-18）</text:p>
            <text:p>lockPref("toolkit.telemetry.infoURL", "");</text:p>
            <text:p>lockPref("toolkit.telemetry.server", "");</text:p>
            <text:p>// ヘルスレポートの送信先（Privacy-18）</text:p>
            <text:p>lockPref("datareporting.healthreport.about.reportUrl", "");</text:p>
            <text:p>lockPref("datareporting.healthreport.about.reportUrlUnified", "");</text:p>
            <text:p>lockPref("datareporting.healthreport.documentServerURI", "");</text:p>
            <text:p>lockPref("datareporting.healthreport.infoURL", "");</text:p>
            <text:p>// エラーレポートの送信先（Privacy-19）</text:p>
            <text:p>lockPref("security.ssl.errorReporting.automatic", false);</text:p>
            <text:p>lockPref("security.ssl.errorReporting.enabled", false);</text:p>
            <text:p>lockPref("security.ssl.errorReporting.url", "");</text:p>
            <text:p>// Firefoxアカウント（Privacy-24）</text:p>
            <text:p>lockPref("identity.fxaccounts.auth.uri", "");</text:p>
            <text:p>lockPref("identity.fxaccounts.remote.force_auth.uri","");</text:p>
            <text:p>lockPref("identity.fxaccounts.remote.webchannel.uri","about:blank");</text:p>
            <text:p>lockPref("identity.fxaccounts.remote.signin.uri","");</text:p>
            <text:p>lockPref("identity.fxaccounts.remote.signup.uri","");</text:p>
            <text:p>lockPref("identity.fxaccounts.settings.uri","");</text:p>
            <text:p>lockPref("identity.fxaccounts.remote.oauth.uri","");</text:p>
            <text:p>lockPref("identity.fxaccounts.remote.profile.uri","");</text:p>
            <text:p>// Firefox Hello（Privacy-25）</text:p>
            <text:p>lockPref("loop.server", "");</text:p>
            <text:p>lockPref("loop.facebook.shareUrl", "");</text:p>
            <text:p>lockPref("loop.feedback.baseUrl", "");</text:p>
            <text:p>lockPref("loop.feedback.formURL", "");</text:p>
            <text:p>lockPref("loop.feedback.manualFormURL", "");</text:p>
            <text:p>lockPref("loop.gettingStarted.url", "");</text:p>
            <text:p>lockPref("loop.learnMoreUrl", "");</text:p>
            <text:p>lockPref("loop.legal.ToS_url", "");</text:p>
            <text:p>lockPref("loop.legal.privacy_url", "");</text:p>
            <text:p>lockPref("loop.linkChecker.url", "");</text:p>
            <text:p>lockPref("loop.oauth.google.scope", "");</text:p>
            <text:p>lockPref("loop.support_url", "");</text:p>
            <text:p>lockPref("loop.CSP", "");</text:p>
            <text:p>lockPref("loop.linkClicker.url", "")</text:p>
            <text:p>// トラッキング防止（Privacy-33）</text:p>
            <text:p>lockPref("privacy.trackingprotection.introURL", "");</text:p>
            <text:p>lockPref("browser.safebrowsing.provider.google.gethashURL", "");</text:p>
            <text:p>lockPref("browser.safebrowsing.provider.google.lists", "");</text:p>
            <text:p>lockPref("browser.safebrowsing.provider.google.updateURL", "");</text:p>
            <text:p>lockPref("browser.safebrowsing.provider.google.reportURL", ""); </text:p>
            <text:p>lockPref("browser.safebrowsing.provider.mozilla.gethashURL", "");</text:p>
            <text:p>lockPref("browser.safebrowsing.provider.mozilla.lists", "");</text:p>
            <text:p>lockPref("browser.safebrowsing.provider.mozilla.updateURL", "");</text:p>
            <text:p>lockPref("browser.safebrowsing.reportMalwareMistakeURL", "");</text:p>
            <text:p>lockPref("browser.safebrowsing.reportPhishMistakeURL", "");</text:p>
            <text:p/>
          </table:table-cell>
          <table:table-cell table:formula="of:=IF([.H156]=&quot;&quot;;&quot;?&quot;;IF([.J156]=&quot;&quot;;&quot;新規&quot;;IF([.H156]=[.J156];&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4">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4"/>
        </table:table-row>
        <table:table-row table:style-name="ro16">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57]=&quot;&quot;;&quot;?&quot;;IF([.J157]=&quot;&quot;;&quot;新規&quot;;IF([.H157]=[.J157];&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58]=&quot;&quot;;&quot;?&quot;;IF([.J158]=&quot;&quot;;&quot;新規&quot;;IF([.H158]=[.J158];&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59]=&quot;&quot;;&quot;?&quot;;IF([.J159]=&quot;&quot;;&quot;新規&quot;;IF([.H159]=[.J159];&quot;&quot;;&quot;○&quot;)))">
            <text:p/>
          </table:table-cell>
          <table:table-cell office:value-type="string" calcext:value-type="string">
            <text:p>lockPref("browser.cache.disk.smart_size.enabled", true);</text:p>
          </table:table-cell>
          <table:table-cell table:number-columns-repeated="1014"/>
        </table:table-row>
        <table:table-row table:style-name="ro14">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60]=&quot;&quot;;&quot;?&quot;;IF([.J160]=&quot;&quot;;&quot;新規&quot;;IF([.H160]=[.J160];&quot;&quot;;&quot;○&quot;)))">
            <text:p/>
          </table:table-cell>
          <table:table-cell office:value-type="string" calcext:value-type="string">
            <text:p>lockPref("browser.cache.disk.smart_size.enabled", false);</text:p>
            <text:p>lockPref("browser.cache.disk.capacity", サイズ（KB）);</text:p>
          </table:table-cell>
          <table:table-cell table:number-columns-repeated="1014"/>
        </table:table-row>
        <table:table-row table:style-name="ro52">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9" office:value-type="string" calcext:value-type="string">
            <text:p>-</text:p>
          </table:table-cell>
          <table:table-cell table:formula="of:=IF([.H161]=&quot;&quot;;&quot;?&quot;;IF([.J161]=&quot;&quot;;&quot;新規&quot;;IF([.H161]=[.J161];&quot;&quot;;&quot;○&quot;)))">
            <text:p/>
          </table:table-cell>
          <table:table-cell table:number-columns-repeated="2" office:value-type="string" calcext:value-type="string">
            <text:p>-</text:p>
          </table:table-cell>
          <table:table-cell table:number-columns-repeated="1013"/>
        </table:table-row>
        <table:table-row table:style-name="ro4">
          <table:table-cell table:style-name="ce4"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9" office:value-type="string" calcext:value-type="string">
            <text:p>lockPref("browser.selfsupport.url", "");</text:p>
          </table:table-cell>
          <table:table-cell table:formula="of:=IF([.H162]=&quot;&quot;;&quot;?&quot;;IF([.J162]=&quot;&quot;;&quot;新規&quot;;IF([.H162]=[.J162];&quot;&quot;;&quot;○&quot;)))">
            <text:p/>
          </table:table-cell>
          <table:table-cell table:number-columns-repeated="2" office:value-type="string" calcext:value-type="string">
            <text:p>lockPref("browser.selfsupport.url", "");</text:p>
          </table:table-cell>
          <table:table-cell table:number-columns-repeated="1013"/>
        </table:table-row>
        <table:table-row table:style-name="ro8">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163]=&quot;&quot;;&quot;?&quot;;IF([.J163]=&quot;&quot;;&quot;新規&quot;;IF([.H163]=[.J163];&quot;&quot;;&quot;○&quot;)))">
            <text:p/>
          </table:table-cell>
          <table:table-cell office:value-type="string" calcext:value-type="string">
            <text:p>defaultPref("network.http.speculative-parallel-limit", 6);</text:p>
          </table:table-cell>
          <table:table-cell table:number-columns-repeated="1014"/>
        </table:table-row>
        <table:table-row table:style-name="ro8">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164]=&quot;&quot;;&quot;?&quot;;IF([.J164]=&quot;&quot;;&quot;新規&quot;;IF([.H164]=[.J164];&quot;&quot;;&quot;○&quot;)))">
            <text:p/>
          </table:table-cell>
          <table:table-cell office:value-type="string" calcext:value-type="string">
            <text:p>lockPref("network.http.speculative-parallel-limit", 0);</text:p>
          </table:table-cell>
          <table:table-cell table:number-columns-repeated="1014"/>
        </table:table-row>
        <table:table-row table:style-name="ro31">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6"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9" office:value-type="string" calcext:value-type="string">
            <text:p>-</text:p>
          </table:table-cell>
          <table:table-cell table:formula="of:=IF([.H165]=&quot;&quot;;&quot;?&quot;;IF([.J165]=&quot;&quot;;&quot;新規&quot;;IF([.H165]=[.J165];&quot;&quot;;&quot;○&quot;)))" office:value-type="string" office:string-value="新規" calcext:value-type="string">
            <text:p>新規</text:p>
          </table:table-cell>
          <table:table-cell table:number-columns-repeated="1015"/>
        </table:table-row>
        <table:table-row table:style-name="ro11">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6"/>
          <table:covered-table-cell table:style-name="ce2"/>
          <table:table-cell table:style-name="ce2" office:value-type="string" calcext:value-type="string">
            <text:p>ブロックリストを取得して、トラッキングを常に遮断する</text:p>
          </table:table-cell>
          <table:table-cell table:style-name="ce2" office:value-type="string" calcext:value-type="string">
            <text:p>MCDで設定を反映する</text:p>
          </table:table-cell>
          <table:table-cell table:style-name="ce9" office:value-type="string" calcext:value-type="string">
            <text:p>lockPref("privacy.trackingprotection.enabled", true);</text:p>
            <text:p>lockPref("privacy.trackingprotection.pbmode.enabled", true);</text:p>
          </table:table-cell>
          <table:table-cell table:formula="of:=IF([.H166]=&quot;&quot;;&quot;?&quot;;IF([.J166]=&quot;&quot;;&quot;新規&quot;;IF([.H166]=[.J166];&quot;&quot;;&quot;○&quot;)))" office:value-type="string" office:string-value="新規" calcext:value-type="string">
            <text:p>新規</text:p>
          </table:table-cell>
          <table:table-cell table:number-columns-repeated="1015"/>
        </table:table-row>
        <table:table-row table:style-name="ro53">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6"/>
          <table:covered-table-cell table:style-name="ce2"/>
          <table:table-cell table:style-name="ce2" office:value-type="string" calcext:value-type="string">
            <text:p>ブロックリストを取得せず、トラッキングを遮断しない</text:p>
          </table:table-cell>
          <table:table-cell table:style-name="ce2" office:value-type="string" calcext:value-type="string">
            <text:p>MCDで設定を反映する</text:p>
          </table:table-cell>
          <table:table-cell table:style-name="ce9" office:value-type="string" calcext:value-type="string">
            <text:p>lockPref("privacy.trackingprotection.enabled", false);</text:p>
            <text:p>lockPref("privacy.trackingprotection.pbmode.enabled", false);</text:p>
            <text:p>lockPref("privacy.trackingprotection.introURL", "");</text:p>
            <text:p>lockPref("browser.safebrowsing.provider.google.gethashURL", "");</text:p>
            <text:p>lockPref("browser.safebrowsing.provider.google.lists", "");</text:p>
            <text:p>lockPref("browser.safebrowsing.provider.google.updateURL", "");</text:p>
            <text:p><text:span text:style-name="T5">lockPref("browser.safebrowsing.provider.google.reportURL", "");</text:span></text:p>
            <text:p>lockPref("browser.safebrowsing.provider.mozilla.gethashURL", "");</text:p>
            <text:p>lockPref("browser.safebrowsing.provider.mozilla.lists", "");</text:p>
            <text:p>lockPref("browser.safebrowsing.provider.mozilla.updateURL", "");</text:p>
            <text:p><text:span text:style-name="T5">lockPref("browser.safebrowsing.provider.mozilla.reportURL", "");</text:span></text:p>
            <text:p>lockPref("browser.safebrowsing.reportMalwareMistakeURL", "");</text:p>
            <text:p>lockPref("browser.safebrowsing.reportPhishMistakeURL", "");</text:p>
          </table:table-cell>
          <table:table-cell table:formula="of:=IF([.H167]=&quot;&quot;;&quot;?&quot;;IF([.J167]=&quot;&quot;;&quot;新規&quot;;IF([.H167]=[.J167];&quot;&quot;;&quot;○&quot;)))" office:value-type="string" office:string-value="新規" calcext:value-type="string">
            <text:p>新規</text:p>
          </table:table-cell>
          <table:table-cell table:number-columns-repeated="1015"/>
        </table:table-row>
        <table:table-row table:style-name="ro8">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lockPref("browser.safebrowsing.provider.google.updateURL", "");</text:p>
          </table:table-cell>
          <table:table-cell table:formula="of:=IF([.H168]=&quot;&quot;;&quot;?&quot;;IF([.J168]=&quot;&quot;;&quot;新規&quot;;IF([.H168]=[.J168];&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14">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lockPref("browser.safebrowsing.provider.mozilla.gethashURL", "");</text:p>
          </table:table-cell>
          <table:table-cell table:formula="of:=IF([.H169]=&quot;&quot;;&quot;?&quot;;IF([.J169]=&quot;&quot;;&quot;新規&quot;;IF([.H169]=[.J169];&quot;&quot;;&quot;○&quot;)))" office:value-type="string" office:string-value="○" calcext:value-type="string">
            <text:p>○</text:p>
          </table:table-cell>
          <table:table-cell office:value-type="string" calcext:value-type="string">
            <text:p>[XRE]</text:p>
            <text:p>EnableProfileMigrator=0</text:p>
          </table:table-cell>
          <table:table-cell table:number-columns-repeated="1014"/>
        </table:table-row>
        <table:table-row table:style-name="ro8">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170]=&quot;&quot;;&quot;?&quot;;IF([.J170]=&quot;&quot;;&quot;新規&quot;;IF([.H170]=[.J170];&quot;&quot;;&quot;○&quot;)))">
            <text:p/>
          </table:table-cell>
          <table:table-cell office:value-type="string" calcext:value-type="string">
            <text:p>-</text:p>
          </table:table-cell>
          <table:table-cell table:number-columns-repeated="1014"/>
        </table:table-row>
        <table:table-row table:style-name="ro54">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171]=&quot;&quot;;&quot;?&quot;;IF([.J171]=&quot;&quot;;&quot;新規&quot;;IF([.H171]=[.J171];&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2"/>
        </table:table-row>
        <table:table-row table:style-name="ro55">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172]=&quot;&quot;;&quot;?&quot;;IF([.J172]=&quot;&quot;;&quot;新規&quot;;IF([.H172]=[.J172];&quot;&quot;;&quot;○&quot;)))">
            <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4"/>
        </table:table-row>
        <table:table-row table:style-name="ro11">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173]=&quot;&quot;;&quot;?&quot;;IF([.J173]=&quot;&quot;;&quot;新規&quot;;IF([.H173]=[.J173];&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2"/>
        </table:table-row>
        <table:table-row table:style-name="ro56">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174]=&quot;&quot;;&quot;?&quot;;IF([.J174]=&quot;&quot;;&quot;新規&quot;;IF([.H174]=[.J174];&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5]=&quot;&quot;;&quot;?&quot;;IF([.J175]=&quot;&quot;;&quot;新規&quot;;IF([.H175]=[.J175];&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11">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176]=&quot;&quot;;&quot;?&quot;;IF([.J176]=&quot;&quot;;&quot;新規&quot;;IF([.H176]=[.J176];&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2"/>
        </table:table-row>
        <table:table-row table:style-name="ro8">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177]=&quot;&quot;;&quot;?&quot;;IF([.J177]=&quot;&quot;;&quot;新規&quot;;IF([.H177]=[.J177];&quot;&quot;;&quot;○&quot;)))">
            <text:p/>
          </table:table-cell>
          <table:table-cell office:value-type="string" calcext:value-type="string">
            <text:p>-</text:p>
          </table:table-cell>
          <table:table-cell table:number-columns-repeated="1014"/>
        </table:table-row>
        <table:table-row table:style-name="ro26">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178]=&quot;&quot;;&quot;?&quot;;IF([.J178]=&quot;&quot;;&quot;新規&quot;;IF([.H178]=[.J178];&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2"/>
        </table:table-row>
        <table:table-row table:style-name="ro8">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9]=&quot;&quot;;&quot;?&quot;;IF([.J179]=&quot;&quot;;&quot;新規&quot;;IF([.H179]=[.J179];&quot;&quot;;&quot;○&quot;)))">
            <text:p/>
          </table:table-cell>
          <table:table-cell office:value-type="string" calcext:value-type="string">
            <text:p>-</text:p>
          </table:table-cell>
          <table:table-cell table:number-columns-repeated="1014"/>
        </table:table-row>
        <table:table-row table:style-name="ro57">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180]=&quot;&quot;;&quot;?&quot;;IF([.J180]=&quot;&quot;;&quot;新規&quot;;IF([.H180]=[.J180];&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2"/>
        </table:table-row>
        <table:table-row table:style-name="ro4">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181]=&quot;&quot;;&quot;?&quot;;IF([.J181]=&quot;&quot;;&quot;新規&quot;;IF([.H181]=[.J181];&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2"/>
        </table:table-row>
        <table:table-row table:style-name="ro4">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182]=&quot;&quot;;&quot;?&quot;;IF([.J182]=&quot;&quot;;&quot;新規&quot;;IF([.H182]=[.J182];&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2"/>
        </table:table-row>
        <table:table-row table:style-name="ro4">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lockPref("browser.uitour.enabled", true);</text:p>
          </table:table-cell>
          <table:table-cell table:formula="of:=IF([.H183]=&quot;&quot;;&quot;?&quot;;IF([.J183]=&quot;&quot;;&quot;新規&quot;;IF([.H183]=[.J183];&quot;&quot;;&quot;○&quot;)))">
            <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2"/>
        </table:table-row>
        <table:table-row table:style-name="ro31">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184]=&quot;&quot;;&quot;?&quot;;IF([.J184]=&quot;&quot;;&quot;新規&quot;;IF([.H184]=[.J184];&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2"/>
        </table:table-row>
        <table:table-row table:style-name="ro8">
          <table:table-cell office:value-type="string" calcext:value-type="string">
            <text:p>Startup-9</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マルチプロセスモードのフィードバックを促すメッセージ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185]=&quot;&quot;;&quot;?&quot;;IF([.J185]=&quot;&quot;;&quot;新規&quot;;IF([.H185]=[.J185];&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Startup-9</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MCDで設定を反映する</text:p>
          </table:table-cell>
          <table:table-cell table:style-name="ce1" office:value-type="string" calcext:value-type="string">
            <text:p>lockPref("browser.requestE10sFeedback", false);</text:p>
            <text:p>lockPref("app.feedback.baseURL", "");</text:p>
          </table:table-cell>
          <table:table-cell table:formula="of:=IF([.H186]=&quot;&quot;;&quot;?&quot;;IF([.J186]=&quot;&quot;;&quot;新規&quot;;IF([.H186]=[.J186];&quot;&quot;;&quot;○&quot;)))">
            <text:p/>
          </table:table-cell>
          <table:table-cell office:value-type="string" calcext:value-type="string">
            <text:p>lockPref("browser.requestE10sFeedback", false);</text:p>
            <text:p>lockPref("app.feedback.baseURL", "");</text:p>
          </table:table-cell>
          <table:table-cell table:number-columns-repeated="1014"/>
        </table:table-row>
        <table:table-row table:style-name="ro8">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87]=&quot;&quot;;&quot;?&quot;;IF([.J187]=&quot;&quot;;&quot;新規&quot;;IF([.H187]=[.J187];&quot;&quot;;&quot;○&quot;)))">
            <text:p/>
          </table:table-cell>
          <table:table-cell office:value-type="string" calcext:value-type="string">
            <text:p>-</text:p>
          </table:table-cell>
          <table:table-cell table:number-columns-repeated="1014"/>
        </table:table-row>
        <table:table-row table:style-name="ro58">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11" office:value-type="string" calcext:value-type="string">
            <text:p><text:span text:style-name="T1">@-moz-document</text:span></text:p>
            <text:p><text:span text:style-name="T1">  url-prefix("chrome://browser/content/preferences/in-content/preferences.xul"),</text:span></text:p>
            <text:p><text:span text:style-name="T1">  url-prefix("about:preferences") {</text:span></text:p>
            <text:p><text:span text:style-name="T1">  #addEngines {</text:span></text:p>
            <text:p><text:span text:style-name="T1">    display: none !important;</text:span></text:p>
            <text:p><text:span text:style-name="T1">    -moz-user-focus: ignore !important;</text:span></text:p>
            <text:p><text:span text:style-name="T1">  }</text:span></text:p>
            <text:p><text:span text:style-name="T1">}</text:span></text:p>
            <text:p><text:span text:style-name="T1">@-moz-document url-prefix("chrome://browser/content/search/engineManager.xul") {</text:span></text:p>
            <text:p><text:span text:style-name="T1">  #addEngines {</text:span></text:p>
            <text:p><text:span text:style-name="T1">    display: none !important;</text:span></text:p>
            <text:p><text:span text:style-name="T1">    -moz-user-focus: ignore !important;</text:span></text:p>
            <text:p><text:span text:style-name="T1">  }</text:span></text:p>
            <text:p><text:span text:style-name="T1">}</text:span></text:p>
            <text:p><text:span text:style-name="T1">@-moz-document url-prefix("chrome://browser/content/browser.xul") {</text:span></text:p>
            <text:p><text:span text:style-name="T1">  #PopupSearchAutoComplete [anonid="add-engines"] {</text:span></text:p>
            <text:p><text:span text:style-name="T1">    visibility: collapse !important;</text:span></text:p>
            <text:p><text:span text:style-name="T1">    -moz-user-focus: ignore !important;</text:span></text:p>
            <text:p><text:span text:style-name="T1">  }</text:span></text:p>
            <text:p><text:span text:style-name="T1">  .searchbar-search-button[addengines="true"] {</text:span></text:p>
            <text:p><text:span text:style-name="T1">    list-style-image: url("chrome://browser/skin/search-indicator.png") !important;</text:span></text:p>
            <text:p><text:span text:style-name="T1">  }</text:span></text:p>
            <text:p><text:span text:style-name="T1">  @media (min-resolution: 1.1dppx) {</text:span></text:p>
            <text:p><text:span text:style-name="T1">    .searchbar-search-button[addengines="true"] {</text:span></text:p>
            <text:p><text:span text:style-name="T1">      list-style-image: url("chrome://browser/skin/search-indicator-badge-add@2x.png") !important;</text:span></text:p>
            <text:p><text:span text:style-name="T1">    }</text:span></text:p>
            <text:p><text:span text:style-name="T1">  }</text:span></text:p>
            <text:p><text:span text:style-name="T1">}</text:span></text:p>
          </table:table-cell>
          <table:table-cell table:formula="of:=IF([.H188]=&quot;&quot;;&quot;?&quot;;IF([.J188]=&quot;&quot;;&quot;新規&quot;;IF([.H188]=[.J188];&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2"/>
        </table:table-row>
        <table:table-row table:style-name="ro8">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189]=&quot;&quot;;&quot;?&quot;;IF([.J189]=&quot;&quot;;&quot;新規&quot;;IF([.H189]=[.J189];&quot;&quot;;&quot;○&quot;)))">
            <text:p/>
          </table:table-cell>
          <table:table-cell office:value-type="string" calcext:value-type="string">
            <text:p>-</text:p>
          </table:table-cell>
          <table:table-cell table:number-columns-repeated="1014"/>
        </table:table-row>
        <table:table-row table:style-name="ro22">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10" office:value-type="string" calcext:value-type="string">
            <text:p><text:span text:style-name="T1">1. MCDで設定を反映する</text:span></text:p>
            <text:p><text:span text:style-name="T1">2. アドオン「globalChrome.css」を導入する</text:span></text:p>
            <text:p><text:span text:style-name="T1">3. globalChrome.cssで設定を反映する</text:span></text:p>
            <text:p><text:span text:style-name="T1">（Firefox 38以前では、fainstall.iniを編集する）</text:span></text:p>
          </table:table-cell>
          <table:table-cell table:style-name="ce11" office:value-type="string" calcext:value-type="string">
            <text:p><text:span text:style-name="T1">// Firefox 38以前とは異なり、単に非表示になるだけであることに注意</text:span></text:p>
            <text:p><text:span text:style-name="T1">MCD:</text:span></text:p>
            <text:p><text:span text:style-name="T1">lockPref("browser.search.hiddenOneOffs", "（非表示にするエンジンの名前のカンマ区切りのリスト）");</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defaultEngine :-moz-any(</text:span></text:p>
            <text:p><text:span text:style-name="T1">    menuitem[label="非表示にするエンジンの名前"]</text:span></text:p>
            <text:p><text:span text:style-name="T1">  )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190]=&quot;&quot;;&quot;?&quot;;IF([.J190]=&quot;&quot;;&quot;新規&quot;;IF([.H190]=[.J190];&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2"/>
        </table:table-row>
        <table:table-row table:style-name="ro4">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lockPref("browser.urlbar.trimURLs", true);</text:p>
          </table:table-cell>
          <table:table-cell table:formula="of:=IF([.H191]=&quot;&quot;;&quot;?&quot;;IF([.J191]=&quot;&quot;;&quot;新規&quot;;IF([.H191]=[.J191];&quot;&quot;;&quot;○&quot;)))">
            <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2"/>
        </table:table-row>
        <table:table-row table:style-name="ro4">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192]=&quot;&quot;;&quot;?&quot;;IF([.J192]=&quot;&quot;;&quot;新規&quot;;IF([.H192]=[.J192];&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2"/>
        </table:table-row>
        <table:table-row table:style-name="ro59">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193]=&quot;&quot;;&quot;?&quot;;IF([.J193]=&quot;&quot;;&quot;新規&quot;;IF([.H193]=[.J193];&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2"/>
        </table:table-row>
        <table:table-row table:style-name="ro60">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4">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194]=&quot;&quot;;&quot;?&quot;;IF([.J194]=&quot;&quot;;&quot;新規&quot;;IF([.H194]=[.J194];&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2"/>
        </table:table-row>
        <table:table-row table:style-name="ro61">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195]=&quot;&quot;;&quot;?&quot;;IF([.J195]=&quot;&quot;;&quot;新規&quot;;IF([.H195]=[.J195];&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2"/>
        </table:table-row>
        <table:table-row table:style-name="ro11">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196]=&quot;&quot;;&quot;?&quot;;IF([.J196]=&quot;&quot;;&quot;新規&quot;;IF([.H196]=[.J196];&quot;&quot;;&quot;○&quot;)))">
            <text:p/>
          </table:table-cell>
          <table:table-cell office:value-type="string" calcext:value-type="string">
            <text:p>pref("browser.open.lastDir", "");</text:p>
            <text:p>pref("browser.download.lastDir", "");</text:p>
            <text:p>pref("browser.download.folderList", 0);</text:p>
          </table:table-cell>
          <table:table-cell table:number-columns-repeated="1014"/>
        </table:table-row>
        <table:table-row table:style-name="ro8">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197]=&quot;&quot;;&quot;?&quot;;IF([.J197]=&quot;&quot;;&quot;新規&quot;;IF([.H197]=[.J197];&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198]=&quot;&quot;;&quot;?&quot;;IF([.J198]=&quot;&quot;;&quot;新規&quot;;IF([.H198]=[.J198];&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2"/>
        </table:table-row>
        <table:table-row table:style-name="ro11">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既定）</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199]=&quot;&quot;;&quot;?&quot;;IF([.J199]=&quot;&quot;;&quot;新規&quot;;IF([.H199]=[.J199];&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2"/>
        </table:table-row>
        <table:table-row table:style-name="ro4">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複数のタブを閉じる際の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00]=&quot;&quot;;&quot;?&quot;;IF([.J200]=&quot;&quot;;&quot;新規&quot;;IF([.H200]=[.J200];&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2"/>
        </table:table-row>
        <table:table-row table:style-name="ro4">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01]=&quot;&quot;;&quot;?&quot;;IF([.J201]=&quot;&quot;;&quot;新規&quot;;IF([.H201]=[.J201];&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2"/>
        </table:table-row>
        <table:table-row table:style-name="ro11">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他のタブをすべて閉じる」の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02]=&quot;&quot;;&quot;?&quot;;IF([.J202]=&quot;&quot;;&quot;新規&quot;;IF([.H202]=[.J202];&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2"/>
        </table:table-row>
        <table:table-row table:style-name="ro11">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03]=&quot;&quot;;&quot;?&quot;;IF([.J203]=&quot;&quot;;&quot;新規&quot;;IF([.H203]=[.J203];&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2"/>
        </table:table-row>
        <table:table-row table:style-name="ro4">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複数のタブを一度に開く際の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04]=&quot;&quot;;&quot;?&quot;;IF([.J204]=&quot;&quot;;&quot;新規&quot;;IF([.H204]=[.J204];&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2"/>
        </table:table-row>
        <table:table-row table:style-name="ro4">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05]=&quot;&quot;;&quot;?&quot;;IF([.J205]=&quot;&quot;;&quot;新規&quot;;IF([.H205]=[.J205];&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2"/>
        </table:table-row>
        <table:table-row table:style-name="ro41">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12" office:value-type="string" calcext:value-type="string">
            <text:p>-</text:p>
          </table:table-cell>
          <table:table-cell table:style-name="ce3" table:formula="of:=IF([.H206]=&quot;&quot;;&quot;?&quot;;IF([.J206]=&quot;&quot;;&quot;新規&quot;;IF([.H206]=[.J206];&quot;&quot;;&quot;○&quot;)))">
            <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2"/>
        </table:table-row>
        <table:table-row table:style-name="ro62">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12" office:value-type="string" calcext:value-type="string">
            <text:p>Firefox 31時点で機能が廃止されたためカスタマイズ不可能</text:p>
          </table:table-cell>
          <table:table-cell table:style-name="ce3" table:formula="of:=IF([.H207]=&quot;&quot;;&quot;?&quot;;IF([.J207]=&quot;&quot;;&quot;新規&quot;;IF([.H207]=[.J207];&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2"/>
        </table:table-row>
        <table:table-row table:style-name="ro14">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table:number-columns-repeated="2" office:value-type="string" calcext:value-type="string">
            <text:p>-</text:p>
          </table:table-cell>
          <table:table-cell table:formula="of:=IF([.H208]=&quot;&quot;;&quot;?&quot;;IF([.J208]=&quot;&quot;;&quot;新規&quot;;IF([.H208]=[.J208];&quot;&quot;;&quot;○&quot;)))">
            <text:p/>
          </table:table-cell>
          <table:table-cell office:value-type="string" calcext:value-type="string">
            <text:p>-</text:p>
          </table:table-cell>
          <table:table-cell table:number-columns-repeated="1014"/>
        </table:table-row>
        <table:table-row table:style-name="ro63">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10"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H209]=&quot;&quot;;&quot;?&quot;;IF([.J209]=&quot;&quot;;&quot;新規&quot;;IF([.H209]=[.J209];&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4"/>
        </table:table-row>
        <table:table-row table:style-name="ro8">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規ウィンドウではなく新規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10]=&quot;&quot;;&quot;?&quot;;IF([.J210]=&quot;&quot;;&quot;新規&quot;;IF([.H210]=[.J210];&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11]=&quot;&quot;;&quot;?&quot;;IF([.J211]=&quot;&quot;;&quot;新規&quot;;IF([.H211]=[.J211];&quot;&quot;;&quot;○&quot;)))">
            <text:p/>
          </table:table-cell>
          <table:table-cell office:value-type="string" calcext:value-type="string">
            <text:p>lockPref("browser.link.open_newwindow", 2);</text:p>
            <text:p>lockPref("browser.link.open_newwindow.restriction", 0);</text:p>
          </table:table-cell>
          <table:table-cell table:number-columns-repeated="1014"/>
        </table:table-row>
        <table:table-row table:style-name="ro4">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8"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12]=&quot;&quot;;&quot;?&quot;;IF([.J212]=&quot;&quot;;&quot;新規&quot;;IF([.H212]=[.J212];&quot;&quot;;&quot;○&quot;)))">
            <text:p/>
          </table:table-cell>
          <table:table-cell office:value-type="string" calcext:value-type="string">
            <text:p>-</text:p>
          </table:table-cell>
          <table:table-cell table:number-columns-repeated="1014"/>
        </table:table-row>
        <table:table-row table:style-name="ro64">
          <table:table-cell office:value-type="string" calcext:value-type="string">
            <text:p>Tab-7</text:p>
          </table:table-cell>
          <table:table-cell office:value-type="float" office:value="2" calcext:value-type="float">
            <text:p>2</text:p>
          </table:table-cell>
          <table:covered-table-cell table:number-columns-repeated="3"/>
          <table:table-cell table:style-name="ce8"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3]=&quot;&quot;;&quot;?&quot;;IF([.J213]=&quot;&quot;;&quot;新規&quot;;IF([.H213]=[.J213];&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64">
          <table:table-cell office:value-type="string" calcext:value-type="string">
            <text:p>Tab-7</text:p>
          </table:table-cell>
          <table:table-cell office:value-type="float" office:value="3" calcext:value-type="float">
            <text:p>3</text:p>
          </table:table-cell>
          <table:covered-table-cell table:number-columns-repeated="3"/>
          <table:table-cell table:style-name="ce8"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4]=&quot;&quot;;&quot;?&quot;;IF([.J214]=&quot;&quot;;&quot;新規&quot;;IF([.H214]=[.J214];&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64">
          <table:table-cell office:value-type="string" calcext:value-type="string">
            <text:p>Tab-7</text:p>
          </table:table-cell>
          <table:table-cell office:value-type="float" office:value="4" calcext:value-type="float">
            <text:p>4</text:p>
          </table:table-cell>
          <table:covered-table-cell table:number-columns-repeated="3"/>
          <table:table-cell table:style-name="ce8"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5]=&quot;&quot;;&quot;?&quot;;IF([.J215]=&quot;&quot;;&quot;新規&quot;;IF([.H215]=[.J215];&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65">
          <table:table-cell office:value-type="string" calcext:value-type="string">
            <text:p>Tab-7</text:p>
          </table:table-cell>
          <table:table-cell office:value-type="float" office:value="5" calcext:value-type="float">
            <text:p>5</text:p>
          </table:table-cell>
          <table:covered-table-cell table:number-columns-repeated="3"/>
          <table:table-cell table:style-name="ce8"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16]=&quot;&quot;;&quot;?&quot;;IF([.J216]=&quot;&quot;;&quot;新規&quot;;IF([.H216]=[.J216];&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4"/>
        </table:table-row>
        <table:table-row table:style-name="ro11">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17]=&quot;&quot;;&quot;?&quot;;IF([.J217]=&quot;&quot;;&quot;新規&quot;;IF([.H217]=[.J217];&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2"/>
        </table:table-row>
        <table:table-row table:style-name="ro8">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18]=&quot;&quot;;&quot;?&quot;;IF([.J218]=&quot;&quot;;&quot;新規&quot;;IF([.H218]=[.J218];&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19]=&quot;&quot;;&quot;?&quot;;IF([.J219]=&quot;&quot;;&quot;新規&quot;;IF([.H219]=[.J219];&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2"/>
        </table:table-row>
        <table:table-row table:style-name="ro4">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able:table-cell>
          <table:table-cell table:formula="of:=IF([.H220]=&quot;&quot;;&quot;?&quot;;IF([.J220]=&quot;&quot;;&quot;新規&quot;;IF([.H220]=[.J220];&quot;&quot;;&quot;○&quot;)))">
            <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2"/>
        </table:table-row>
        <table:table-row table:style-name="ro66">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21]=&quot;&quot;;&quot;?&quot;;IF([.J221]=&quot;&quot;;&quot;新規&quot;;IF([.H221]=[.J221];&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2"/>
        </table:table-row>
        <table:table-row table:style-name="ro11">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22]=&quot;&quot;;&quot;?&quot;;IF([.J222]=&quot;&quot;;&quot;新規&quot;;IF([.H222]=[.J222];&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2"/>
        </table:table-row>
        <table:table-row table:style-name="ro4">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23]=&quot;&quot;;&quot;?&quot;;IF([.J223]=&quot;&quot;;&quot;新規&quot;;IF([.H223]=[.J223];&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2"/>
        </table:table-row>
        <table:table-row table:style-name="ro8">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24]=&quot;&quot;;&quot;?&quot;;IF([.J224]=&quot;&quot;;&quot;新規&quot;;IF([.H224]=[.J224];&quot;&quot;;&quot;○&quot;)))" office:value-type="string" office:string-value="○" calcext:value-type="string">
            <text:p>○</text:p>
          </table:table-cell>
          <table:table-cell office:value-type="string" calcext:value-type="string">
            <text:p>defaultPref("security.tls.version.min", 0);</text:p>
          </table:table-cell>
          <table:table-cell table:number-columns-repeated="1014"/>
        </table:table-row>
        <table:table-row table:style-name="ro8">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25]=&quot;&quot;;&quot;?&quot;;IF([.J225]=&quot;&quot;;&quot;新規&quot;;IF([.H225]=[.J225];&quot;&quot;;&quot;○&quot;)))" office:value-type="string" office:string-value="○" calcext:value-type="string">
            <text:p>○</text:p>
          </table:table-cell>
          <table:table-cell office:value-type="string" calcext:value-type="string">
            <text:p>defaultPref("security.tls.version.min", 1);</text:p>
          </table:table-cell>
          <table:table-cell table:number-columns-repeated="1014"/>
        </table:table-row>
        <table:table-row table:style-name="ro16">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network.automatic-ntlm-auth.trusted-uris", "ドメイン名");</text:p>
          </table:table-cell>
          <table:table-cell table:formula="of:=IF([.H226]=&quot;&quot;;&quot;?&quot;;IF([.J226]=&quot;&quot;;&quot;新規&quot;;IF([.H226]=[.J226];&quot;&quot;;&quot;○&quot;)))">
            <text:p/>
          </table:table-cell>
          <table:table-cell office:value-type="string" calcext:value-type="string">
            <text:p>lockPref("network.automatic-ntlm-auth.trusted-uris", "ドメイン名");</text:p>
          </table:table-cell>
          <table:table-cell table:number-columns-repeated="1014"/>
        </table:table-row>
        <table:table-row table:style-name="ro31">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27]=&quot;&quot;;&quot;?&quot;;IF([.J227]=&quot;&quot;;&quot;新規&quot;;IF([.H227]=[.J227];&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4"/>
        </table:table-row>
        <table:table-row table:style-name="ro67">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6">// Proxy未使用時・使用時それぞれの、Keep-Aliveでの最大同時維持接続数</text:span></text:p>
            <text:p>lockPref(“network.http.max-persistent-connections-per-server”, 2);</text:p>
            <text:p>lockPref(“network.http.max-persistent-connections-per-proxy”, 2);</text:p>
          </table:table-cell>
          <table:table-cell table:formula="of:=IF([.H228]=&quot;&quot;;&quot;?&quot;;IF([.J228]=&quot;&quot;;&quot;新規&quot;;IF([.H228]=[.J228];&quot;&quot;;&quot;○&quot;)))">
            <text:p/>
          </table:table-cell>
          <table:table-cell office:value-type="string" calcext:value-type="string">
            <text:p>// 最大同時接続数</text:p>
            <text:p>lockPref(“network.http.max-connections”, 6);</text:p>
            <text:p><text:span text:style-name="T6">//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4"/>
        </table:table-row>
        <table:table-row table:style-name="ro8">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29]=&quot;&quot;;&quot;?&quot;;IF([.J229]=&quot;&quot;;&quot;新規&quot;;IF([.H229]=[.J229];&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30]=&quot;&quot;;&quot;?&quot;;IF([.J230]=&quot;&quot;;&quot;新規&quot;;IF([.H230]=[.J230];&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31]=&quot;&quot;;&quot;?&quot;;IF([.J231]=&quot;&quot;;&quot;新規&quot;;IF([.H231]=[.J231];&quot;&quot;;&quot;○&quot;)))" office:value-type="string" office:string-value="新規" calcext:value-type="string">
            <text:p>新規</text:p>
          </table:table-cell>
          <table:table-cell table:number-columns-repeated="1015"/>
        </table:table-row>
        <table:table-row table:style-name="ro68">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32]=&quot;&quot;;&quot;?&quot;;IF([.J232]=&quot;&quot;;&quot;新規&quot;;IF([.H232]=[.J232];&quot;&quot;;&quot;○&quot;)))" office:value-type="string" office:string-value="新規" calcext:value-type="string">
            <text:p>新規</text:p>
          </table:table-cell>
          <table:table-cell table:number-columns-repeated="1015"/>
        </table:table-row>
        <table:table-row table:style-name="ro69">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233]=&quot;&quot;;&quot;?&quot;;IF([.J233]=&quot;&quot;;&quot;新規&quot;;IF([.H233]=[.J233];&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2"/>
        </table:table-row>
        <table:table-row table:style-name="ro4">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234]=&quot;&quot;;&quot;?&quot;;IF([.J234]=&quot;&quot;;&quot;新規&quot;;IF([.H234]=[.J234];&quot;&quot;;&quot;○&quot;)))">
            <text:p/>
          </table:table-cell>
          <table:table-cell office:value-type="string" calcext:value-type="string">
            <text:p>-</text:p>
          </table:table-cell>
          <table:table-cell table:number-columns-repeated="1014"/>
        </table:table-row>
        <table:table-row table:style-name="ro70">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235]=&quot;&quot;;&quot;?&quot;;IF([.J235]=&quot;&quot;;&quot;新規&quot;;IF([.H235]=[.J235];&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2"/>
        </table:table-row>
        <table:table-row table:style-name="ro4">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236]=&quot;&quot;;&quot;?&quot;;IF([.J236]=&quot;&quot;;&quot;新規&quot;;IF([.H236]=[.J236];&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2"/>
        </table:table-row>
        <table:table-row table:style-name="ro71">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237]=&quot;&quot;;&quot;?&quot;;IF([.J237]=&quot;&quot;;&quot;新規&quot;;IF([.H237]=[.J237];&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2"/>
        </table:table-row>
        <table:table-row table:style-name="ro4">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238]=&quot;&quot;;&quot;?&quot;;IF([.J238]=&quot;&quot;;&quot;新規&quot;;IF([.H238]=[.J238];&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2"/>
        </table:table-row>
        <table:table-row table:style-name="ro4">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239]=&quot;&quot;;&quot;?&quot;;IF([.J239]=&quot;&quot;;&quot;新規&quot;;IF([.H239]=[.J239];&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2"/>
        </table:table-row>
        <table:table-row table:style-name="ro5">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240]=&quot;&quot;;&quot;?&quot;;IF([.J240]=&quot;&quot;;&quot;新規&quot;;IF([.H240]=[.J240];&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refox-setup.iniで設定を反映する</text:p>
          </table:table-cell>
          <table:table-cell table:style-name="ce1" office:value-type="string" calcext:value-type="string">
            <text:p>MaintenanceService=false</text:p>
          </table:table-cell>
          <table:table-cell table:formula="of:=IF([.H241]=&quot;&quot;;&quot;?&quot;;IF([.J241]=&quot;&quot;;&quot;新規&quot;;IF([.H241]=[.J241];&quot;&quot;;&quot;○&quot;)))">
            <text:p/>
          </table:table-cell>
          <table:table-cell office:value-type="string" calcext:value-type="string">
            <text:p>MaintenanceService=false</text:p>
          </table:table-cell>
          <table:table-cell table:number-columns-repeated="1014"/>
        </table:table-row>
        <table:table-row table:style-name="ro8">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242]=&quot;&quot;;&quot;?&quot;;IF([.J242]=&quot;&quot;;&quot;新規&quot;;IF([.H242]=[.J242];&quot;&quot;;&quot;○&quot;)))">
            <text:p/>
          </table:table-cell>
          <table:table-cell office:value-type="string" calcext:value-type="string">
            <text:p>lockPref("lightweightThemes.update.enabled", true);</text:p>
          </table:table-cell>
          <table:table-cell table:number-columns-repeated="1014"/>
        </table:table-row>
        <table:table-row table:style-name="ro8">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243]=&quot;&quot;;&quot;?&quot;;IF([.J243]=&quot;&quot;;&quot;新規&quot;;IF([.H243]=[.J243];&quot;&quot;;&quot;○&quot;)))">
            <text:p/>
          </table:table-cell>
          <table:table-cell office:value-type="string" calcext:value-type="string">
            <text:p>lockPref("lightweightThemes.update.enabled", false);</text:p>
          </table:table-cell>
          <table:table-cell table:number-columns-repeated="1014"/>
        </table:table-row>
        <table:table-row table:style-name="ro4">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able:table-cell>
          <table:table-cell table:formula="of:=IF([.H244]=&quot;&quot;;&quot;?&quot;;IF([.J244]=&quot;&quot;;&quot;新規&quot;;IF([.H244]=[.J244];&quot;&quot;;&quot;○&quot;)))">
            <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2"/>
        </table:table-row>
        <table:table-row table:style-name="ro4">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245]=&quot;&quot;;&quot;?&quot;;IF([.J245]=&quot;&quot;;&quot;新規&quot;;IF([.H245]=[.J245];&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2"/>
        </table:table-row>
        <table:table-row table:style-name="ro8">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246]=&quot;&quot;;&quot;?&quot;;IF([.J246]=&quot;&quot;;&quot;新規&quot;;IF([.H246]=[.J246];&quot;&quot;;&quot;○&quot;)))">
            <text:p/>
          </table:table-cell>
          <table:table-cell office:value-type="string" calcext:value-type="string">
            <text:p>lockPref("accessibility.browsewithcaret_shortcut.enabled", true);</text:p>
          </table:table-cell>
          <table:table-cell table:number-columns-repeated="1014"/>
        </table:table-row>
        <table:table-row table:style-name="ro8">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247]=&quot;&quot;;&quot;?&quot;;IF([.J247]=&quot;&quot;;&quot;新規&quot;;IF([.H247]=[.J247];&quot;&quot;;&quot;○&quot;)))">
            <text:p/>
          </table:table-cell>
          <table:table-cell office:value-type="string" calcext:value-type="string">
            <text:p>lockPref("accessibility.browsewithcaret_shortcut.enabled", false);</text:p>
          </table:table-cell>
          <table:table-cell table:number-columns-repeated="1014"/>
        </table:table-row>
        <table:table-row table:style-name="ro8">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248]=&quot;&quot;;&quot;?&quot;;IF([.J248]=&quot;&quot;;&quot;新規&quot;;IF([.H248]=[.J248];&quot;&quot;;&quot;○&quot;)))" office:value-type="string" office:string-value="新規" calcext:value-type="string">
            <text:p>新規</text:p>
          </table:table-cell>
          <table:table-cell table:number-columns-repeated="1015"/>
        </table:table-row>
        <table:table-row table:style-name="ro49">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249]=&quot;&quot;;&quot;?&quot;;IF([.J249]=&quot;&quot;;&quot;新規&quot;;IF([.H249]=[.J249];&quot;&quot;;&quot;○&quot;)))" office:value-type="string" office:string-value="新規" calcext:value-type="string">
            <text:p>新規</text:p>
          </table:table-cell>
          <table:table-cell table:number-columns-repeated="1015"/>
        </table:table-row>
        <table:table-row table:style-name="ro8">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250]=&quot;&quot;;&quot;?&quot;;IF([.J250]=&quot;&quot;;&quot;新規&quot;;IF([.H250]=[.J250];&quot;&quot;;&quot;○&quot;)))">
            <text:p/>
          </table:table-cell>
          <table:table-cell office:value-type="string" calcext:value-type="string">
            <text:p>lockPref("dom.successive_dialog_time_limit", 0);</text:p>
          </table:table-cell>
          <table:table-cell table:number-columns-repeated="1014"/>
        </table:table-row>
        <table:table-row table:style-name="ro14">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251]=&quot;&quot;;&quot;?&quot;;IF([.J251]=&quot;&quot;;&quot;新規&quot;;IF([.H251]=[.J251];&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4"/>
        </table:table-row>
        <table:table-row table:style-name="ro14">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3">
            <text:p>Webアプリの動作</text:p>
          </table:table-cell>
          <table:table-cell office:value-type="string" calcext:value-type="string" table:number-columns-spanned="1" table:number-rows-spanned="3">
            <text:p>プッシュ通知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push.enabled", true);</text:p>
          </table:table-cell>
          <table:table-cell table:formula="of:=IF([.H252]=&quot;&quot;;&quot;?&quot;;IF([.J252]=&quot;&quot;;&quot;新規&quot;;IF([.H252]=[.J252];&quot;&quot;;&quot;○&quot;)))">
            <text:p/>
          </table:table-cell>
          <table:table-cell office:value-type="string" calcext:value-type="string">
            <text:p>lockPref("dom.push.enabled", true);</text:p>
          </table:table-cell>
          <table:table-cell table:number-columns-repeated="1014"/>
        </table:table-row>
        <table:table-row table:style-name="ro16">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push=1");</text:p>
          </table:table-cell>
          <table:table-cell table:formula="of:=IF([.H253]=&quot;&quot;;&quot;?&quot;;IF([.J253]=&quot;&quot;;&quot;新規&quot;;IF([.H253]=[.J253];&quot;&quot;;&quot;○&quot;)))">
            <text:p/>
          </table:table-cell>
          <table:table-cell office:value-type="string" calcext:value-type="string">
            <text:p>lockPref("extensions.autopermission.sites.(site)", "push=1");</text:p>
          </table:table-cell>
          <table:table-cell table:number-columns-repeated="1014"/>
        </table:table-row>
        <table:table-row table:style-name="ro72">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table:style-name="ce10" office:value-type="string" calcext:value-type="string">
            <text:p><text:span text:style-name="T2">1. MCDで設定を反映する</text:span></text:p>
            <text:p><text:span text:style-name="T2">2. アドオン「globalChrome.css」を導入する</text:span></text:p>
            <text:p><text:span text:style-name="T2">3. globalChrome.cssで設定を反映する</text:span></text:p>
          </table:table-cell>
          <table:table-cell table:style-name="ce1" office:value-type="string" calcext:value-type="string">
            <text:p>MCD:</text:p>
            <text:p>lockPref("dom.push.enabled", false);</text:p>
            <text:p/>
            <text:p><text:span text:style-name="T7">globalChrome.css:</text:span></text:p>
            <text:p><text:span text:style-name="T7">@-moz-document</text:span></text:p>
            <text:p><text:span text:style-name="T7">  url-prefix("chrome://browser/content/preferences/in-content/preferences.xul"),</text:span></text:p>
            <text:p><text:span text:style-name="T7">  url-prefix("about:preferences") {</text:span></text:p>
            <text:p><text:span text:style-name="T7">  #notificationsGroup {</text:span></text:p>
            <text:p><text:span text:style-name="T7">    visibility: collapse !important;</text:span></text:p>
            <text:p><text:span text:style-name="T7">    -moz-user-focus: ignore !important;</text:span></text:p>
            <text:p><text:span text:style-name="T7">  }</text:span></text:p>
            <text:p><text:span text:style-name="T7">}</text:span></text:p>
          </table:table-cell>
          <table:table-cell table:formula="of:=IF([.H254]=&quot;&quot;;&quot;?&quot;;IF([.J254]=&quot;&quot;;&quot;新規&quot;;IF([.H254]=[.J254];&quot;&quot;;&quot;○&quot;)))" office:value-type="string" office:string-value="○" calcext:value-type="string">
            <text:p>○</text:p>
          </table:table-cell>
          <table:table-cell office:value-type="string" calcext:value-type="string">
            <text:p>lockPref("dom.push.enabled", false);</text:p>
          </table:table-cell>
          <table:table-cell table:number-columns-repeated="1014"/>
        </table:table-row>
        <table:table-row table:style-name="ro4">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255]=&quot;&quot;;&quot;?&quot;;IF([.J255]=&quot;&quot;;&quot;新規&quot;;IF([.H255]=[.J255];&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2"/>
        </table:table-row>
        <table:table-row table:style-name="ro4">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256]=&quot;&quot;;&quot;?&quot;;IF([.J256]=&quot;&quot;;&quot;新規&quot;;IF([.H256]=[.J256];&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2"/>
        </table:table-row>
        <table:table-row table:style-name="ro73">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H257]=&quot;&quot;;&quot;?&quot;;IF([.J257]=&quot;&quot;;&quot;新規&quot;;IF([.H257]=[.J257];&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2"/>
        </table:table-row>
        <table:table-row table:style-name="ro11">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H258]=&quot;&quot;;&quot;?&quot;;IF([.J258]=&quot;&quot;;&quot;新規&quot;;IF([.H258]=[.J258];&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4"/>
        </table:table-row>
        <table:table-row table:style-name="ro11">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H259]=&quot;&quot;;&quot;?&quot;;IF([.J259]=&quot;&quot;;&quot;新規&quot;;IF([.H259]=[.J259];&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4"/>
        </table:table-row>
        <table:table-row table:style-name="ro16">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H260]=&quot;&quot;;&quot;?&quot;;IF([.J260]=&quot;&quot;;&quot;新規&quot;;IF([.H260]=[.J260];&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4"/>
        </table:table-row>
        <table:table-row table:style-name="ro16">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H261]=&quot;&quot;;&quot;?&quot;;IF([.J261]=&quot;&quot;;&quot;新規&quot;;IF([.H261]=[.J261];&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4"/>
        </table:table-row>
        <table:table-row table:style-name="ro16">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H262]=&quot;&quot;;&quot;?&quot;;IF([.J262]=&quot;&quot;;&quot;新規&quot;;IF([.H262]=[.J262];&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4"/>
        </table:table-row>
        <table:table-row table:style-name="ro16">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H263]=&quot;&quot;;&quot;?&quot;;IF([.J263]=&quot;&quot;;&quot;新規&quot;;IF([.H263]=[.J263];&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4"/>
        </table:table-row>
        <table:table-row table:style-name="ro16">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H264]=&quot;&quot;;&quot;?&quot;;IF([.J264]=&quot;&quot;;&quot;新規&quot;;IF([.H264]=[.J264];&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4"/>
        </table:table-row>
        <table:table-row table:style-name="ro16">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H265]=&quot;&quot;;&quot;?&quot;;IF([.J265]=&quot;&quot;;&quot;新規&quot;;IF([.H265]=[.J265];&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4"/>
        </table:table-row>
        <table:table-row table:style-name="ro16">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H266]=&quot;&quot;;&quot;?&quot;;IF([.J266]=&quot;&quot;;&quot;新規&quot;;IF([.H266]=[.J266];&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4"/>
        </table:table-row>
        <table:table-row table:style-name="ro16">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H267]=&quot;&quot;;&quot;?&quot;;IF([.J267]=&quot;&quot;;&quot;新規&quot;;IF([.H267]=[.J267];&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4"/>
        </table:table-row>
        <table:table-row table:style-name="ro16">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H268]=&quot;&quot;;&quot;?&quot;;IF([.J268]=&quot;&quot;;&quot;新規&quot;;IF([.H268]=[.J268];&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4"/>
        </table:table-row>
        <table:table-row table:style-name="ro16">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H269]=&quot;&quot;;&quot;?&quot;;IF([.J269]=&quot;&quot;;&quot;新規&quot;;IF([.H269]=[.J269];&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4"/>
        </table:table-row>
        <table:table-row table:style-name="ro16">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H270]=&quot;&quot;;&quot;?&quot;;IF([.J270]=&quot;&quot;;&quot;新規&quot;;IF([.H270]=[.J270];&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4"/>
        </table:table-row>
        <table:table-row table:style-name="ro16">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H271]=&quot;&quot;;&quot;?&quot;;IF([.J271]=&quot;&quot;;&quot;新規&quot;;IF([.H271]=[.J271];&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4"/>
        </table:table-row>
        <table:table-row table:style-name="ro17">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H272]=&quot;&quot;;&quot;?&quot;;IF([.J272]=&quot;&quot;;&quot;新規&quot;;IF([.H272]=[.J272];&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4"/>
        </table:table-row>
        <table:table-row table:style-name="ro17">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H273]=&quot;&quot;;&quot;?&quot;;IF([.J273]=&quot;&quot;;&quot;新規&quot;;IF([.H273]=[.J273];&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4"/>
        </table:table-row>
        <table:table-row table:style-name="ro17">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H274]=&quot;&quot;;&quot;?&quot;;IF([.J274]=&quot;&quot;;&quot;新規&quot;;IF([.H274]=[.J274];&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4"/>
        </table:table-row>
        <table:table-row table:style-name="ro74">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4"/>
        </table:table-row>
        <table:table-row table:style-name="ro74">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H276]=&quot;&quot;;&quot;?&quot;;IF([.J276]=&quot;&quot;;&quot;新規&quot;;IF([.H276]=[.J276];&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4"/>
        </table:table-row>
        <table:table-row table:style-name="ro74">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H277]=&quot;&quot;;&quot;?&quot;;IF([.J277]=&quot;&quot;;&quot;新規&quot;;IF([.H277]=[.J277];&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4"/>
        </table:table-row>
        <table:table-row table:style-name="ro8">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278]=&quot;&quot;;&quot;?&quot;;IF([.J278]=&quot;&quot;;&quot;新規&quot;;IF([.H278]=[.J278];&quot;&quot;;&quot;○&quot;)))">
            <text:p/>
          </table:table-cell>
          <table:table-cell office:value-type="string" calcext:value-type="string">
            <text:p>-</text:p>
          </table:table-cell>
          <table:table-cell table:number-columns-repeated="1014"/>
        </table:table-row>
        <table:table-row table:style-name="ro49">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formula="of:=IF([.H279]=&quot;&quot;;&quot;?&quot;;IF([.J279]=&quot;&quot;;&quot;新規&quot;;IF([.H279]=[.J279];&quot;&quot;;&quot;○&quot;)))">
            <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4"/>
        </table:table-row>
        <table:table-row table:style-name="ro29">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280]=&quot;&quot;;&quot;?&quot;;IF([.J280]=&quot;&quot;;&quot;新規&quot;;IF([.H280]=[.J280];&quot;&quot;;&quot;○&quot;)))">
            <text:p/>
          </table:table-cell>
          <table:table-cell office:value-type="string" calcext:value-type="string">
            <text:p>lockPref("browser.helperApps.deleteTempFileOnExit", true);</text:p>
          </table:table-cell>
          <table:table-cell table:number-columns-repeated="1014"/>
        </table:table-row>
        <table:table-row table:style-name="ro23">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281]=&quot;&quot;;&quot;?&quot;;IF([.J281]=&quot;&quot;;&quot;新規&quot;;IF([.H281]=[.J281];&quot;&quot;;&quot;○&quot;)))">
            <text:p/>
          </table:table-cell>
          <table:table-cell table:style-name="ce4" office:value-type="string" calcext:value-type="string">
            <text:p>lockPref("browser.helperApps.deleteTempFileOnExit", false);</text:p>
          </table:table-cell>
          <table:table-cell table:number-columns-repeated="1014"/>
        </table:table-row>
        <table:table-row table:style-name="ro11">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office:value-type="string" calcext:value-type="string">
            <text:p>lockPref("gfx.direct2d.disabled", false);</text:p>
            <text:p>lockPref("layers.acceleration.disabled", false);</text:p>
          </table:table-cell>
          <table:table-cell table:formula="of:=IF([.H282]=&quot;&quot;;&quot;?&quot;;IF([.J282]=&quot;&quot;;&quot;新規&quot;;IF([.H282]=[.J282];&quot;&quot;;&quot;○&quot;)))" office:value-type="string" office:string-value="新規" calcext:value-type="string">
            <text:p>新規</text:p>
          </table:table-cell>
          <table:table-cell table:number-columns-repeated="1015"/>
        </table:table-row>
        <table:table-row table:style-name="ro4">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office:value-type="string" calcext:value-type="string">
            <text:p>lockPref("gfx.direct2d.disabled", true);</text:p>
            <text:p>lockPref("layers.acceleration.disabled", true);</text:p>
          </table:table-cell>
          <table:table-cell table:formula="of:=IF([.H283]=&quot;&quot;;&quot;?&quot;;IF([.J283]=&quot;&quot;;&quot;新規&quot;;IF([.H283]=[.J283];&quot;&quot;;&quot;○&quot;)))" office:value-type="string" office:string-value="新規" calcext:value-type="string">
            <text:p>新規</text:p>
          </table:table-cell>
          <table:table-cell table:number-columns-repeated="1015"/>
        </table:table-row>
        <table:table-row table:style-name="ro8" table:number-rows-repeated="1048292">
          <table:table-cell table:number-columns-repeated="1024"/>
        </table:table-row>
        <table:table-row table:style-name="ro8">
          <table:table-cell table:number-columns-repeated="1024"/>
        </table:table-row>
      </table:table>
      <table:table table:name="menuitem-shortcut-disable-items" table:style-name="ta1">
        <table:table-column table:style-name="co13" table:default-cell-style-name="ce1"/>
        <table:table-column table:style-name="co14" table:default-cell-style-name="ce1"/>
        <table:table-column table:style-name="co15" table:visibility="collapse" table:default-cell-style-name="ce1"/>
        <table:table-column table:style-name="co16" table:default-cell-style-name="ce1"/>
        <table:table-column table:style-name="co17" table:default-cell-style-name="ce1"/>
        <table:table-column table:style-name="co18" table:default-cell-style-name="ce1"/>
        <table:table-column table:style-name="co18" table:visibility="collapse" table:default-cell-style-name="ce1"/>
        <table:table-column table:style-name="co19" table:visibility="collapse" table:default-cell-style-name="ce1"/>
        <table:table-column table:style-name="co19"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17" table:default-cell-style-name="ce1"/>
        <table:table-column table:style-name="co18" table:default-cell-style-name="ce1"/>
        <table:table-column table:style-name="co19" table:default-cell-style-name="ce1"/>
        <table:table-column table:style-name="co21" table:default-cell-style-name="ce1"/>
        <table:table-column table:style-name="co17" table:default-cell-style-name="ce1"/>
        <table:table-column table:style-name="co18" table:default-cell-style-name="ce1"/>
        <table:table-column table:style-name="co12" table:number-columns-repeated="1003" table:default-cell-style-name="ce1"/>
        <table:table-row table:style-name="ro75">
          <table:table-cell/>
          <table:table-cell office:value-type="string" calcext:value-type="string" table:number-columns-spanned="10"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2"/>
        </table:table-row>
        <table:table-row table:style-name="ro8">
          <table:table-cell table:number-columns-repeated="1023"/>
        </table:table-row>
        <table:table-row table:style-name="ro8">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1003"/>
        </table:table-row>
        <table:table-row table:style-name="ro25">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45</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1003"/>
        </table:table-row>
        <table:table-row table:style-name="ro76">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J5];[.E5]=[.K5];[.G5]=[.L5];[.H5]=[.M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16" office:value-type="string" calcext:value-type="string">
            <text:p>false</text:p>
          </table:table-cell>
          <table:table-cell table:number-columns-repeated="1003"/>
        </table:table-row>
        <table:table-row table:style-name="ro77">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6]=[.J6];[.E6]=[.K6];[.G6]=[.L6];[.H6]=[.M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7]=[.J7];[.E7]=[.K7];[.G7]=[.L7];[.H7]=[.M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8]=[.J8];[.E8]=[.K8];[.G8]=[.L8];[.H8]=[.M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16" office:value-type="string" calcext:value-type="string">
            <text:p>false</text:p>
          </table:table-cell>
          <table:table-cell table:number-columns-repeated="1003"/>
        </table:table-row>
        <table:table-row table:style-name="ro79">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9]=[.J9];[.E9]=[.K9];[.G9]=[.L9];[.H9]=[.M9]);&quot;&quot;;&quot;○&quot;)">
            <text:p/>
          </table:table-cell>
          <table:table-cell office:value-type="string" calcext:value-type="string">
            <text:p>-</text:p>
          </table:table-cell>
          <table:table-cell office:value-type="string" calcext:value-type="string">
            <text:p>#goOfflineMenuitem</text:p>
          </table:table-cell>
          <table:table-cell table:style-name="ce16"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16" office:value-type="string" calcext:value-type="string">
            <text:p>false</text:p>
          </table:table-cell>
          <table:table-cell table:number-columns-repeated="1003"/>
        </table:table-row>
        <table:table-row table:style-name="ro80">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style-name="ce3" table:formula="of:=IF(AND([.D10]=[.J10];[.E10]=[.K10];[.G10]=[.L10];[.H10]=[.M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16" office:value-type="string" calcext:value-type="string">
            <text:p>false</text:p>
          </table:table-cell>
          <table:table-cell table:number-columns-repeated="1003"/>
        </table:table-row>
        <table:table-row table:style-name="ro41">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11]=[.J11];[.E11]=[.K11];[.G11]=[.L11];[.H11]=[.M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1004"/>
        </table:table-row>
        <table:table-row table:style-name="ro80">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style-name="ce3" table:formula="of:=IF(AND([.D12]=[.J12];[.E12]=[.K12];[.G12]=[.L12];[.H12]=[.M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1004"/>
        </table:table-row>
        <table:table-row table:style-name="ro81">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15" table:number-columns-repeated="2"/>
          <table:table-cell table:style-name="ce3"/>
          <table:table-cell table:style-name="ce3" table:formula="of:=IF(AND([.D13]=[.J13];[.E13]=[.K13];[.G13]=[.L13];[.H13]=[.M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16" office:value-type="string" calcext:value-type="string">
            <text:p>false</text:p>
          </table:table-cell>
          <table:table-cell office:value-type="string" calcext:value-type="string">
            <text:p>yes</text:p>
          </table:table-cell>
          <table:table-cell table:number-columns-repeated="1010"/>
        </table:table-row>
        <table:table-row table:style-name="ro82">
          <table:table-cell office:value-type="string" calcext:value-type="string">
            <text:p>MenuShortcut-10</text:p>
          </table:table-cell>
          <table:table-cell office:value-type="string" calcext:value-type="string">
            <text:p>ツール＞Web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14]=[.J14];[.E14]=[.K14];[.G14]=[.L14];[.H14]=[.M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16" office:value-type="string" calcext:value-type="string">
            <text:p>false</text:p>
          </table:table-cell>
          <table:table-cell table:number-columns-repeated="1003"/>
        </table:table-row>
        <table:table-row table:style-name="ro81">
          <table:table-cell office:value-type="string" calcext:value-type="string">
            <text:p>MenuShortcut-11</text:p>
          </table:table-cell>
          <table:table-cell office:value-type="string" calcext:value-type="string">
            <text:p>ツール＞Web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15]=[.J15];[.E15]=[.K15];[.G15]=[.L15];[.H15]=[.M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6"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2">
          <table:table-cell office:value-type="string" calcext:value-type="string">
            <text:p>MenuShortcut-12</text:p>
          </table:table-cell>
          <table:table-cell office:value-type="string" calcext:value-type="string">
            <text:p>ツール＞Web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16]=[.J16];[.E16]=[.K16];[.G16]=[.L16];[.H16]=[.M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16" office:value-type="string" calcext:value-type="string">
            <text:p>true</text:p>
          </table:table-cell>
          <table:table-cell table:number-columns-repeated="1003"/>
        </table:table-row>
        <table:table-row table:style-name="ro81">
          <table:table-cell office:value-type="string" calcext:value-type="string">
            <text:p>MenuShortcut-13</text:p>
          </table:table-cell>
          <table:table-cell office:value-type="string" calcext:value-type="string">
            <text:p>ツール＞Web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17]=[.J17];[.E17]=[.K17];[.G17]=[.L17];[.H17]=[.M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16" office:value-type="string" calcext:value-type="string">
            <text:p>true</text:p>
          </table:table-cell>
          <table:table-cell table:number-columns-repeated="1003"/>
        </table:table-row>
        <table:table-row table:style-name="ro81">
          <table:table-cell office:value-type="string" calcext:value-type="string">
            <text:p>MenuShortcut-14</text:p>
          </table:table-cell>
          <table:table-cell office:value-type="string" calcext:value-type="string">
            <text:p>ツール＞Web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18]=[.J18];[.E18]=[.K18];[.G18]=[.L18];[.H18]=[.M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1">
          <table:table-cell office:value-type="string" calcext:value-type="string">
            <text:p>MenuShortcut-15</text:p>
          </table:table-cell>
          <table:table-cell office:value-type="string" calcext:value-type="string">
            <text:p>ツール＞Web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19]=[.J19];[.E19]=[.K19];[.G19]=[.L19];[.H19]=[.M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16" office:value-type="string" calcext:value-type="string">
            <text:p>true</text:p>
          </table:table-cell>
          <table:table-cell table:number-columns-repeated="1003"/>
        </table:table-row>
        <table:table-row table:style-name="ro81">
          <table:table-cell office:value-type="string" calcext:value-type="string">
            <text:p>MenuShortcut-16</text:p>
          </table:table-cell>
          <table:table-cell office:value-type="string" calcext:value-type="string">
            <text:p>ツール＞Web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0]=[.J20];[.E20]=[.K20];[.G20]=[.L20];[.H20]=[.M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1">
          <table:table-cell office:value-type="string" calcext:value-type="string">
            <text:p>MenuShortcut-17</text:p>
          </table:table-cell>
          <table:table-cell office:value-type="string" calcext:value-type="string">
            <text:p>ツール＞Web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1]=[.J21];[.E21]=[.K21];[.G21]=[.L21];[.H21]=[.M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1">
          <table:table-cell office:value-type="string" calcext:value-type="string">
            <text:p>MenuShortcut-18</text:p>
          </table:table-cell>
          <table:table-cell office:value-type="string" calcext:value-type="string">
            <text:p>ツール＞Web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2]=[.J22];[.E22]=[.K22];[.G22]=[.L22];[.H22]=[.M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0">
          <table:table-cell table:style-name="ce3" office:value-type="string" calcext:value-type="string">
            <text:p>MenuShortcut-19（廃止）</text:p>
          </table:table-cell>
          <table:table-cell table:style-name="ce3" office:value-type="string" calcext:value-type="string">
            <text:p>ツール＞Web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3"/>
          <table:table-cell table:style-name="ce15" office:value-type="string" calcext:value-type="string">
            <text:p>true</text:p>
          </table:table-cell>
          <table:table-cell table:style-name="ce3" office:value-type="string" calcext:value-type="string">
            <text:p>yes</text:p>
          </table:table-cell>
          <table:table-cell table:style-name="ce3" table:formula="of:=IF(AND([.D23]=[.J23];[.E23]=[.K23];[.G23]=[.L23];[.H23]=[.M23]);&quot;&quot;;&quot;○&quot;)">
            <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15"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1">
          <table:table-cell office:value-type="string" calcext:value-type="string">
            <text:p>MenuShortcut-20</text:p>
          </table:table-cell>
          <table:table-cell office:value-type="string" calcext:value-type="string">
            <text:p>ツール＞Web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4]=[.J24];[.E24]=[.K24];[.G24]=[.L24];[.H24]=[.M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6">
          <table:table-cell office:value-type="string" calcext:value-type="string">
            <text:p>MenuShortcut-21</text:p>
          </table:table-cell>
          <table:table-cell office:value-type="string" calcext:value-type="string">
            <text:p>ツール＞Web開発＞ブラウザツールボックス</text:p>
          </table:table-cell>
          <table:table-cell office:value-type="string" calcext:value-type="string">
            <text:p>browserToolbox</text:p>
          </table:table-cell>
          <table:table-cell office:value-type="string" calcext:value-type="string">
            <text:p>Ctrl-Shift-Alt-I</text:p>
          </table:table-cell>
          <table:table-cell office:value-type="string" calcext:value-type="string">
            <text:p>#menu_browserToolbox,</text:p>
            <text:p>#devtoolsMenuBroadcaster_BrowserToolbox,</text:p>
            <text:p>#key_browserToolbox</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5]=[.J25];[.E25]=[.K25];[.G25]=[.L25];[.H25]=[.M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6">
          <table:table-cell office:value-type="string" calcext:value-type="string">
            <text:p>MenuShortcut-22</text:p>
          </table:table-cell>
          <table:table-cell office:value-type="string" calcext:value-type="string">
            <text:p>ツール＞Web開発＞ブラウザコンソール</text:p>
          </table:table-cell>
          <table:table-cell office:value-type="string" calcext:value-type="string">
            <text:p>browserConsole</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6]=[.J26];[.E26]=[.K26];[.G26]=[.L26];[.H26]=[.M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16" office:value-type="string" calcext:value-type="string">
            <text:p>false</text:p>
          </table:table-cell>
          <table:table-cell table:number-columns-repeated="1003"/>
        </table:table-row>
        <table:table-row table:style-name="ro16">
          <table:table-cell office:value-type="string" calcext:value-type="string">
            <text:p>MenuShortcut-23</text:p>
          </table:table-cell>
          <table:table-cell office:value-type="string" calcext:value-type="string">
            <text:p>ツール＞Web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7]=[.J27];[.E27]=[.K27];[.G27]=[.L27];[.H27]=[.M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6">
          <table:table-cell office:value-type="string" calcext:value-type="string">
            <text:p>MenuShortcut-24</text:p>
          </table:table-cell>
          <table:table-cell office:value-type="string" calcext:value-type="string">
            <text:p>ツール＞Web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8]=[.J28];[.E28]=[.K28];[.G28]=[.L28];[.H28]=[.M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4">
          <table:table-cell office:value-type="string" calcext:value-type="string">
            <text:p>MenuShortcut-25</text:p>
          </table:table-cell>
          <table:table-cell office:value-type="string" calcext:value-type="string">
            <text:p>ツール＞Web開発＞スクラッチパッド</text:p>
          </table:table-cell>
          <table:table-cell office:value-type="string" calcext:value-type="string">
            <text:p>scratchpad</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29]=[.J29];[.E29]=[.K29];[.G29]=[.L29];[.H29]=[.M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table:style-name="ce16"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16" office:value-type="string" calcext:value-type="string">
            <text:p>false</text:p>
          </table:table-cell>
          <table:table-cell table:number-columns-repeated="1003"/>
        </table:table-row>
        <table:table-row table:style-name="ro76">
          <table:table-cell office:value-type="string" calcext:value-type="string">
            <text:p>MenuShortcut-26</text:p>
          </table:table-cell>
          <table:table-cell office:value-type="string" calcext:value-type="string">
            <text:p>ツール＞Web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30]=[.J30];[.E30]=[.K30];[.G30]=[.L30];[.H30]=[.M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16" office:value-type="string" calcext:value-type="string">
            <text:p>false</text:p>
          </table:table-cell>
          <table:table-cell table:number-columns-repeated="1003"/>
        </table:table-row>
        <table:table-row table:style-name="ro81">
          <table:table-cell office:value-type="string" calcext:value-type="string">
            <text:p>MenuShortcut-27</text:p>
          </table:table-cell>
          <table:table-cell office:value-type="string" calcext:value-type="string">
            <text:p>ツール＞Web開発＞エラーコンソール</text:p>
          </table:table-cell>
          <table:table-cell office:value-type="string" calcext:value-type="string">
            <text:p>errorConsole</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31]=[.J31];[.E31]=[.K31];[.G31]=[.L31];[.H31]=[.M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16" office:value-type="string" calcext:value-type="string">
            <text:p>false</text:p>
          </table:table-cell>
          <table:table-cell table:number-columns-repeated="1003"/>
        </table:table-row>
        <table:table-row table:style-name="ro81">
          <table:table-cell office:value-type="string" calcext:value-type="string">
            <text:p>MenuShortcut-28</text:p>
          </table:table-cell>
          <table:table-cell office:value-type="string" calcext:value-type="string">
            <text:p>ツール＞Web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32]=[.J32];[.E32]=[.K32];[.G32]=[.L32];[.H32]=[.M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1">
          <table:table-cell office:value-type="string" calcext:value-type="string">
            <text:p>MenuShortcut-29</text:p>
          </table:table-cell>
          <table:table-cell office:value-type="string" calcext:value-type="string">
            <text:p>ツール＞Web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33]=[.J33];[.E33]=[.K33];[.G33]=[.L33];[.H33]=[.M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3">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4]=[.J34];[.E34]=[.K34];[.G34]=[.L34];[.H34]=[.M34]);&quot;&quot;;&quot;○&quot;)" office:value-type="string" office:string-value="○" calcext:value-type="string">
            <text:p>○</text:p>
          </table:table-cell>
          <table:table-cell office:value-type="string" calcext:value-type="string">
            <text:p>-</text:p>
          </table:table-cell>
          <table:table-cell office:value-type="string" calcext:value-type="string">
            <text:p>#menu_openHelp,</text:p>
            <text:p>.subviewbutton[oncommand^='openHelp']</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16" office:value-type="string" calcext:value-type="string">
            <text:p>false</text:p>
          </table:table-cell>
          <table:table-cell table:number-columns-repeated="1003"/>
        </table:table-row>
        <table:table-row table:style-name="ro81">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5]=[.J35];[.E35]=[.K35];[.G35]=[.L35];[.H35]=[.M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6"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1003"/>
        </table:table-row>
        <table:table-row table:style-name="ro83">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text:span text:style-name="T4">.subviewbutton[oncommand^='openHelp'][oncommand*='keyboard-shortcuts']</text:span></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6]=[.J36];[.E36]=[.K36];[.G36]=[.L36];[.H36]=[.M36]);&quot;&quot;;&quot;○&quot;)" office:value-type="string" office:string-value="○" calcext:value-type="string">
            <text:p>○</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16" office:value-type="string" calcext:value-type="string">
            <text:p>true</text:p>
          </table:table-cell>
          <table:table-cell office:value-type="string" calcext:value-type="string">
            <text:p>no</text:p>
          </table:table-cell>
          <table:table-cell table:number-columns-repeated="1010"/>
        </table:table-row>
        <table:table-row table:style-name="ro81">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7]=[.J37];[.E37]=[.K37];[.G37]=[.L37];[.H37]=[.M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16" office:value-type="string" calcext:value-type="string">
            <text:p>false</text:p>
          </table:table-cell>
          <table:table-cell table:number-columns-repeated="1003"/>
        </table:table-row>
        <table:table-row table:style-name="ro80">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style-name="ce3" table:formula="of:=IF(AND([.D38]=[.J38];[.E38]=[.K38];[.G38]=[.L38];[.H38]=[.M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16" office:value-type="string" calcext:value-type="string">
            <text:p>false</text:p>
          </table:table-cell>
          <table:table-cell table:number-columns-repeated="1003"/>
        </table:table-row>
        <table:table-row table:style-name="ro82">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9]=[.J39];[.E39]=[.K39];[.G39]=[.L39];[.H39]=[.M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16" office:value-type="string" calcext:value-type="string">
            <text:p>false</text:p>
          </table:table-cell>
          <table:table-cell table:number-columns-repeated="1003"/>
        </table:table-row>
        <table:table-row table:style-name="ro81">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40]=[.J40];[.E40]=[.K40];[.G40]=[.L40];[.H40]=[.M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16" office:value-type="string" calcext:value-type="string">
            <text:p>false</text:p>
          </table:table-cell>
          <table:table-cell table:number-columns-repeated="1003"/>
        </table:table-row>
        <table:table-row table:style-name="ro81">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41]=[.J41];[.E41]=[.K41];[.G41]=[.L41];[.H41]=[.M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16" office:value-type="string" calcext:value-type="string">
            <text:p>false</text:p>
          </table:table-cell>
          <table:table-cell table:number-columns-repeated="1003"/>
        </table:table-row>
        <table:table-row table:style-name="ro81">
          <table:table-cell office:value-type="string" calcext:value-type="string">
            <text:p>MenuShortcut-38</text:p>
          </table:table-cell>
          <table:table-cell office:value-type="string" calcext:value-type="string">
            <text:p>ヘルプ＞偽装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42]=[.J42];[.E42]=[.K42];[.G42]=[.L42];[.H42]=[.M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16" office:value-type="string" calcext:value-type="string">
            <text:p>false</text:p>
          </table:table-cell>
          <table:table-cell table:number-columns-repeated="1003"/>
        </table:table-row>
        <table:table-row table:style-name="ro81">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43]=[.J43];[.E43]=[.K43];[.G43]=[.L43];[.H43]=[.M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16" office:value-type="string" calcext:value-type="string">
            <text:p>false</text:p>
          </table:table-cell>
          <table:table-cell table:number-columns-repeated="1003"/>
        </table:table-row>
        <table:table-row table:style-name="ro79">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4]=[.J44];[.E44]=[.K44];[.G44]=[.L44];[.H44]=[.M44]);&quot;&quot;;&quot;○&quot;)">
            <text:p/>
          </table:table-cell>
          <table:table-cell office:value-type="string" calcext:value-type="string">
            <text:p>-</text:p>
          </table:table-cell>
          <table:table-cell office:value-type="string" calcext:value-type="string">
            <text:p>#aboutSeparator</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16" office:value-type="string" calcext:value-type="string">
            <text:p>false</text:p>
          </table:table-cell>
          <table:table-cell table:number-columns-repeated="1003"/>
        </table:table-row>
        <table:table-row table:style-name="ro81">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5]=[.J45];[.E45]=[.K45];[.G45]=[.L45];[.H45]=[.M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6" office:value-type="string" calcext:value-type="string">
            <text:p>false</text:p>
          </table:table-cell>
          <table:table-cell table:number-columns-repeated="1003"/>
        </table:table-row>
        <table:table-row table:style-name="ro79">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6]=[.J46];[.E46]=[.K46];[.G46]=[.L46];[.H46]=[.M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6" office:value-type="string" calcext:value-type="string">
            <text:p>false</text:p>
          </table:table-cell>
          <table:table-cell table:number-columns-repeated="1003"/>
        </table:table-row>
        <table:table-row table:style-name="ro79">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7]=[.J47];[.E47]=[.K47];[.G47]=[.L47];[.H47]=[.M47]);&quot;&quot;;&quot;○&quot;)">
            <text:p/>
          </table:table-cell>
          <table:table-cell office:value-type="string" calcext:value-type="string">
            <text:p>-</text:p>
          </table:table-cell>
          <table:table-cell office:value-type="string" calcext:value-type="string">
            <text:p>#startHistorySeparator</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16" office:value-type="string" calcext:value-type="string">
            <text:p>false</text:p>
          </table:table-cell>
          <table:table-cell table:number-columns-repeated="1003"/>
        </table:table-row>
        <table:table-row table:style-name="ro84">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8]=[.J48];[.E48]=[.K48];[.G48]=[.L48];[.H48]=[.M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5</text:p>
          </table:table-cell>
          <table:table-cell office:value-type="string" calcext:value-type="string">
            <text:p>コンテンツ領域のコンテキストメニュー＞リンクを保存する...</text:p>
          </table:table-cell>
          <table:table-cell office:value-type="string" calcext:value-type="string">
            <text:p>context-marklink</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9]=[.J49];[.E49]=[.K49];[.G49]=[.L49];[.H49]=[.M49]);&quot;&quot;;&quot;○&quot;)">
            <text:p/>
          </table:table-cell>
          <table:table-cell office:value-type="string" calcext:value-type="string">
            <text:p>-</text:p>
          </table:table-cell>
          <table:table-cell office:value-type="string" calcext:value-type="string">
            <text:p>#context-marklinkMenu</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0]=[.J50];[.E50]=[.K50];[.G50]=[.L50];[.H50]=[.M50]);&quot;&quot;;&quot;○&quot;)">
            <text:p/>
          </table:table-cell>
          <table:table-cell office:value-type="string" calcext:value-type="string">
            <text:p>-</text:p>
          </table:table-cell>
          <table:table-cell office:value-type="string" calcext:value-type="string">
            <text:p>#context-sharelink</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1]=[.J51];[.E51]=[.K51];[.G51]=[.L51];[.H51]=[.M51]);&quot;&quot;;&quot;○&quot;)">
            <text:p/>
          </table:table-cell>
          <table:table-cell office:value-type="string" calcext:value-type="string">
            <text:p>-</text:p>
          </table:table-cell>
          <table:table-cell office:value-type="string" calcext:value-type="string">
            <text:p>#context-sendimag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2]=[.J52];[.E52]=[.K52];[.G52]=[.L52];[.H52]=[.M52]);&quot;&quot;;&quot;○&quot;)">
            <text:p/>
          </table:table-cell>
          <table:table-cell office:value-type="string" calcext:value-type="string">
            <text:p>-</text:p>
          </table:table-cell>
          <table:table-cell office:value-type="string" calcext:value-type="string">
            <text:p>#context-shareimag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3]=[.J53];[.E53]=[.K53];[.G53]=[.L53];[.H53]=[.M53]);&quot;&quot;;&quot;○&quot;)">
            <text:p/>
          </table:table-cell>
          <table:table-cell office:value-type="string" calcext:value-type="string">
            <text:p>-</text:p>
          </table:table-cell>
          <table:table-cell office:value-type="string" calcext:value-type="string">
            <text:p>#context-sendvideo</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4]=[.J54];[.E54]=[.K54];[.G54]=[.L54];[.H54]=[.M54]);&quot;&quot;;&quot;○&quot;)">
            <text:p/>
          </table:table-cell>
          <table:table-cell office:value-type="string" calcext:value-type="string">
            <text:p>-</text:p>
          </table:table-cell>
          <table:table-cell office:value-type="string" calcext:value-type="string">
            <text:p>#context-sharevideo</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5]=[.J55];[.E55]=[.K55];[.G55]=[.L55];[.H55]=[.M55]);&quot;&quot;;&quot;○&quot;)">
            <text:p/>
          </table:table-cell>
          <table:table-cell office:value-type="string" calcext:value-type="string">
            <text:p>-</text:p>
          </table:table-cell>
          <table:table-cell office:value-type="string" calcext:value-type="string">
            <text:p>#context-sendaudio</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6]=[.J56];[.E56]=[.K56];[.G56]=[.L56];[.H56]=[.M56]);&quot;&quot;;&quot;○&quot;)">
            <text:p/>
          </table:table-cell>
          <table:table-cell/>
          <table:table-cell office:value-type="string" calcext:value-type="string">
            <text:p>#context-sharepage</text:p>
          </table:table-cell>
          <table:table-cell table:style-name="ce16"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3</text:p>
          </table:table-cell>
          <table:table-cell office:value-type="string" calcext:value-type="string">
            <text:p>コンテンツ領域のコンテキストメニュー＞ページを保存する...</text:p>
          </table:table-cell>
          <table:table-cell office:value-type="string" calcext:value-type="string">
            <text:p>context-markpageMenu</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7]=[.J57];[.E57]=[.K57];[.G57]=[.L57];[.H57]=[.M57]);&quot;&quot;;&quot;○&quot;)">
            <text:p/>
          </table:table-cell>
          <table:table-cell office:value-type="string" calcext:value-type="string">
            <text:p>-</text:p>
          </table:table-cell>
          <table:table-cell office:value-type="string" calcext:value-type="string">
            <text:p>#context-markpageMenu</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16"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25">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8]=[.J58];[.E58]=[.K58];[.G58]=[.L58];[.H58]=[.M58]);&quot;&quot;;&quot;○&quot;)">
            <text:p/>
          </table:table-cell>
          <table:table-cell office:value-type="string" calcext:value-type="string">
            <text:p>-</text:p>
          </table:table-cell>
          <table:table-cell office:value-type="string" calcext:value-type="string">
            <text:p>#context-shareselect</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16" office:value-type="string" calcext:value-type="string">
            <text:p>false</text:p>
          </table:table-cell>
          <table:table-cell table:number-columns-repeated="1003"/>
        </table:table-row>
        <table:table-row table:style-name="ro81">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9]=[.J59];[.E59]=[.K59];[.G59]=[.L59];[.H59]=[.M59]);&quot;&quot;;&quot;○&quot;)">
            <text:p/>
          </table:table-cell>
          <table:table-cell office:value-type="string" calcext:value-type="string">
            <text:p>-</text:p>
          </table:table-cell>
          <table:table-cell office:value-type="string" calcext:value-type="string">
            <text:p>#context-setDesktopBackground</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16" office:value-type="string" calcext:value-type="string">
            <text:p>false</text:p>
          </table:table-cell>
          <table:table-cell table:number-columns-repeated="1003"/>
        </table:table-row>
        <table:table-row table:style-name="ro25">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style-name="ce3" table:formula="of:=IF(AND([.D60]=[.J60];[.E60]=[.K60];[.G60]=[.L60];[.H60]=[.M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16" office:value-type="string" calcext:value-type="string">
            <text:p>false</text:p>
          </table:table-cell>
          <table:table-cell table:number-columns-repeated="1003"/>
        </table:table-row>
        <table:table-row table:style-name="ro79">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61]=[.J61];[.E61]=[.K61];[.G61]=[.L61];[.H61]=[.M61]);&quot;&quot;;&quot;○&quot;)">
            <text:p/>
          </table:table-cell>
          <table:table-cell office:value-type="string" calcext:value-type="string">
            <text:p>-</text:p>
          </table:table-cell>
          <table:table-cell office:value-type="string" calcext:value-type="string">
            <text:p>#context-inspect</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62]=[.J62];[.E62]=[.K62];[.G62]=[.L62];[.H62]=[.M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63]=[.J63];[.E63]=[.K63];[.G63]=[.L63];[.H63]=[.M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6" office:value-type="string" calcext:value-type="string">
            <text:p>false</text:p>
          </table:table-cell>
          <table:table-cell table:number-columns-repeated="1003"/>
        </table:table-row>
        <table:table-row table:style-name="ro85">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D64]=[.J64];[.E64]=[.K64];[.G64]=[.L64];[.H64]=[.M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6" office:value-type="string" calcext:value-type="string">
            <text:p>true</text:p>
          </table:table-cell>
          <table:table-cell table:number-columns-repeated="1003"/>
        </table:table-row>
        <table:table-row table:style-name="ro80">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D65]=[.J65];[.E65]=[.K65];[.G65]=[.L65];[.H65]=[.M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1003"/>
        </table:table-row>
        <table:table-row table:style-name="ro8" table:number-rows-repeated="1048510">
          <table:table-cell table:number-columns-repeated="1023"/>
        </table:table-row>
        <table:table-row table:style-name="ro8">
          <table:table-cell table:number-columns-repeated="1023"/>
        </table:table-row>
      </table:table>
      <table:table table:name="misc-ui-disable-items" table:style-name="ta1">
        <table:table-column table:style-name="co12" table:default-cell-style-name="Default"/>
        <table:table-column table:style-name="co22" table:default-cell-style-name="Default"/>
        <table:table-column table:style-name="co23" table:default-cell-style-name="Default"/>
        <table:table-column table:style-name="co24" table:default-cell-style-name="ce20"/>
        <table:table-column table:style-name="co25" table:default-cell-style-name="Default"/>
        <table:table-column table:style-name="co26" table:default-cell-style-name="ce20"/>
        <table:table-column table:style-name="co27" table:visibility="collapse" table:number-columns-repeated="2" table:default-cell-style-name="Default"/>
        <table:table-column table:style-name="co12" table:number-columns-repeated="1016" table:default-cell-style-name="Default"/>
        <table:table-row table:style-name="ro86">
          <table:table-cell table:style-name="ce17" office:value-type="string" calcext:value-type="string">
            <text:p>設定項目番号</text:p>
          </table:table-cell>
          <table:table-cell table:style-name="ce17" office:value-type="string" calcext:value-type="string">
            <text:p>非表示にする対象</text:p>
          </table:table-cell>
          <table:table-cell table:style-name="ce17" office:value-type="string" calcext:value-type="string">
            <text:p>設定方法</text:p>
          </table:table-cell>
          <table:table-cell table:style-name="ce17" office:value-type="string" calcext:value-type="string">
            <text:p>設定内容（Firefox 45）</text:p>
          </table:table-cell>
          <table:table-cell table:style-name="ce17" office:value-type="string" calcext:value-type="string">
            <text:p>Firefox 38→45での変更</text:p>
          </table:table-cell>
          <table:table-cell table:style-name="ce17" office:value-type="string" calcext:value-type="string">
            <text:p>設定内容（Firefox 38）</text:p>
          </table:table-cell>
          <table:table-cell table:style-name="ce17" office:value-type="string" calcext:value-type="string">
            <text:p>設定内容（Firefox 31）</text:p>
          </table:table-cell>
          <table:table-cell table:style-name="ce17" office:value-type="string" calcext:value-type="string">
            <text:p>設定内容（Firefox 24）</text:p>
          </table:table-cell>
          <table:table-cell table:style-name="ce17" table:number-columns-repeated="1016"/>
        </table:table-row>
        <table:table-row table:style-name="ro87">
          <table:table-cell table:style-name="ce17" office:value-type="string" calcext:value-type="string">
            <text:p>Hide-1</text:p>
          </table:table-cell>
          <table:table-cell table:style-name="ce17" office:value-type="string" calcext:value-type="string">
            <text:p>設定画面の「セキュリティ」パネル</text:p>
          </table:table-cell>
          <table:table-cell table:style-name="ce17"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1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7" table:formula="of:=IF([.D2]=&quot;&quot;;&quot;?&quot;;IF([.D2]=[.F2];&quot;&quot;;&quot;○&quot;))">
            <text:p/>
          </table:table-cell>
          <table:table-cell table:style-name="ce1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7" office:value-type="string" calcext:value-type="string">
            <text:p>変更無し</text:p>
          </table:table-cell>
          <table:table-cell table:style-name="ce17" office:value-type="string" calcext:value-type="string">
            <text:p>lockPref("extensions.hideoptionpane@clear-code.com.browser.paneSecurity.enabled", false);</text:p>
          </table:table-cell>
          <table:table-cell table:style-name="ce17" table:number-columns-repeated="1016"/>
        </table:table-row>
        <table:table-row table:style-name="ro8">
          <table:table-cell table:style-name="ce17" office:value-type="string" calcext:value-type="string">
            <text:p>Hide-2</text:p>
          </table:table-cell>
          <table:table-cell table:style-name="ce17" office:value-type="string" calcext:value-type="string">
            <text:p>設定画面の「Sync」パネル</text:p>
          </table:table-cell>
          <table:table-cell table:style-name="ce17" office:value-type="string" calcext:value-type="string">
            <text:p>アドオン「Disable Sync」を導入する</text:p>
          </table:table-cell>
          <table:table-cell table:style-name="ce17" office:value-type="string" calcext:value-type="string">
            <text:p>-</text:p>
          </table:table-cell>
          <table:table-cell table:style-name="ce17" table:formula="of:=IF([.D3]=&quot;&quot;;&quot;?&quot;;IF([.D3]=[.F3];&quot;&quot;;&quot;○&quot;))">
            <text:p/>
          </table:table-cell>
          <table:table-cell table:style-name="ce17" office:value-type="string" calcext:value-type="string">
            <text:p>-</text:p>
          </table:table-cell>
          <table:table-cell table:style-name="ce17" office:value-type="string" calcext:value-type="string">
            <text:p>変更無し</text:p>
          </table:table-cell>
          <table:table-cell table:style-name="ce17" office:value-type="string" calcext:value-type="string">
            <text:p>-</text:p>
          </table:table-cell>
          <table:table-cell table:style-name="ce17" table:number-columns-repeated="1016"/>
        </table:table-row>
        <table:table-row table:style-name="ro88">
          <table:table-cell table:style-name="ce17" office:value-type="string" calcext:value-type="string">
            <text:p>Hide-3</text:p>
          </table:table-cell>
          <table:table-cell table:style-name="ce17" office:value-type="string" calcext:value-type="string">
            <text:p>設定画面の「ヘルプ」ボタン</text:p>
          </table:table-cell>
          <table:table-cell table:style-name="ce17"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1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7" table:formula="of:=IF([.D4]=&quot;&quot;;&quot;?&quot;;IF([.D4]=[.F4];&quot;&quot;;&quot;○&quot;))" office:value-type="string" office:string-value="○" calcext:value-type="string">
            <text:p>○</text:p>
          </table:table-cell>
          <table:table-cell table:style-name="ce1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7" office:value-type="string" calcext:value-type="string">
            <text:p>変更無し</text:p>
          </table:table-cell>
          <table:table-cell table:style-name="ce17"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7" table:number-columns-repeated="1016"/>
        </table:table-row>
        <table:table-row table:style-name="ro89">
          <table:table-cell table:style-name="ce17" office:value-type="string" calcext:value-type="string">
            <text:p>Hide-4</text:p>
          </table:table-cell>
          <table:table-cell table:style-name="ce17" office:value-type="string" calcext:value-type="string">
            <text:p>ポップアップブロック、アドオンのインストール警告、オフラインデータの許可の編集（Cookie以外の権限に関するサイトごとの権限設定）</text:p>
          </table:table-cell>
          <table:table-cell table:style-name="ce17" office:value-type="string" calcext:value-type="string">
            <text:p>1. アドオン「globalChrome.css」を導入する</text:p>
            <text:p>2. globalChrome.cssで設定を反映する</text:p>
          </table:table-cell>
          <table:table-cell table:style-name="ce1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7" table:formula="of:=IF([.D5]=&quot;&quot;;&quot;?&quot;;IF([.D5]=[.F5];&quot;&quot;;&quot;○&quot;))">
            <text:p/>
          </table:table-cell>
          <table:table-cell table:style-name="ce1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7"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7" table:number-columns-repeated="1016"/>
        </table:table-row>
        <table:table-row table:style-name="ro90">
          <table:table-cell table:style-name="ce18" office:value-type="string" calcext:value-type="string">
            <text:p>Hide-5</text:p>
          </table:table-cell>
          <table:table-cell table:style-name="ce18" office:value-type="string" calcext:value-type="string">
            <text:p>サイト別設定マネージャにおける、Cookie以外の権限に関する設定項目</text:p>
          </table:table-cell>
          <table:table-cell table:style-name="ce18" office:value-type="string" calcext:value-type="string">
            <text:p>1. アドオン「globalChrome.css」を導入する</text:p>
            <text:p>2. globalChrome.cssで設定を反映する</text:p>
          </table:table-cell>
          <table:table-cell table:style-name="ce18" office:value-type="string" calcext:value-type="string">
            <text:p>Firefox 45では機能が削除されたため不要</text:p>
          </table:table-cell>
          <table:table-cell table:style-name="ce18" table:formula="of:=IF([.D6]=&quot;&quot;;&quot;?&quot;;IF([.D6]=[.F6];&quot;&quot;;&quot;○&quot;))" office:value-type="string" office:string-value="○" calcext:value-type="string">
            <text:p>○</text:p>
          </table:table-cell>
          <table:table-cell table:style-name="ce1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7" office:value-type="string" calcext:value-type="string">
            <text:p>-</text:p>
          </table:table-cell>
          <table:table-cell table:style-name="ce17" table:number-columns-repeated="1016"/>
        </table:table-row>
        <table:table-row table:style-name="ro91">
          <table:table-cell table:style-name="ce17" office:value-type="string" calcext:value-type="string">
            <text:p>Hide-6</text:p>
          </table:table-cell>
          <table:table-cell table:style-name="ce17" office:value-type="string" calcext:value-type="string">
            <text:p>新しいタブを開くボタン</text:p>
          </table:table-cell>
          <table:table-cell table:style-name="ce17" office:value-type="string" calcext:value-type="string">
            <text:p>1. アドオン「globalChrome.css」を導入する</text:p>
            <text:p>2. globalChrome.cssで設定を反映する</text:p>
          </table:table-cell>
          <table:table-cell table:style-name="ce1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7" table:formula="of:=IF([.D7]=&quot;&quot;;&quot;?&quot;;IF([.D7]=[.F7];&quot;&quot;;&quot;○&quot;))">
            <text:p/>
          </table:table-cell>
          <table:table-cell table:style-name="ce1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7" table:number-columns-repeated="1018"/>
        </table:table-row>
        <table:table-row table:style-name="ro92">
          <table:table-cell table:style-name="ce17" office:value-type="string" calcext:value-type="string">
            <text:p>Hide-7</text:p>
          </table:table-cell>
          <table:table-cell table:style-name="ce17" office:value-type="string" calcext:value-type="string">
            <text:p>設定画面内の「タブグループ」グループにおける「新しいウィンドウではなく新しいタブで開く」</text:p>
          </table:table-cell>
          <table:table-cell table:style-name="ce17" office:value-type="string" calcext:value-type="string">
            <text:p>1. アドオン「globalChrome.css」を導入する</text:p>
            <text:p>2. globalChrome.cssで設定を反映する</text:p>
          </table:table-cell>
          <table:table-cell table:style-name="ce1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7" table:formula="of:=IF([.D8]=&quot;&quot;;&quot;?&quot;;IF([.D8]=[.F8];&quot;&quot;;&quot;○&quot;))">
            <text:p/>
          </table:table-cell>
          <table:table-cell table:style-name="ce1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7" table:number-columns-repeated="1018"/>
        </table:table-row>
        <table:table-row table:style-name="ro93">
          <table:table-cell table:style-name="ce18" office:value-type="string" calcext:value-type="string">
            <text:p>Hide-8</text:p>
          </table:table-cell>
          <table:table-cell table:style-name="ce18" office:value-type="string" calcext:value-type="string">
            <text:p>コンテンツ領域のコンテキストメニューおける「デスクトップの背景に設定」</text:p>
          </table:table-cell>
          <table:table-cell table:style-name="ce18" office:value-type="string" calcext:value-type="string">
            <text:p>1. アドオン「globalChrome.css」を導入する</text:p>
            <text:p>2. globalChrome.cssで設定を反映する</text:p>
          </table:table-cell>
          <table:table-cell table:style-name="ce18" office:value-type="string" calcext:value-type="string">
            <text:p>MenuShortcut-55に統合</text:p>
          </table:table-cell>
          <table:table-cell table:style-name="ce18" table:formula="of:=IF([.D9]=&quot;&quot;;&quot;?&quot;;IF([.D9]=[.F9];&quot;&quot;;&quot;○&quot;))" office:value-type="string" office:string-value="○" calcext:value-type="string">
            <text:p>○</text:p>
          </table:table-cell>
          <table:table-cell table:style-name="ce17"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7" table:number-columns-repeated="1018"/>
        </table:table-row>
        <table:table-row table:style-name="ro57">
          <table:table-cell table:style-name="ce17" office:value-type="string" calcext:value-type="string">
            <text:p>Hide-9</text:p>
          </table:table-cell>
          <table:table-cell table:style-name="ce19" office:value-type="string" calcext:value-type="string">
            <text:p>設定画面の「ダウンロード」グループ</text:p>
          </table:table-cell>
          <table:table-cell table:style-name="ce19" office:value-type="string" calcext:value-type="string">
            <text:p>1. アドオン「globalChrome.css」を導入する</text:p>
            <text:p>2. globalChrome.cssで設定を反映する</text:p>
          </table:table-cell>
          <table:table-cell table:style-name="ce17"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7" table:formula="of:=IF([.D10]=&quot;&quot;;&quot;?&quot;;IF([.D10]=[.F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8"/>
        </table:table-row>
        <table:table-row table:style-name="ro8" table:number-rows-repeated="1048565">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c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111P0" style:volatile="true">
      <number:text>¥</number:text>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text>¥</number:text>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4P0" style:volatile="true">
      <number:text>¥</number:text>
      <number:number number:decimal-places="2" number:min-integer-digits="1" number:grouping="true"/>
    </number:number-style>
    <number:number-style style:name="N114">
      <number:text>¥-</number:text>
      <number:number number:decimal-places="2" number:min-integer-digits="1" number:grouping="true"/>
      <style:map style:condition="value()&gt;=0" style:apply-style-name="N114P0"/>
    </number:number-style>
    <number:number-style style:name="N115P0" style:volatile="true">
      <number:text>¥</number:text>
      <number:number number:decimal-places="2" number:min-integer-digits="1" number:grouping="true"/>
    </number:number-style>
    <number:number-style style:name="N115">
      <style:text-properties fo:color="#ff0000"/>
      <number:text>¥-</number:text>
      <number:number number:decimal-places="2" number:min-integer-digits="1" number:grouping="true"/>
      <style:map style:condition="value()&gt;=0" style:apply-style-name="N115P0"/>
    </number:number-style>
    <number:number-style style:name="N117P0" style:volatile="true">
      <number:text>$</number:text>
      <number:number number:decimal-places="0" number:min-integer-digits="1" number:grouping="true"/>
      <number:text> </number:text>
    </number:number-style>
    <number:number-style style:name="N117">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0" number:min-integer-digits="1" number:grouping="true"/>
      <number:text> </number:text>
    </number:number-style>
    <number:number-style style:name="N118">
      <style:text-properties fo:color="#ff0000"/>
      <number:text>($</number:text>
      <number:number number:decimal-places="0" number:min-integer-digits="1" number:grouping="true"/>
      <number:text>)</number:text>
      <style:map style:condition="value()&gt;=0" style:apply-style-name="N118P0"/>
    </number:number-style>
    <number:number-style style:name="N120P0" style:volatile="true">
      <number:text>$</number:text>
      <number:number number:decimal-places="2" number:min-integer-digits="1" number:grouping="true"/>
      <number:text> </number:text>
    </number:number-style>
    <number:number-style style:name="N120">
      <number:text>($</number:text>
      <number:number number:decimal-places="2" number:min-integer-digits="1" number:grouping="true"/>
      <number:text>)</number:text>
      <style:map style:condition="value()&gt;=0" style:apply-style-name="N120P0"/>
    </number:number-style>
    <number:number-style style:name="N121P0" style:volatile="true">
      <number:text>$</number:text>
      <number:number number:decimal-places="2" number:min-integer-digits="1" number:grouping="true"/>
      <number:text> </number:text>
    </number:number-style>
    <number:number-style style:name="N121">
      <style:text-properties fo:color="#ff0000"/>
      <number:text>($</number:text>
      <number:number number:decimal-places="2" number:min-integer-digits="1" number:grouping="true"/>
      <number:text>)</number:text>
      <style:map style:condition="value()&gt;=0" style:apply-style-name="N121P0"/>
    </number:number-style>
    <number:number-style style:name="N122P0" style:volatile="true">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4P0" style:volatile="true">
      <number:number number:decimal-places="2" number:min-integer-digits="1" number:grouping="true"/>
    </number:number-style>
    <number:number-style style:name="N124">
      <number:text>-</number:text>
      <number:number number:decimal-places="2" number:min-integer-digits="1" number:grouping="true"/>
      <style:map style:condition="value()&gt;=0" style:apply-style-name="N124P0"/>
    </number:number-style>
    <number:number-style style:name="N125P0" style:volatile="true">
      <number:number number:decimal-places="2" number:min-integer-digits="1" number:grouping="true"/>
    </number:number-style>
    <number:number-style style:name="N125">
      <style:text-properties fo:color="#ff0000"/>
      <number:text>-</number:text>
      <number:number number:decimal-places="2" number:min-integer-digits="1" number:grouping="true"/>
      <style:map style:condition="value()&gt;=0" style:apply-style-name="N125P0"/>
    </number:number-style>
    <number:number-style style:name="N129P0" style:volatile="true">
      <loext:fill-character> </loext:fill-character>
      <number:number number:decimal-places="0" number:min-integer-digits="1" number:grouping="true"/>
      <number:text> </number:text>
    </number:number-style>
    <number:number-style style:name="N129P1" style:volatile="true">
      <loext:fill-character> </loext:fill-character>
      <number:text>-</number:text>
      <number:number number:decimal-places="0" number:min-integer-digits="1" number:grouping="true"/>
      <number:text> </number:text>
    </number:number-style>
    <number:number-style style:name="N129P2" style:volatile="true">
      <loext:fill-character> </loext:fill-character>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loext:fill-character> </loext:fill-character>
      <number:number number:decimal-places="2" number:min-integer-digits="1" number:grouping="true"/>
      <number:text> </number:text>
    </number:number-style>
    <number:number-style style:name="N133P1" style:volatile="true">
      <loext:fill-character> </loext:fill-character>
      <number:text>-</number:text>
      <number:number number:decimal-places="2" number:min-integer-digits="1" number:grouping="true"/>
      <number:text> </number:text>
    </number:number-style>
    <number:number-style style:name="N133P2" style:volatile="true">
      <loext:fill-character> </loext:fill-character>
      <number:text>-</number:text>
      <number:number number: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1" number:min-exponent-digits="1"/>
    </number:number-style>
    <number:number-style style:name="N138">
      <number:scientific-number number:decimal-places="1" number:min-integer-digits="3" number:min-exponent-digits="1"/>
    </number:number-style>
    <number:date-style style:name="N10109" number:language="ja" number:country="JP">
      <number:year number:style="long"/>
      <number:text>/</number:text>
      <number:month/>
      <number:text>/</number:text>
      <number:day/>
    </number:date-style>
    <number:date-style style:name="N10110" number:language="ja" number:country="JP">
      <number:day/>
      <number:text>-</number:text>
      <number:month number:textual="true"/>
      <number:text>-</number:text>
      <number:year/>
    </number:date-style>
    <number:date-style style:name="N10111" number:language="ja" number:country="JP">
      <number:day/>
      <number:text>-</number:text>
      <number:month number:textual="true"/>
    </number:date-style>
    <number:date-style style:name="N10112" number:language="ja" number:country="JP">
      <number:month number:textual="true"/>
      <number:text>-</number:text>
      <number:year/>
    </number:date-style>
    <number:time-style style:name="N10113" number:language="ja" number:country="JP">
      <number:hours/>
      <number:text>:</number:text>
      <number:minutes number:style="long"/>
      <number:text> </number:text>
      <number:am-pm/>
    </number:time-style>
    <number:time-style style:name="N10114" number:language="ja" number:country="JP">
      <number:hours/>
      <number:text>:</number:text>
      <number:minutes number:style="long"/>
      <number:text>:</number:text>
      <number:seconds number:style="long"/>
      <number:text> </number:text>
      <number:am-pm/>
    </number:time-style>
    <number:time-style style:name="N10115" number:language="ja" number:country="JP">
      <number:hours/>
      <number:text>:</number:text>
      <number:minutes number:style="long"/>
      <number:text>:</number:text>
      <number:seconds number:style="long"/>
    </number:time-style>
    <number:date-style style:name="N10116" number:language="ja" number:country="JP">
      <number:era number:calendar="gengou"/>
      <number:year number:calendar="gengou"/>
      <number:text>.</number:text>
      <number:month number:calendar="gengou"/>
      <number:text>.</number:text>
      <number:day number:calendar="gengou"/>
    </number:date-style>
    <number:date-style style:name="N10117"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18" number:language="ja" number:country="JP">
      <number:month/>
      <number:text>/</number:text>
      <number:day/>
      <number:text>/</number:text>
      <number:year/>
    </number:date-style>
    <number:date-style style:name="N10119" number:language="ja" number:country="JP">
      <number:year number:style="long"/>
      <number:text>年</number:text>
      <number:month/>
      <number:text>月</number:text>
      <number:day/>
      <number:text>日</number:text>
    </number:date-style>
    <number:time-style style:name="N10120" number:language="ja" number:country="JP">
      <number:hours/>
      <number:text>時</number:text>
      <number:minutes number:style="long"/>
      <number:text>分</number:text>
    </number:time-style>
    <number:time-style style:name="N10121" number:language="ja" number:country="JP">
      <number:hours/>
      <number:text>時</number:text>
      <number:minutes number:style="long"/>
      <number:text>分</number:text>
      <number:seconds number:style="long"/>
      <number:text>秒</number:text>
    </number:time-style>
    <number:date-style style:name="N10122" number:language="ja" number:country="JP">
      <number:year number:style="long"/>
      <number:text>年</number:text>
      <number:month/>
      <number:text>月</number:text>
    </number:date-style>
    <number:date-style style:name="N10123" number:language="ja" number:country="JP">
      <number:month/>
      <number:text>月</number:text>
      <number:day/>
      <number:text>日</number:text>
    </number:date-style>
    <number:number-style style:name="N10125P0" style:volatile="true" number:language="ja" number:country="JP">
      <number:text>¥</number:text>
      <number:number number:decimal-places="0" number:min-integer-digits="1" number:grouping="true"/>
    </number:number-style>
    <number:number-style style:name="N10125" number:language="ja" number:country="JP">
      <number:text>-¥</number:text>
      <number:number number:decimal-places="0" number:min-integer-digits="1" number:grouping="true"/>
      <style:map style:condition="value()&gt;=0" style:apply-style-name="N10125P0"/>
    </number:number-style>
    <number:number-style style:name="N10126P0" style:volatile="true" number:language="ja" number:country="JP">
      <number:text>¥</number:text>
      <number:number number:decimal-places="0" number:min-integer-digits="1" number:grouping="true"/>
    </number:number-style>
    <number:number-style style:name="N10126" number:language="ja" number:country="JP">
      <style:text-properties fo:color="#ff0000"/>
      <number:text>-¥</number:text>
      <number:number number:decimal-places="0" number:min-integer-digits="1" number:grouping="true"/>
      <style:map style:condition="value()&gt;=0" style:apply-style-name="N10126P0"/>
    </number:number-style>
    <number:number-style style:name="N10128P0" style:volatile="true" number:language="ja" number:country="JP">
      <number:text>¥</number:text>
      <number:number number:decimal-places="2" number:min-integer-digits="1" number:grouping="true"/>
    </number:number-style>
    <number:number-style style:name="N10128" number:language="ja" number:country="JP">
      <number:text>-¥</number:text>
      <number:number number:decimal-places="2" number:min-integer-digits="1" number:grouping="true"/>
      <style:map style:condition="value()&gt;=0" style:apply-style-name="N10128P0"/>
    </number:number-style>
    <number:number-style style:name="N10129P0" style:volatile="true" number:language="ja" number:country="JP">
      <number:text>¥</number:text>
      <number:number number:decimal-places="2" number:min-integer-digits="1" number:grouping="true"/>
    </number:number-style>
    <number:number-style style:name="N10129" number:language="ja" number:country="JP">
      <style:text-properties fo:color="#ff0000"/>
      <number:text>-¥</number:text>
      <number:number number:decimal-places="2" number:min-integer-digits="1" number:grouping="true"/>
      <style:map style:condition="value()&gt;=0" style:apply-style-name="N10129P0"/>
    </number:number-style>
    <style:style style:name="Default" style:family="table-cell">
      <style:table-cell-properties fo:padding="0.071cm" style:rotation-align="none"/>
      <style:text-properties style:font-name="ＭＳ Ｐゴシック" fo:font-family="'ＭＳ Ｐゴシック'" style:font-family-generic="modern" style:font-pitch="fixed" style:font-name-asian="ＭＳ Ｐゴシック" style:font-family-asian="'ＭＳ Ｐゴシック'" style:font-family-generic-asian="modern" style:font-pitch-asian="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header-style>
        <style:header-footer-properties fo:margin-left="0cm" fo:margin-right="0cm" fo:margin-bottom="0.25cm"/>
      </style:header-style>
      <style:footer-style>
        <style:header-footer-properties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24">0000/00/00</text:date>, <text:time style:data-style-name="N2" text:time-value="15:45:53.382139436">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6-03-24T15:50:58.963839847</dc:date>
    <meta:editing-duration>P1DT10H13M3S</meta:editing-duration>
    <meta:editing-cycles>93</meta:editing-cycles>
    <meta:document-statistic meta:table-count="3" meta:cell-count="3806" meta:object-count="0"/>
  </office:meta>
</office:document-meta>
</file>